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382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382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382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382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382in" fo:border="none"/>
    </style:style>
    <style:style style:name="tml0" style:family="table">
      <style:table-properties style:width="6.6931in" table:align="margins"/>
    </style:style>
    <style:style style:name="tml0.A" style:family="table-column">
      <style:table-column-properties style:column-width="6.6931in" style:rel-column-width="65535*"/>
    </style:style>
    <style:style style:name="tml0.A1" style:family="table-cell">
      <style:table-cell-properties fo:padding="0.0382in" fo:border="none"/>
    </style:style>
    <style:style style:name="tml1" style:family="table">
      <style:table-properties style:width="6.6931in" table:align="margins"/>
    </style:style>
    <style:style style:name="tml1.A" style:family="table-column">
      <style:table-column-properties style:column-width="6.6931in" style:rel-column-width="65535*"/>
    </style:style>
    <style:style style:name="tml1.A1" style:family="table-cell">
      <style:table-cell-properties fo:padding="0.0382in" fo:border="none"/>
    </style:style>
    <style:style style:name="tml2" style:family="table">
      <style:table-properties style:width="6.6931in" table:align="margins"/>
    </style:style>
    <style:style style:name="tml2.A" style:family="table-column">
      <style:table-column-properties style:column-width="6.6931in" style:rel-column-width="65535*"/>
    </style:style>
    <style:style style:name="tml2.A1" style:family="table-cell">
      <style:table-cell-properties fo:padding="0.0382in" fo:border="none"/>
    </style:style>
    <style:style style:name="tml3" style:family="table">
      <style:table-properties style:width="6.6931in" table:align="margins"/>
    </style:style>
    <style:style style:name="tml3.A" style:family="table-column">
      <style:table-column-properties style:column-width="6.6931in" style:rel-column-width="65535*"/>
    </style:style>
    <style:style style:name="tml3.A1" style:family="table-cell">
      <style:table-cell-properties fo:padding="0.0382in" fo:border="none"/>
    </style:style>
    <style:style style:name="tml4" style:family="table">
      <style:table-properties style:width="6.6931in" table:align="margins"/>
    </style:style>
    <style:style style:name="tml4.A" style:family="table-column">
      <style:table-column-properties style:column-width="6.6931in" style:rel-column-width="65535*"/>
    </style:style>
    <style:style style:name="tml4.A1" style:family="table-cell">
      <style:table-cell-properties fo:padding="0.0382in" fo:border="none"/>
    </style:style>
    <style:style style:name="t15" style:family="table">
      <style:table-properties style:width="6.6799in" table:align="center" style:may-break-between-rows="false"/>
    </style:style>
    <style:style style:name="t15.A" style:family="table-column">
      <style:table-column-properties style:column-width="0.7917in"/>
    </style:style>
    <style:style style:name="t15.B" style:family="table-column">
      <style:table-column-properties style:column-width="0.5146in"/>
    </style:style>
    <style:style style:name="t15.H" style:family="table-column">
      <style:table-column-properties style:column-width="0.7in"/>
    </style:style>
    <style:style style:name="t15.K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.0382in" fo:border-left="0.0007in solid #000000" fo:border-right="none" fo:border-top="none" fo:border-bottom="0.0007in solid #000000"/>
    </style:style>
    <style:style style:name="t15.4" style:family="table-row">
      <style:table-row-properties style:min-row-height="0.3125in"/>
    </style:style>
    <style:style style:name="t15.A5" style:family="table-cell">
      <style:table-cell-properties fo:padding="0.0382in" fo:border-left="0.0347in solid #000000" fo:border-right="none" fo:border-top="none" fo:border-bottom="0.0007in solid #000000"/>
    </style:style>
    <style:style style:name="t1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5.A9" style:family="table-cell">
      <style:table-cell-properties fo:padding="0.0382in" fo:border-left="0.0347in solid #000000" fo:border-right="none" fo:border-top="none" fo:border-bottom="0.0347in solid #000000"/>
    </style:style>
    <style:style style:name="t15.B9" style:family="table-cell">
      <style:table-cell-properties fo:padding="0.0382in" fo:border-left="0.0007in solid #000000" fo:border-right="none" fo:border-top="none" fo:border-bottom="0.0347in solid #000000"/>
    </style:style>
    <style:style style:name="t16" style:family="table">
      <style:table-properties style:width="6.6903in" table:align="center" style:may-break-between-rows="false"/>
    </style:style>
    <style:style style:name="t16.A" style:family="table-column">
      <style:table-column-properties style:column-width="0.8236in"/>
    </style:style>
    <style:style style:name="t16.B" style:family="table-column">
      <style:table-column-properties style:column-width="0.5118in"/>
    </style:style>
    <style:style style:name="t16.D" style:family="table-column">
      <style:table-column-properties style:column-width="0.5111in"/>
    </style:style>
    <style:style style:name="t16.E" style:family="table-column">
      <style:table-column-properties style:column-width="0.5028in"/>
    </style:style>
    <style:style style:name="t16.H" style:family="table-column">
      <style:table-column-properties style:column-width="0.7014in"/>
    </style:style>
    <style:style style:name="t16.I" style:family="table-column">
      <style:table-column-properties style:column-width="0.7007in"/>
    </style:style>
    <style:style style:name="t16.K" style:family="table-column">
      <style:table-column-properties style:column-width="0.7028in"/>
    </style:style>
    <style:style style:name="t16.1" style:family="table-row">
      <style:table-row-properties style:min-row-height="0.3063in"/>
    </style:style>
    <style:style style:name="t16.A1" style:family="table-cell">
      <style:table-cell-properties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382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fo:padding="0.0382in" fo:border-left="0.0347in solid #000000" fo:border-right="none" fo:border-top="none" fo:border-bottom="0.0007in solid #000000"/>
    </style:style>
    <style:style style:name="t1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6.A9" style:family="table-cell">
      <style:table-cell-properties fo:padding="0.0382in" fo:border-left="0.0347in solid #000000" fo:border-right="none" fo:border-top="none" fo:border-bottom="0.0347in solid #000000"/>
    </style:style>
    <style:style style:name="t16.B9" style:family="table-cell">
      <style:table-cell-properties fo:padding="0.0382in" fo:border-left="0.0007in solid #000000" fo:border-right="none" fo:border-top="none" fo:border-bottom="0.0347in solid #000000"/>
    </style:style>
    <style:style style:name="t17" style:family="table">
      <style:table-properties style:width="6.6799in" fo:margin-left="0.0097in" fo:margin-right="0.0035in" table:align="margins" style:may-break-between-rows="false"/>
    </style:style>
    <style:style style:name="t17.A" style:family="table-column">
      <style:table-column-properties style:column-width="0.8215in" style:rel-column-width="8059*"/>
    </style:style>
    <style:style style:name="t17.B" style:family="table-column">
      <style:table-column-properties style:column-width="0.5097in" style:rel-column-width="5000*"/>
    </style:style>
    <style:style style:name="t17.H" style:family="table-column">
      <style:table-column-properties style:column-width="0.7in" style:rel-column-width="6867*"/>
    </style:style>
    <style:style style:name="t17.K" style:family="table-column">
      <style:table-column-properties style:column-width="0.7007in" style:rel-column-width="6875*"/>
    </style:style>
    <style:style style:name="t17.1" style:family="table-row">
      <style:table-row-properties style:min-row-height="0.3063in"/>
    </style:style>
    <style:style style:name="t17.A1" style:family="table-cell">
      <style:table-cell-properties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382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fo:padding="0.0382in" fo:border-left="0.0347in solid #000000" fo:border-right="none" fo:border-top="none" fo:border-bottom="0.0007in solid #000000"/>
    </style:style>
    <style:style style:name="t1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382in" fo:border-left="0.0347in solid #000000" fo:border-right="none" fo:border-top="none" fo:border-bottom="0.0347in solid #000000"/>
    </style:style>
    <style:style style:name="t17.B8" style:family="table-cell">
      <style:table-cell-properties fo:padding="0.0382in" fo:border-left="0.0007in solid #000000" fo:border-right="none" fo:border-top="none" fo:border-bottom="0.0347in solid #000000"/>
    </style:style>
    <style:style style:name="t0" style:family="table">
      <style:table-properties style:width="6.6806in" table:align="center" style:may-break-between-rows="false"/>
    </style:style>
    <style:style style:name="t0.A" style:family="table-column">
      <style:table-column-properties style:column-width="0.8215in"/>
    </style:style>
    <style:style style:name="t0.B" style:family="table-column">
      <style:table-column-properties style:column-width="0.5097in"/>
    </style:style>
    <style:style style:name="t0.H" style:family="table-column">
      <style:table-column-properties style:column-width="0.7in"/>
    </style:style>
    <style:style style:name="t0.K" style:family="table-column">
      <style:table-column-properties style:column-width="0.7007in"/>
    </style:style>
    <style:style style:name="t0.1" style:family="table-row">
      <style:table-row-properties style:min-row-height="0.3063in"/>
    </style:style>
    <style:style style:name="t0.A1" style:family="table-cell">
      <style:table-cell-properties fo:padding="0.0382in" fo:border="none"/>
    </style:style>
    <style:style style:name="t0.2" style:family="table-row">
      <style:table-row-properties style:min-row-height="0.5708in"/>
    </style:style>
    <style:style style:name="t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0.3" style:family="table-row">
      <style:table-row-properties style:min-row-height="0.2639in"/>
    </style:style>
    <style:style style:name="t0.D3" style:family="table-cell">
      <style:table-cell-properties fo:padding="0.0382in" fo:border-left="0.0007in solid #000000" fo:border-right="none" fo:border-top="none" fo:border-bottom="0.0007in solid #000000"/>
    </style:style>
    <style:style style:name="t0.4" style:family="table-row">
      <style:table-row-properties style:min-row-height="0.2979in"/>
    </style:style>
    <style:style style:name="t0.A5" style:family="table-cell">
      <style:table-cell-properties fo:padding="0.0382in" fo:border-left="0.0347in solid #000000" fo:border-right="none" fo:border-top="none" fo:border-bottom="0.0007in solid #000000"/>
    </style:style>
    <style:style style:name="t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0.A12" style:family="table-cell">
      <style:table-cell-properties fo:padding="0.0382in" fo:border-left="0.0347in solid #000000" fo:border-right="none" fo:border-top="none" fo:border-bottom="0.0347in solid #000000"/>
    </style:style>
    <style:style style:name="t0.B12" style:family="table-cell">
      <style:table-cell-properties fo:padding="0.0382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9" style:family="table-cell">
      <style:table-cell-properties fo:padding="0.0382in" fo:border-left="0.0347in solid #000000" fo:border-right="none" fo:border-top="none" fo:border-bottom="0.0347in solid #000000"/>
    </style:style>
    <style:style style:name="t1.B9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82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13" style:family="table-cell">
      <style:table-cell-properties fo:padding="0.0382in" fo:border-left="0.0347in solid #000000" fo:border-right="none" fo:border-top="none" fo:border-bottom="0.0347in solid #000000"/>
    </style:style>
    <style:style style:name="t2.B13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82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9" style:family="table-cell">
      <style:table-cell-properties fo:padding="0.0382in" fo:border-left="0.0347in solid #000000" fo:border-right="none" fo:border-top="none" fo:border-bottom="0.0347in solid #000000"/>
    </style:style>
    <style:style style:name="t5.B9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82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12" style:family="table-cell">
      <style:table-cell-properties fo:padding="0.0382in" fo:border-left="0.0347in solid #000000" fo:border-right="none" fo:border-top="none" fo:border-bottom="0.0347in solid #000000"/>
    </style:style>
    <style:style style:name="t6.B12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82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382in" fo:border-left="0.0347in solid #000000" fo:border-right="none" fo:border-top="none" fo:border-bottom="0.0347in solid #000000"/>
    </style:style>
    <style:style style:name="t7.B12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82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13" style:family="table-cell">
      <style:table-cell-properties fo:padding="0.0382in" fo:border-left="0.0347in solid #000000" fo:border-right="none" fo:border-top="none" fo:border-bottom="0.0347in solid #000000"/>
    </style:style>
    <style:style style:name="t8.B13" style:family="table-cell">
      <style:table-cell-properties fo:padding="0.0382in" fo:border-left="0.0007in solid #000000" fo:border-right="none" fo:border-top="none" fo:border-bottom="0.0347in solid #000000"/>
    </style:style>
    <style:style style:name="t10" style:family="table">
      <style:table-properties style:width="6.6854in" fo:margin-left="0in" fo:margin-right="0.0076in" table:align="margins" style:may-break-between-rows="false" style:writing-mode="lr-tb"/>
    </style:style>
    <style:style style:name="t10.A" style:family="table-column">
      <style:table-column-properties style:column-width="2.3674in" style:rel-column-width="23206*"/>
    </style:style>
    <style:style style:name="t10.B" style:family="table-column">
      <style:table-column-properties style:column-width="0.6153in" style:rel-column-width="6031*"/>
    </style:style>
    <style:style style:name="t10.C" style:family="table-column">
      <style:table-column-properties style:column-width="0.9257in" style:rel-column-width="9074*"/>
    </style:style>
    <style:style style:name="t10.F" style:family="table-column">
      <style:table-column-properties style:column-width="0.9257in" style:rel-column-width="9076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8" style:family="table-row">
      <style:table-row-properties style:min-row-height="0.3431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764in" table:align="center" style:may-break-between-rows="false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6257in"/>
    </style:style>
    <style:style style:name="t11.H" style:family="table-column">
      <style:table-column-properties style:column-width="0.7in"/>
    </style:style>
    <style:style style:name="t11.J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.0382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1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C3" style:family="table-cell">
      <style:table-cell-properties fo:padding="0.0382in" fo:border-left="0.0007in solid #000000" fo:border-right="none" fo:border-top="none" fo:border-bottom="0.0007in solid #000000"/>
    </style:style>
    <style:style style:name="t11.4" style:family="table-row">
      <style:table-row-properties style:min-row-height="0.3528in"/>
    </style:style>
    <style:style style:name="t11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1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1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1.A6" style:family="table-cell">
      <style:table-cell-properties fo:padding="0.0382in" fo:border-left="0.0347in solid #000000" fo:border-right="none" fo:border-top="none" fo:border-bottom="0.0007in solid #000000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 style:data-style-name="N0">
      <style:table-cell-properties fo:padding="0.0382in" fo:border-left="0.0007in solid #000000" fo:border-right="none" fo:border-top="none" fo:border-bottom="0.0347in solid #000000"/>
    </style:style>
    <style:style style:name="t11.C8" style:family="table-cell">
      <style:table-cell-properties fo:padding="0.0382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64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382in" fo:border-left="0.0007in solid #000000" fo:border-right="none" fo:border-top="none" fo:border-bottom="0.0007in solid #000000"/>
    </style:style>
    <style:style style:name="t12.4" style:family="table-row">
      <style:table-row-properties style:min-row-height="0.4111in"/>
    </style:style>
    <style:style style:name="t12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2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2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2.A8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2.B8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2.C8" style:family="table-cell">
      <style:table-cell-properties fo:padding="0.0382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382in" fo:border-left="0.0007in solid #000000" fo:border-right="none" fo:border-top="none" fo:border-bottom="0.0007in solid #000000"/>
    </style:style>
    <style:style style:name="t13.4" style:family="table-row">
      <style:table-row-properties style:min-row-height="0.2674in"/>
    </style:style>
    <style:style style:name="t13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3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3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3.A10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3.B10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3.C10" style:family="table-cell">
      <style:table-cell-properties fo:padding="0.0382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382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4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4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4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4.B9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4.C9" style:family="table-cell">
      <style:table-cell-properties fo:padding="0.0382in" fo:border-left="0.0007in solid #000000" fo:border-right="none" fo:border-top="none" fo:border-bottom="0.0347in solid #000000"/>
    </style:style>
    <style:style style:name="t18" style:family="table">
      <style:table-properties style:width="6.6806in" table:align="center" style:may-break-between-rows="false"/>
    </style:style>
    <style:style style:name="t18.A" style:family="table-column">
      <style:table-column-properties style:column-width="0.8215in"/>
    </style:style>
    <style:style style:name="t18.B" style:family="table-column">
      <style:table-column-properties style:column-width="0.5097in"/>
    </style:style>
    <style:style style:name="t18.H" style:family="table-column">
      <style:table-column-properties style:column-width="0.7in"/>
    </style:style>
    <style:style style:name="t18.K" style:family="table-column">
      <style:table-column-properties style:column-width="0.7007in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382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fo:padding="0.0382in" fo:border-left="0.0347in solid #000000" fo:border-right="none" fo:border-top="none" fo:border-bottom="0.0007in solid #000000"/>
    </style:style>
    <style:style style:name="t1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382in" fo:border-left="0.0347in solid #000000" fo:border-right="none" fo:border-top="none" fo:border-bottom="0.0347in solid #000000"/>
    </style:style>
    <style:style style:name="t18.B8" style:family="table-cell">
      <style:table-cell-properties fo:padding="0.0382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6264in"/>
    </style:style>
    <style:style style:name="t19.H" style:family="table-column">
      <style:table-column-properties style:column-width="0.7in"/>
    </style:style>
    <style:style style:name="t19.J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9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C3" style:family="table-cell">
      <style:table-cell-properties fo:padding="0.0382in" fo:border-left="0.0007in solid #000000" fo:border-right="none" fo:border-top="none" fo:border-bottom="0.0007in solid #000000"/>
    </style:style>
    <style:style style:name="t19.4" style:family="table-row">
      <style:table-row-properties style:min-row-height="0.2674in"/>
    </style:style>
    <style:style style:name="t19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9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9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19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9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9.B9" style:family="table-cell" style:data-style-name="N0">
      <style:table-cell-properties fo:padding="0.0382in" fo:border-left="0.0007in solid #000000" fo:border-right="none" fo:border-top="none" fo:border-bottom="0.0347in solid #000000"/>
    </style:style>
    <style:style style:name="t19.C9" style:family="table-cell">
      <style:table-cell-properties fo:padding="0.0382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382in" fo:border-left="0.0007in solid #000000" fo:border-right="none" fo:border-top="none" fo:border-bottom="0.0007in solid #000000"/>
    </style:style>
    <style:style style:name="t20.4" style:family="table-row">
      <style:table-row-properties style:min-row-height="0.3417in"/>
    </style:style>
    <style:style style:name="t20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20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20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0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20.B9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20.C9" style:family="table-cell">
      <style:table-cell-properties fo:padding="0.0382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5097in"/>
    </style:style>
    <style:style style:name="t21.H" style:family="table-column">
      <style:table-column-properties style:column-width="0.7in"/>
    </style:style>
    <style:style style:name="t21.K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D3" style:family="table-cell">
      <style:table-cell-properties fo:padding="0.0382in" fo:border-left="0.0007in solid #000000" fo:border-right="none" fo:border-top="none" fo:border-bottom="0.0007in solid #000000"/>
    </style:style>
    <style:style style:name="t21.4" style:family="table-row">
      <style:table-row-properties style:min-row-height="0.2979in"/>
    </style:style>
    <style:style style:name="t21.A5" style:family="table-cell">
      <style:table-cell-properties fo:padding="0.0382in" fo:border-left="0.0347in solid #000000" fo:border-right="none" fo:border-top="none" fo:border-bottom="0.0007in solid #000000"/>
    </style:style>
    <style:style style:name="t2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1.A10" style:family="table-cell">
      <style:table-cell-properties fo:padding="0.0382in" fo:border-left="0.0347in solid #000000" fo:border-right="none" fo:border-top="none" fo:border-bottom="0.0347in solid #000000"/>
    </style:style>
    <style:style style:name="t21.B10" style:family="table-cell">
      <style:table-cell-properties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7" style:family="table-cell">
      <style:table-cell-properties fo:background-color="transparent" fo:padding="0.0382in" fo:border="none">
        <style:background-image/>
      </style:table-cell-properties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4639in"/>
    </style:style>
    <style:style style:name="t9.B" style:family="table-column">
      <style:table-column-properties style:column-width="0.6313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382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200%"/>
    </style:style>
    <style:style style:name="P20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1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3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24" style:family="paragraph" style:parent-style-name="Standard">
      <style:paragraph-properties fo:text-align="center" style:justify-single-word="false" style:text-autospace="none"/>
      <style:text-properties fo:font-size="10pt" fo:language="ru" fo:country="RU" style:font-size-asian="10pt" style:font-size-complex="10pt"/>
    </style:style>
    <style:style style:name="P25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0pt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left="0.2957in" fo:margin-right="0in" fo:text-align="start" style:justify-single-word="false" fo:text-indent="-0.2957in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.2957in" fo:margin-right="0in" fo:text-align="start" style:justify-single-word="false" fo:text-indent="-0.2957in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.0398in" fo:margin-right="0.0398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margin-left="0.0398in" fo:margin-right="0.0398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32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left="0.0138in" fo:margin-right="0.2917in" fo:text-align="start" style:justify-single-word="false" fo:text-indent="0in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in" fo:margin-right="-0.1819in" fo:text-indent="0in" style:auto-text-indent="false"/>
      <style:text-properties style:font-name="Arial" fo:font-size="11pt" style:font-size-asian="11pt" style:font-name-complex="Arial" style:font-size-complex="11pt"/>
    </style:style>
    <style:style style:name="P36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8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4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2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3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44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5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6" style:family="paragraph" style:parent-style-name="Standard">
      <style:paragraph-properties fo:margin-left="0in" fo:margin-right="0in" fo:text-indent="0.3937in" style:auto-text-indent="false"/>
      <style:text-properties style:font-name="Arial" fo:font-size="11pt" style:font-size-asian="11pt" style:font-name-complex="Arial" style:font-size-complex="11pt"/>
    </style:style>
    <style:style style:name="P47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4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4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5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size-complex="10pt"/>
    </style:style>
    <style:style style:name="P51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0pt" style:font-size-asian="10pt" style:font-size-complex="10pt"/>
    </style:style>
    <style:style style:name="P52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54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55" style:family="paragraph" style:parent-style-name="Standard">
      <style:text-properties style:font-name="Times New Roman" fo:font-size="10pt" style:font-size-asian="10pt" style:font-size-complex="10pt"/>
    </style:style>
    <style:style style:name="P56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58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59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60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61" style:family="paragraph" style:parent-style-name="Standard">
      <style:paragraph-properties fo:margin-left="0.2957in" fo:margin-right="0in" fo:text-align="start" style:justify-single-word="false" fo:text-indent="-0.2957in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62" style:family="paragraph" style:parent-style-name="Standard">
      <style:paragraph-properties fo:margin-left="0.2957in" fo:margin-right="0in" fo:text-align="start" style:justify-single-word="false" fo:text-indent="-0.2957in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64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65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size-complex="10pt"/>
    </style:style>
    <style:style style:name="P66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T1" style:family="text">
      <style:text-properties fo:font-size="11pt" style:text-underline-style="none" style:font-size-asian="11pt" style:font-name-complex="Arial"/>
    </style:style>
    <style:style style:name="T2" style:family="text">
      <style:text-properties fo:font-size="11pt" fo:language="en" fo:country="US" style:text-underline-style="none" style:font-size-asian="11pt" style:font-name-complex="Arial"/>
    </style:style>
    <style:style style:name="T3" style:family="text">
      <style:text-properties fo:font-size="11pt" fo:language="en" fo:country="US" style:text-underline-style="solid" style:text-underline-width="auto" style:text-underline-color="font-color" style:font-size-asian="11pt" style:font-name-complex="Arial" style:font-size-complex="11pt"/>
    </style:style>
    <style:style style:name="T4" style:family="text">
      <style:text-properties fo:language="ru" fo:country="RU"/>
    </style:style>
    <style:style style:name="T5" style:family="text">
      <style:text-properties fo:language="ru" fo:country="RU" fo:background-color="transparent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text-underline-style="solid" style:text-underline-width="auto" style:text-underline-color="font-color" style:font-name-complex="Arial"/>
    </style:style>
    <style:style style:name="T8" style:family="text">
      <style:text-properties fo:language="en" fo:country="US" fo:font-style="italic" style:font-style-asian="italic" style:font-name-complex="Symbol" style:font-style-complex="italic"/>
    </style:style>
    <style:style style:name="T9" style:family="text">
      <style:text-properties fo:language="en" fo:country="US" fo:font-style="italic" style:font-style-asian="italic" style:font-name-complex="Tahoma" style:font-style-complex="italic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style:text-underline-style="none" style:font-name-complex="Arial"/>
    </style:style>
    <style:style style:name="T12" style:family="text">
      <style:text-properties style:text-position="super 58%"/>
    </style:style>
    <style:style style:name="T13" style:family="text">
      <style:text-properties style:text-position="super 58%" style:font-name="Arial1" fo:language="en" fo:country="US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8" style:family="text">
      <style:text-properties style:text-position="sub 58%" fo:language="en" fo:country="US" style:font-name-asian="Times New Roman" style:font-name-complex="Times New Roman"/>
    </style:style>
    <style:style style:name="T19" style:family="text">
      <style:text-properties style:text-position="sub 58%" fo:language="en" fo:country="US" style:font-name-complex="Tahoma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6" style:family="text">
      <style:text-properties style:font-name-complex="Symbol"/>
    </style:style>
    <style:style style:name="T27" style:family="text">
      <style:text-properties fo:font-style="italic" style:font-style-asian="italic" style:font-name-complex="Symbol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name-asian="Times New Roman" style:font-style-asian="italic" style:font-name-complex="Times New Roman" style:font-style-complex="italic"/>
    </style:style>
    <style:style style:name="T3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style:font-name-complex="Tahoma"/>
    </style:style>
    <style:style style:name="T32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3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5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6" style:family="text">
      <style:text-properties style:use-window-font-color="true" fo:language="ru" fo:country="RU"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37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38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9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40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1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2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3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4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5" style:family="text">
      <style:text-properties style:font-name-asian="Times New Roman" style:font-name-complex="Times New Roman"/>
    </style:style>
    <style:style style:name="T46" style:family="text">
      <style:text-properties style:text-position="0% 100%"/>
    </style:style>
    <style:style style:name="T47" style:family="text">
      <style:text-properties style:text-position="0% 100%" style:font-name-asian="Times New Roman" style:font-name-complex="Times New Roman"/>
    </style:style>
    <style:style style:name="T48" style:family="text">
      <style:text-properties style:text-position="0% 100%" fo:language="en" fo:country="US"/>
    </style:style>
    <style:style style:name="T49" style:family="text">
      <style:text-properties style:text-position="0% 100%" fo:language="ru" fo:country="RU"/>
    </style:style>
    <style:style style:name="T50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51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52" style:family="text">
      <style:text-properties style:text-position="0% 100%" style:font-name="Arial1" fo:language="en" fo:country="US"/>
    </style:style>
    <style:style style:name="T53" style:family="text">
      <style:text-properties style:font-name-complex="Arial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style:text-underline-style="solid" style:text-underline-width="auto" style:text-underline-color="font-color" style:font-name-complex="Arial"/>
    </style:style>
    <style:style style:name="T56" style:family="text">
      <style:text-properties style:text-underline-style="solid" style:text-underline-width="auto" style:text-underline-color="font-color" style:font-name-complex="Arial" style:font-size-complex="11pt"/>
    </style:style>
    <style:style style:name="T57" style:family="text">
      <style:text-properties fo:color="#ffffff" style:font-name-complex="Arial"/>
    </style:style>
    <style:style style:name="T58" style:family="text">
      <style:text-properties fo:color="#ffffff" style:text-underline-style="solid" style:text-underline-width="auto" style:text-underline-color="font-color"/>
    </style:style>
    <style:style style:name="T59" style:family="text">
      <style:text-properties fo:color="#ffffff" style:text-underline-style="solid" style:text-underline-width="auto" style:text-underline-color="font-color" style:font-name-complex="Arial"/>
    </style:style>
    <style:style style:name="T60" style:family="text">
      <style:text-properties fo:color="#000000"/>
    </style:style>
    <style:style style:name="T61" style:family="text">
      <style:text-properties fo:color="#000000" fo:font-style="italic" style:font-style-asian="italic"/>
    </style:style>
    <style:style style:name="T62" style:family="text">
      <style:text-properties fo:color="#000000" style:font-name-asian="Times New Roman" style:font-name-complex="Times New Roman"/>
    </style:style>
    <style:style style:name="T63" style:family="text">
      <style:text-properties fo:color="#000000" fo:language="en" fo:country="US"/>
    </style:style>
    <style:style style:name="T6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5" style:family="text">
      <style:text-properties style:font-name="Times New Roman1" fo:font-style="italic" style:font-style-asian="italic" style:font-style-complex="italic"/>
    </style:style>
    <style:style style:name="T66" style:family="text">
      <style:text-properties style:font-name="Times New Roman1" fo:language="ru" fo:country="RU" fo:font-style="italic" style:font-style-asian="italic" style:font-style-complex="italic"/>
    </style:style>
    <style:style style:name="T67" style:family="text">
      <style:text-properties style:font-name="Times New Roman1" fo:language="en" fo:country="US" fo:font-style="normal" style:font-style-asian="normal" style:font-style-complex="normal"/>
    </style:style>
    <style:style style:name="T68" style:family="text">
      <style:text-properties style:font-name="Times New Roman"/>
    </style:style>
    <style:style style:name="T69" style:family="text">
      <style:text-properties style:font-name="Times New Roman" fo:font-size="12pt" style:font-size-asian="12pt" style:font-name-complex="Symbol" style:font-size-complex="12pt"/>
    </style:style>
    <style:style style:name="T70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71" style:family="text">
      <style:text-properties style:font-name="Times New Roman" fo:language="ru" fo:country="RU"/>
    </style:style>
    <style:style style:name="T72" style:family="text">
      <style:text-properties style:font-name="Times New Roman" fo:language="ru" fo:country="RU" fo:background-color="transparent"/>
    </style:style>
    <style:style style:name="T73" style:family="text">
      <style:text-properties fo:background-color="transparent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ПРОТОКОЛ №</text:p>
      <text:p text:style-name="P4"><text:span text:style-name="T53">поверки дозиметра-радиометра типа МКС-1117М зав. № </text:span><text:span text:style-name="T55"><text:s/>$</text:span><text:span text:style-name="T7">serial</text:span><text:span text:style-name="T55"> </text:span><text:span text:style-name="T53"><text:s/></text:span><text:span text:style-name="T57">.</text:span><text:span text:style-name="T53"> </text:span></text:p>
      <text:p text:style-name="P4"><text:span text:style-name="T53">принадлежащего </text:span><text:span text:style-name="T59">.</text:span><text:span text:style-name="T55"> <text:s text:c="105"/></text:span><text:span text:style-name="T59">.</text:span></text:p>
      <text:p text:style-name="P20"/>
      <text:p text:style-name="P43">Поверка проводилась на базе УП «АТОМТЕХ», в нормальных климатических условиях при температуре <text:span text:style-name="T28">Т</text:span> = <text:span text:style-name="T54"><text:s/></text:span><text:span text:style-name="T30">$temp </text:span><text:s/>°<text:span text:style-name="T28">С</text:span>, атмосферном давлении <text:span text:style-name="T28">Р</text:span> = <text:span text:style-name="T54"><text:s text:c="5"/></text:span><text:s/>мм.рт.ст, относительной влажности воздуха <text:span text:style-name="T28">р</text:span> = <text:span text:style-name="T54"><text:s/></text:span><text:span text:style-name="T30">$vlag </text:span><text:s/>%, внешнем фоне γ-излучения <text:span text:style-name="T10">H</text:span>*(10) = <text:span text:style-name="T54"><text:s/></text:span><text:span text:style-name="T30">$bground </text:span><text:s/>мкЗв/ч, <text:s/>согласно методике, изложенной в МП. МН.1396-2004</text:p>
      <text:p text:style-name="P7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44">- образцовая дозиметрическая поверочная установка УДГ-АТ110 №013 с источниками <text:span text:style-name="T28">2</text:span><text:span text:style-name="T30">-го </text:span>разряда из радионуклида цезий-137 и с погрешностью аттестации 5%, св. № 210/<text:span text:style-name="T6">1426-2018</text:span> <text:s text:c="3"/>от <text:s text:c="3"/><text:span text:style-name="T6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4">- образцовая дозиметрическая поверочная установка УДГ-АТ130 №015 с источниками <text:span text:style-name="T28">1</text:span><text:span text:style-name="T30">-го</text:span> разряда из радионуклида цезий-137 и с погрешностью аттестации <text:s/><text:span text:style-name="T6">4 </text:span>%, св. № 210/ <text:span text:style-name="T6">1427-2018</text:span> <text:s text:c="2"/>от <text:span text:style-name="T6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4">- установка<text:span text:style-name="T58"> </text:span><text:span text:style-name="T60">УПН-АТ140 №001 с комплектом плутоний-бериллиевых источников</text:span><text:span text:style-name="T61"> </text:span><text:span text:style-name="T60">быстрых нейтронов: ИБН-8-6 №010, ИБН-8-3 №027 и с погрешностью аттестации </text:span><text:span text:style-name="T62">±</text:span><text:span text:style-name="T60">5%, св. <text:s/>№ 210-</text:span><text:span text:style-name="T63">1508</text:span><text:span text:style-name="T60">/</text:span><text:span text:style-name="T63">18</text:span><text:span text:style-name="T60"> от </text:span><text:span text:style-name="T63">06.11.2018</text:span><text:span text:style-name="T60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44">- образцовые альфа-источники из радионуклида плутоний-239 типа 4П9, 5П9, 6П9 с <text:s text:c="3"/>погрешностью аттестации <text:span text:style-name="T26"></text:span>6%, св.№<text:span text:style-name="T4">МН0105687-4818</text:span><text:span text:style-name="T6"> </text:span><text:span text:style-name="T4">д</text:span>о <text:span text:style-name="T4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4"><text:span text:style-name="T4">- </text:span>образцовые бета-источники из радионуклида стронций-90 + иттрий-90 типа 4С0, 5С0, 6С0 с погрешностью аттестации <text:span text:style-name="T26"></text:span>6%, св. №МН0100818-4818<text:span text:style-name="T6"> </text:span><text:span text:style-name="T4">д</text:span>о <text:span text:style-name="T4">18.04.20</text:span>, РУП «БелГим»<text:span text:style-name="T58"> </text:span></text:p>
          </table:table-cell>
        </table:table-row>
      </table:table>
      <text:p text:style-name="P5"/>
      <text:p text:style-name="P36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46"><text:span text:style-name="T4">- </text:span>МД рентгеновского и γ - излучения – от <text:span text:style-name="T4">$g_min</text:span><text:span text:style-name="T49">Зв/ч</text:span> до <text:span text:style-name="T6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46"><text:span text:style-name="T4">- </text:span>плотности потока α – частиц – от <text:span text:style-name="T6">$a_min</text:span> до <text:span text:style-name="T48">$a_max</text:span><text:span text:style-name="T52">·10</text:span><text:span text:style-name="T13">$a_max_E</text:span> мин<text:span text:style-name="T12">-1</text:span>см<text:span text:style-name="T12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46"><text:span text:style-name="T4">- </text:span>плотности потока β – частиц – от <text:span text:style-name="T6">$b_min</text:span> до <text:span text:style-name="T48">$b_max</text:span><text:span text:style-name="T52">·10</text:span><text:span text:style-name="T13">$b_max_E</text:span> мин<text:span text:style-name="T12">-1</text:span>см<text:span text:style-name="T12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45"><text:span text:style-name="T4">- </text:span>плотности потока нейтронного излучения от <text:span text:style-name="T48">$ppn_min</text:span> до <text:span text:style-name="T48">$ppn_max</text:span><text:span text:style-name="T52">·10</text:span><text:span text:style-name="T13">$n_max_E</text:span> с<text:span text:style-name="T12">-1</text:span><text:span text:style-name="T45">·с</text:span>м<text:span text:style-name="T12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45"><text:span text:style-name="T49">- </text:span><text:span text:style-name="T46">МД нейтронного излучения от </text:span><text:span text:style-name="T48">$mdn_min </text:span><text:span text:style-name="T49">мк</text:span><text:span text:style-name="T12"> </text:span><text:span text:style-name="T46">до</text:span><text:span text:style-name="T12"> </text:span><text:span text:style-name="T48">$mdn_max</text:span><text:span text:style-name="T46"> мЗв/ч</text:span></text:p>
          </table:table-cell>
        </table:table-row>
      </table:table>
      <text:p text:style-name="P35"/>
      <text:p text:style-name="P6">Проведение поверки:</text:p>
      <text:p text:style-name="P47">Внешний осмотр ___________________________________________________________</text:p>
      <text:p text:style-name="P47">Опробование и проверка работоспособности: </text:p>
      <text:p text:style-name="P45"/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3"/>
        <table:table-column table:style-name="t15.K"/>
        <table:table-row table:style-name="t15.1">
          <table:table-cell table:style-name="t15.A1" table:number-columns-spanned="11" office:value-type="string">
            <text:p text:style-name="P42"><text:span text:style-name="T7">Определение основной относительной погрешности измерения м</text:span><text:span text:style-name="T55">ощности дозы</text:span><text:span text:style-name="T56"> гамма излучения</text:span><text:span text:style-name="T7"> </text:span><text:span text:style-name="T56">с с УД БОИ-1</text:span><text:span text:style-name="T7">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40">Мощность амбиентной эквивалент-ной дозы в <text:span text:style-name="T4">контроль-ной</text:span> точке <text:span text:style-name="T65">Ḣ</text:span><text:span text:style-name="T16">oi</text:span>, нЗв/ч</text:p>
          </table:table-cell>
          <table:table-cell table:style-name="t15.B2" table:number-rows-spanned="3" office:value-type="string">
            <text:p text:style-name="P39">Номер источ-ника</text:p>
          </table:table-cell>
          <table:table-cell table:style-name="t15.B2" table:number-rows-spanned="3" office:value-type="string">
            <text:p text:style-name="P39">Рассто-яние до источ-ника, </text:p>
            <text:p text:style-name="P53">R, см</text:p>
          </table:table-cell>
          <table:table-cell table:style-name="t15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9"><text:span text:style-name="T5">Относи-тельная</text:span><text:span text:style-name="T73"> </text:span><text:span text:style-name="T5">погреш-ность</text:span><text:span text:style-name="T73"> </text:span><text:span text:style-name="T72">измерения</text:span> </text:p>
            <text:p text:style-name="P39"><text:span text:style-name="T66">θ</text:span><text:span text:style-name="T22">пр</text:span><text:span text:style-name="T23">i</text:span><text:span text:style-name="T4">,</text:span> %</text:p>
          </table:table-cell>
          <table:table-cell table:style-name="t15.B2" table:number-rows-spanned="3" office:value-type="string">
            <text:p text:style-name="P41"><text:span text:style-name="T4">Довери-тель</text:span>ная граница погреш-ности измерения <text:span text:style-name="T67">Δ</text:span><text:span text:style-name="T24">i</text:span><text:span text:style-name="T6">,</text:span> %</text:p>
          </table:table-cell>
          <table:table-cell table:style-name="t15.K2" table:number-rows-spanned="3" office:value-type="string">
            <text:p text:style-name="P37"><text:span text:style-name="T64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26">Фон, нЗв/ч</text:p>
          </table:table-cell>
          <table:table-cell table:style-name="t1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5.D3" table:number-rows-spanned="2" office:value-type="string">
            <text:p text:style-name="P26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27"><text:span text:style-name="T28">H</text:span><text:span text:style-name="T14">1</text:span></text:p>
          </table:table-cell>
          <table:table-cell table:style-name="t15.D3" office:value-type="string">
            <text:p text:style-name="P26"><text:span text:style-name="T10">H</text:span><text:span text:style-name="T14">2</text:span></text:p>
          </table:table-cell>
          <table:table-cell table:style-name="t15.D3" office:value-type="string">
            <text:p text:style-name="P26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3"><text:span text:style-name="T6">20</text:span> <text:span text:style-name="T4">мкЗв</text:span>/ч</text:p>
          </table:table-cell>
          <table:table-cell table:style-name="t15.D3" office:value-type="string">
            <text:p text:style-name="P21">$15-30</text:p>
          </table:table-cell>
          <table:table-cell table:style-name="t15.D3" office:value-type="string">
            <text:p text:style-name="P21">$15-40</text:p>
          </table:table-cell>
          <table:table-cell table:style-name="t15.D3" office:value-type="string">
            <text:p text:style-name="P21">$15-50</text:p>
          </table:table-cell>
          <table:table-cell table:style-name="t15.D3" office:value-type="string">
            <text:p text:style-name="P21">$15-60</text:p>
          </table:table-cell>
          <table:table-cell table:style-name="t15.D3" office:value-type="string">
            <text:p text:style-name="P21">$15-70</text:p>
          </table:table-cell>
          <table:table-cell table:style-name="t15.D3" office:value-type="string">
            <text:p text:style-name="P21">$15-80</text:p>
          </table:table-cell>
          <table:table-cell table:style-name="t15.D3" office:value-type="string">
            <text:p text:style-name="P22">$15-00</text:p>
          </table:table-cell>
          <table:table-cell table:style-name="t15.D3" office:value-type="string">
            <text:p text:style-name="P21">$15-10</text:p>
          </table:table-cell>
          <table:table-cell table:style-name="t15.D3" office:value-type="string">
            <text:p text:style-name="P21">$15-20</text:p>
          </table:table-cell>
          <table:table-cell table:style-name="t15.K5" table:number-rows-spanned="5" office:value-type="string">
            <text:p text:style-name="P8">±<text:span text:style-name="T6">15</text:span></text:p>
          </table:table-cell>
        </table:table-row>
        <table:table-row>
          <table:table-cell table:style-name="t15.A5" office:value-type="string">
            <text:p text:style-name="P13">7<text:span text:style-name="T6">0</text:span> <text:span text:style-name="T4">мкЗв</text:span>/ч</text:p>
          </table:table-cell>
          <table:table-cell table:style-name="t15.D3" office:value-type="string">
            <text:p text:style-name="P21">$15-31</text:p>
          </table:table-cell>
          <table:table-cell table:style-name="t15.D3" office:value-type="string">
            <text:p text:style-name="P21">$15-41</text:p>
          </table:table-cell>
          <table:table-cell table:style-name="t15.D3" office:value-type="string">
            <text:p text:style-name="P21">$15-51</text:p>
          </table:table-cell>
          <table:table-cell table:style-name="t15.D3" office:value-type="string">
            <text:p text:style-name="P21">$15-61</text:p>
          </table:table-cell>
          <table:table-cell table:style-name="t15.D3" office:value-type="string">
            <text:p text:style-name="P21">$15-71</text:p>
          </table:table-cell>
          <table:table-cell table:style-name="t15.D3" office:value-type="string">
            <text:p text:style-name="P21">$15-81</text:p>
          </table:table-cell>
          <table:table-cell table:style-name="t15.D3" office:value-type="string">
            <text:p text:style-name="P22">$15-01</text:p>
          </table:table-cell>
          <table:table-cell table:style-name="t15.D3" office:value-type="string">
            <text:p text:style-name="P21">$15-11</text:p>
          </table:table-cell>
          <table:table-cell table:style-name="t15.D3" office:value-type="string">
            <text:p text:style-name="P21">$15-21</text:p>
          </table:table-cell>
          <table:covered-table-cell/>
        </table:table-row>
        <table:table-row>
          <table:table-cell table:style-name="t15.A5" office:value-type="string">
            <text:p text:style-name="P13"><text:span text:style-name="T6">0,</text:span>7 <text:span text:style-name="T4">м</text:span>Зв/ч</text:p>
          </table:table-cell>
          <table:table-cell table:style-name="t15.D3" office:value-type="string">
            <text:p text:style-name="P21">$15-32</text:p>
          </table:table-cell>
          <table:table-cell table:style-name="t15.D3" office:value-type="string">
            <text:p text:style-name="P21">$15-42</text:p>
          </table:table-cell>
          <table:table-cell table:style-name="t15.D3" office:value-type="string">
            <text:p text:style-name="P21">$15-52</text:p>
          </table:table-cell>
          <table:table-cell table:style-name="t15.D3" office:value-type="string">
            <text:p text:style-name="P21">$15-62</text:p>
          </table:table-cell>
          <table:table-cell table:style-name="t15.D3" office:value-type="string">
            <text:p text:style-name="P21">$15-72</text:p>
          </table:table-cell>
          <table:table-cell table:style-name="t15.D3" office:value-type="string">
            <text:p text:style-name="P21">$15-82</text:p>
          </table:table-cell>
          <table:table-cell table:style-name="t15.D3" office:value-type="string">
            <text:p text:style-name="P22">$15-02</text:p>
          </table:table-cell>
          <table:table-cell table:style-name="t15.D3" office:value-type="string">
            <text:p text:style-name="P21">$15-12</text:p>
          </table:table-cell>
          <table:table-cell table:style-name="t15.D3" office:value-type="string">
            <text:p text:style-name="P21">$15-22</text:p>
          </table:table-cell>
          <table:covered-table-cell/>
        </table:table-row>
        <table:table-row>
          <table:table-cell table:style-name="t15.A5" office:value-type="string">
            <text:p text:style-name="P13">7 <text:span text:style-name="T4">м</text:span>Зв/ч</text:p>
          </table:table-cell>
          <table:table-cell table:style-name="t15.D3" office:value-type="string">
            <text:p text:style-name="P21">$15-33</text:p>
          </table:table-cell>
          <table:table-cell table:style-name="t15.D3" office:value-type="string">
            <text:p text:style-name="P21">$15-43</text:p>
          </table:table-cell>
          <table:table-cell table:style-name="t15.D3" office:value-type="string">
            <text:p text:style-name="P21">$15-53</text:p>
          </table:table-cell>
          <table:table-cell table:style-name="t15.D3" office:value-type="string">
            <text:p text:style-name="P21">$15-63</text:p>
          </table:table-cell>
          <table:table-cell table:style-name="t15.D3" office:value-type="string">
            <text:p text:style-name="P21">$15-73</text:p>
          </table:table-cell>
          <table:table-cell table:style-name="t15.D3" office:value-type="string">
            <text:p text:style-name="P21">$15-83</text:p>
          </table:table-cell>
          <table:table-cell table:style-name="t15.D3" office:value-type="string">
            <text:p text:style-name="P22">$15-03</text:p>
          </table:table-cell>
          <table:table-cell table:style-name="t15.D3" office:value-type="string">
            <text:p text:style-name="P21">$15-13</text:p>
          </table:table-cell>
          <table:table-cell table:style-name="t15.D3" office:value-type="string">
            <text:p text:style-name="P21">$15-23</text:p>
          </table:table-cell>
          <table:covered-table-cell/>
        </table:table-row>
        <table:table-row>
          <table:table-cell table:style-name="t15.A9" office:value-type="string">
            <text:p text:style-name="P13"><text:span text:style-name="T6">70</text:span> <text:span text:style-name="T4">м</text:span>Зв/ч</text:p>
          </table:table-cell>
          <table:table-cell table:style-name="t15.B9" office:value-type="string">
            <text:p text:style-name="P21">$15-34</text:p>
          </table:table-cell>
          <table:table-cell table:style-name="t15.B9" office:value-type="string">
            <text:p text:style-name="P21">$15-44</text:p>
          </table:table-cell>
          <table:table-cell table:style-name="t15.B9" office:value-type="string">
            <text:p text:style-name="P21">$15-54</text:p>
          </table:table-cell>
          <table:table-cell table:style-name="t15.B9" office:value-type="string">
            <text:p text:style-name="P21">$15-64</text:p>
          </table:table-cell>
          <table:table-cell table:style-name="t15.B9" office:value-type="string">
            <text:p text:style-name="P21">$15-74</text:p>
          </table:table-cell>
          <table:table-cell table:style-name="t15.B9" office:value-type="string">
            <text:p text:style-name="P21">$15-84</text:p>
          </table:table-cell>
          <table:table-cell table:style-name="t15.B9" office:value-type="string">
            <text:p text:style-name="P22">$15-04</text:p>
          </table:table-cell>
          <table:table-cell table:style-name="t15.B9" office:value-type="string">
            <text:p text:style-name="P21">$15-14</text:p>
          </table:table-cell>
          <table:table-cell table:style-name="t15.B9" office:value-type="string">
            <text:p text:style-name="P21">$15-24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2"/>
        <table:table-column table:style-name="t16.D"/>
        <table:table-column table:style-name="t16.E"/>
        <table:table-column table:style-name="t16.B"/>
        <table:table-column table:style-name="t16.D"/>
        <table:table-column table:style-name="t16.H"/>
        <table:table-column table:style-name="t16.I"/>
        <table:table-column table:style-name="t16.H"/>
        <table:table-column table:style-name="t16.K"/>
        <text:soft-page-break/>
        <table:table-row table:style-name="t16.1">
          <table:table-cell table:style-name="t16.A1" table:number-columns-spanned="11" office:value-type="string">
            <text:p text:style-name="P42"><text:span text:style-name="T7">Определение основной относительной погрешности измерения м</text:span><text:span text:style-name="T55">ощности дозы</text:span><text:span text:style-name="T56"> гамма излучения</text:span><text:span text:style-name="T7"> </text:span><text:span text:style-name="T56">с с УД БОИ-2</text:span><text:span text:style-name="T7">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0">Мощность амбиентной эквивалент-ной дозы в <text:span text:style-name="T4">контроль-ной</text:span> точке <text:span text:style-name="T65">Ḣ</text:span><text:span text:style-name="T16">oi</text:span>, нЗв/ч</text:p>
          </table:table-cell>
          <table:table-cell table:style-name="t16.B2" table:number-rows-spanned="3" office:value-type="string">
            <text:p text:style-name="P39">Номер источ-ника</text:p>
          </table:table-cell>
          <table:table-cell table:style-name="t16.B2" table:number-rows-spanned="3" office:value-type="string">
            <text:p text:style-name="P39">Рассто-яние до источ-ника, </text:p>
            <text:p text:style-name="P53">R, см</text:p>
          </table:table-cell>
          <table:table-cell table:style-name="t16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39"><text:span text:style-name="T5">Относи-тельная</text:span><text:span text:style-name="T73"> </text:span><text:span text:style-name="T5">погреш-ность</text:span><text:span text:style-name="T73"> </text:span><text:span text:style-name="T72">измерения</text:span> </text:p>
            <text:p text:style-name="P39"><text:span text:style-name="T66">θ</text:span><text:span text:style-name="T22">пр</text:span><text:span text:style-name="T23">i</text:span><text:span text:style-name="T4">,</text:span> %</text:p>
          </table:table-cell>
          <table:table-cell table:style-name="t16.B2" table:number-rows-spanned="3" office:value-type="string">
            <text:p text:style-name="P41"><text:span text:style-name="T4">Довери-тель</text:span>ная граница погреш-ности измерения <text:span text:style-name="T67">Δ</text:span><text:span text:style-name="T24">i</text:span><text:span text:style-name="T6">,</text:span> %</text:p>
          </table:table-cell>
          <table:table-cell table:style-name="t16.K2" table:number-rows-spanned="3" office:value-type="string">
            <text:p text:style-name="P37"><text:span text:style-name="T64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26">Фон, нЗв/ч</text:p>
          </table:table-cell>
          <table:table-cell table:style-name="t1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26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27"><text:span text:style-name="T28">H</text:span><text:span text:style-name="T14">1</text:span></text:p>
          </table:table-cell>
          <table:table-cell table:style-name="t16.D3" office:value-type="string">
            <text:p text:style-name="P26"><text:span text:style-name="T10">H</text:span><text:span text:style-name="T14">2</text:span></text:p>
          </table:table-cell>
          <table:table-cell table:style-name="t16.D3" office:value-type="string">
            <text:p text:style-name="P26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3"><text:span text:style-name="T6">20</text:span> <text:span text:style-name="T4">мкЗв</text:span>/ч</text:p>
          </table:table-cell>
          <table:table-cell table:style-name="t16.D3" office:value-type="string">
            <text:p text:style-name="P21">$16-30</text:p>
          </table:table-cell>
          <table:table-cell table:style-name="t16.D3" office:value-type="string">
            <text:p text:style-name="P21">$16-40</text:p>
          </table:table-cell>
          <table:table-cell table:style-name="t16.D3" office:value-type="string">
            <text:p text:style-name="P21">$16-50</text:p>
          </table:table-cell>
          <table:table-cell table:style-name="t16.D3" office:value-type="string">
            <text:p text:style-name="P21">$16-60</text:p>
          </table:table-cell>
          <table:table-cell table:style-name="t16.D3" office:value-type="string">
            <text:p text:style-name="P21">$16-70</text:p>
          </table:table-cell>
          <table:table-cell table:style-name="t16.D3" office:value-type="string">
            <text:p text:style-name="P21">$16-80</text:p>
          </table:table-cell>
          <table:table-cell table:style-name="t16.D3" office:value-type="string">
            <text:p text:style-name="P22">$16-00</text:p>
          </table:table-cell>
          <table:table-cell table:style-name="t16.D3" office:value-type="string">
            <text:p text:style-name="P21">$16-10</text:p>
          </table:table-cell>
          <table:table-cell table:style-name="t16.D3" office:value-type="string">
            <text:p text:style-name="P21">$16-20</text:p>
          </table:table-cell>
          <table:table-cell table:style-name="t16.K5" table:number-rows-spanned="5" office:value-type="string">
            <text:p text:style-name="P8">±<text:span text:style-name="T6">15</text:span></text:p>
          </table:table-cell>
        </table:table-row>
        <table:table-row>
          <table:table-cell table:style-name="t16.A5" office:value-type="string">
            <text:p text:style-name="P13">7<text:span text:style-name="T6">0</text:span> <text:span text:style-name="T4">мкЗв</text:span>/ч</text:p>
          </table:table-cell>
          <table:table-cell table:style-name="t16.D3" office:value-type="string">
            <text:p text:style-name="P21">$16-31</text:p>
          </table:table-cell>
          <table:table-cell table:style-name="t16.D3" office:value-type="string">
            <text:p text:style-name="P21">$16-41</text:p>
          </table:table-cell>
          <table:table-cell table:style-name="t16.D3" office:value-type="string">
            <text:p text:style-name="P21">$16-51</text:p>
          </table:table-cell>
          <table:table-cell table:style-name="t16.D3" office:value-type="string">
            <text:p text:style-name="P21">$16-61</text:p>
          </table:table-cell>
          <table:table-cell table:style-name="t16.D3" office:value-type="string">
            <text:p text:style-name="P21">$16-71</text:p>
          </table:table-cell>
          <table:table-cell table:style-name="t16.D3" office:value-type="string">
            <text:p text:style-name="P21">$16-81</text:p>
          </table:table-cell>
          <table:table-cell table:style-name="t16.D3" office:value-type="string">
            <text:p text:style-name="P22">$16-01</text:p>
          </table:table-cell>
          <table:table-cell table:style-name="t16.D3" office:value-type="string">
            <text:p text:style-name="P21">$16-11</text:p>
          </table:table-cell>
          <table:table-cell table:style-name="t16.D3" office:value-type="string">
            <text:p text:style-name="P21">$16-21</text:p>
          </table:table-cell>
          <table:covered-table-cell/>
        </table:table-row>
        <table:table-row>
          <table:table-cell table:style-name="t16.A5" office:value-type="string">
            <text:p text:style-name="P13"><text:span text:style-name="T6">0,</text:span>7 <text:span text:style-name="T4">м</text:span>Зв/ч</text:p>
          </table:table-cell>
          <table:table-cell table:style-name="t16.D3" office:value-type="string">
            <text:p text:style-name="P21">$16-32</text:p>
          </table:table-cell>
          <table:table-cell table:style-name="t16.D3" office:value-type="string">
            <text:p text:style-name="P21">$16-42</text:p>
          </table:table-cell>
          <table:table-cell table:style-name="t16.D3" office:value-type="string">
            <text:p text:style-name="P21">$16-52</text:p>
          </table:table-cell>
          <table:table-cell table:style-name="t16.D3" office:value-type="string">
            <text:p text:style-name="P21">$16-62</text:p>
          </table:table-cell>
          <table:table-cell table:style-name="t16.D3" office:value-type="string">
            <text:p text:style-name="P21">$16-72</text:p>
          </table:table-cell>
          <table:table-cell table:style-name="t16.D3" office:value-type="string">
            <text:p text:style-name="P21">$16-82</text:p>
          </table:table-cell>
          <table:table-cell table:style-name="t16.D3" office:value-type="string">
            <text:p text:style-name="P22">$16-02</text:p>
          </table:table-cell>
          <table:table-cell table:style-name="t16.D3" office:value-type="string">
            <text:p text:style-name="P21">$16-12</text:p>
          </table:table-cell>
          <table:table-cell table:style-name="t16.D3" office:value-type="string">
            <text:p text:style-name="P21">$16-22</text:p>
          </table:table-cell>
          <table:covered-table-cell/>
        </table:table-row>
        <table:table-row>
          <table:table-cell table:style-name="t16.A5" office:value-type="string">
            <text:p text:style-name="P13">7 <text:span text:style-name="T4">м</text:span>Зв/ч</text:p>
          </table:table-cell>
          <table:table-cell table:style-name="t16.D3" office:value-type="string">
            <text:p text:style-name="P21">$16-33</text:p>
          </table:table-cell>
          <table:table-cell table:style-name="t16.D3" office:value-type="string">
            <text:p text:style-name="P21">$16-43</text:p>
          </table:table-cell>
          <table:table-cell table:style-name="t16.D3" office:value-type="string">
            <text:p text:style-name="P21">$16-53</text:p>
          </table:table-cell>
          <table:table-cell table:style-name="t16.D3" office:value-type="string">
            <text:p text:style-name="P21">$16-63</text:p>
          </table:table-cell>
          <table:table-cell table:style-name="t16.D3" office:value-type="string">
            <text:p text:style-name="P21">$16-73</text:p>
          </table:table-cell>
          <table:table-cell table:style-name="t16.D3" office:value-type="string">
            <text:p text:style-name="P21">$16-83</text:p>
          </table:table-cell>
          <table:table-cell table:style-name="t16.D3" office:value-type="string">
            <text:p text:style-name="P22">$16-03</text:p>
          </table:table-cell>
          <table:table-cell table:style-name="t16.D3" office:value-type="string">
            <text:p text:style-name="P21">$16-13</text:p>
          </table:table-cell>
          <table:table-cell table:style-name="t16.D3" office:value-type="string">
            <text:p text:style-name="P21">$16-23</text:p>
          </table:table-cell>
          <table:covered-table-cell/>
        </table:table-row>
        <table:table-row>
          <table:table-cell table:style-name="t16.A9" office:value-type="string">
            <text:p text:style-name="P13"><text:span text:style-name="T6">70</text:span> <text:span text:style-name="T4">м</text:span>Зв/ч</text:p>
          </table:table-cell>
          <table:table-cell table:style-name="t16.B9" office:value-type="string">
            <text:p text:style-name="P21">$16-34</text:p>
          </table:table-cell>
          <table:table-cell table:style-name="t16.B9" office:value-type="string">
            <text:p text:style-name="P21">$16-44</text:p>
          </table:table-cell>
          <table:table-cell table:style-name="t16.B9" office:value-type="string">
            <text:p text:style-name="P21">$16-54</text:p>
          </table:table-cell>
          <table:table-cell table:style-name="t16.B9" office:value-type="string">
            <text:p text:style-name="P21">$16-64</text:p>
          </table:table-cell>
          <table:table-cell table:style-name="t16.B9" office:value-type="string">
            <text:p text:style-name="P21">$16-74</text:p>
          </table:table-cell>
          <table:table-cell table:style-name="t16.B9" office:value-type="string">
            <text:p text:style-name="P21">$16-84</text:p>
          </table:table-cell>
          <table:table-cell table:style-name="t16.B9" office:value-type="string">
            <text:p text:style-name="P22">$16-04</text:p>
          </table:table-cell>
          <table:table-cell table:style-name="t16.B9" office:value-type="string">
            <text:p text:style-name="P21">$16-14</text:p>
          </table:table-cell>
          <table:table-cell table:style-name="t16.B9" office:value-type="string">
            <text:p text:style-name="P21">$16-24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able:table-row table:style-name="t17.1">
          <table:table-cell table:style-name="t17.A1" table:number-columns-spanned="11" office:value-type="string">
            <text:p text:style-name="P42"><text:span text:style-name="T7">Определение основной относительной погрешности измерения м</text:span><text:span text:style-name="T55">ощности дозы</text:span><text:span text:style-name="T56"> гамма излучения</text:span><text:span text:style-name="T7"> </text:span><text:span text:style-name="T56">с с УД БОИ-4</text:span><text:span text:style-name="T7">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0">Мощность амбиентной эквивалент-ной дозы в <text:span text:style-name="T4">контроль-ной</text:span> точке <text:span text:style-name="T65">Ḣ</text:span><text:span text:style-name="T16">oi</text:span>, нЗв/ч</text:p>
          </table:table-cell>
          <table:table-cell table:style-name="t17.B2" table:number-rows-spanned="3" office:value-type="string">
            <text:p text:style-name="P39">Номер источ-ника</text:p>
          </table:table-cell>
          <table:table-cell table:style-name="t17.B2" table:number-rows-spanned="3" office:value-type="string">
            <text:p text:style-name="P39">Рассто-яние до источ-ника, </text:p>
            <text:p text:style-name="P53">R, см</text:p>
          </table:table-cell>
          <table:table-cell table:style-name="t17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39"><text:span text:style-name="T5">Относи-тельная</text:span><text:span text:style-name="T73"> </text:span><text:span text:style-name="T5">погреш-ность</text:span><text:span text:style-name="T73"> </text:span><text:span text:style-name="T72">измерения</text:span> </text:p>
            <text:p text:style-name="P39"><text:span text:style-name="T66">θ</text:span><text:span text:style-name="T22">пр</text:span><text:span text:style-name="T23">i</text:span><text:span text:style-name="T4">,</text:span> %</text:p>
          </table:table-cell>
          <table:table-cell table:style-name="t17.B2" table:number-rows-spanned="3" office:value-type="string">
            <text:p text:style-name="P41"><text:span text:style-name="T4">Довери-тель</text:span>ная граница погреш-ности измерения <text:span text:style-name="T67">Δ</text:span><text:span text:style-name="T24">i</text:span><text:span text:style-name="T6">,</text:span> %</text:p>
          </table:table-cell>
          <table:table-cell table:style-name="t17.K2" table:number-rows-spanned="3" office:value-type="string">
            <text:p text:style-name="P37"><text:span text:style-name="T64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26">Фон, нЗв/ч</text:p>
          </table:table-cell>
          <table:table-cell table:style-name="t1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26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27"><text:span text:style-name="T28">H</text:span><text:span text:style-name="T14">1</text:span></text:p>
          </table:table-cell>
          <table:table-cell table:style-name="t17.D3" office:value-type="string">
            <text:p text:style-name="P26"><text:span text:style-name="T10">H</text:span><text:span text:style-name="T14">2</text:span></text:p>
          </table:table-cell>
          <table:table-cell table:style-name="t17.D3" office:value-type="string">
            <text:p text:style-name="P26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3">7<text:span text:style-name="T6">0</text:span> <text:span text:style-name="T4">мкЗв</text:span>/ч</text:p>
          </table:table-cell>
          <table:table-cell table:style-name="t17.D3" office:value-type="string">
            <text:p text:style-name="P21">$17-30</text:p>
          </table:table-cell>
          <table:table-cell table:style-name="t17.D3" office:value-type="string">
            <text:p text:style-name="P21">$17-40</text:p>
          </table:table-cell>
          <table:table-cell table:style-name="t17.D3" office:value-type="string">
            <text:p text:style-name="P21">$17-50</text:p>
          </table:table-cell>
          <table:table-cell table:style-name="t17.D3" office:value-type="string">
            <text:p text:style-name="P21">$17-60</text:p>
          </table:table-cell>
          <table:table-cell table:style-name="t17.D3" office:value-type="string">
            <text:p text:style-name="P21">$17-70</text:p>
          </table:table-cell>
          <table:table-cell table:style-name="t17.D3" office:value-type="string">
            <text:p text:style-name="P21">$17-80</text:p>
          </table:table-cell>
          <table:table-cell table:style-name="t17.D3" office:value-type="string">
            <text:p text:style-name="P22">$17-00</text:p>
          </table:table-cell>
          <table:table-cell table:style-name="t17.D3" office:value-type="string">
            <text:p text:style-name="P21">$17-10</text:p>
          </table:table-cell>
          <table:table-cell table:style-name="t17.D3" office:value-type="string">
            <text:p text:style-name="P21">$17-20</text:p>
          </table:table-cell>
          <table:table-cell table:style-name="t17.K5" table:number-rows-spanned="4" office:value-type="string">
            <text:p text:style-name="P8">±<text:span text:style-name="T6">15</text:span></text:p>
          </table:table-cell>
        </table:table-row>
        <table:table-row>
          <table:table-cell table:style-name="t17.A5" office:value-type="string">
            <text:p text:style-name="P13"><text:span text:style-name="T6">0,</text:span>7 <text:span text:style-name="T4">м</text:span>Зв/ч</text:p>
          </table:table-cell>
          <table:table-cell table:style-name="t17.D3" office:value-type="string">
            <text:p text:style-name="P21">$17-31</text:p>
          </table:table-cell>
          <table:table-cell table:style-name="t17.D3" office:value-type="string">
            <text:p text:style-name="P21">$17-41</text:p>
          </table:table-cell>
          <table:table-cell table:style-name="t17.D3" office:value-type="string">
            <text:p text:style-name="P21">$17-51</text:p>
          </table:table-cell>
          <table:table-cell table:style-name="t17.D3" office:value-type="string">
            <text:p text:style-name="P21">$17-61</text:p>
          </table:table-cell>
          <table:table-cell table:style-name="t17.D3" office:value-type="string">
            <text:p text:style-name="P21">$17-71</text:p>
          </table:table-cell>
          <table:table-cell table:style-name="t17.D3" office:value-type="string">
            <text:p text:style-name="P21">$17-81</text:p>
          </table:table-cell>
          <table:table-cell table:style-name="t17.D3" office:value-type="string">
            <text:p text:style-name="P22">$17-01</text:p>
          </table:table-cell>
          <table:table-cell table:style-name="t17.D3" office:value-type="string">
            <text:p text:style-name="P21">$17-11</text:p>
          </table:table-cell>
          <table:table-cell table:style-name="t17.D3" office:value-type="string">
            <text:p text:style-name="P21">$17-21</text:p>
          </table:table-cell>
          <table:covered-table-cell/>
        </table:table-row>
        <table:table-row>
          <table:table-cell table:style-name="t17.A5" office:value-type="string">
            <text:p text:style-name="P13">7 <text:span text:style-name="T4">м</text:span>Зв/ч</text:p>
          </table:table-cell>
          <table:table-cell table:style-name="t17.D3" office:value-type="string">
            <text:p text:style-name="P21">$17-32</text:p>
          </table:table-cell>
          <table:table-cell table:style-name="t17.D3" office:value-type="string">
            <text:p text:style-name="P21">$17-42</text:p>
          </table:table-cell>
          <table:table-cell table:style-name="t17.D3" office:value-type="string">
            <text:p text:style-name="P21">$17-52</text:p>
          </table:table-cell>
          <table:table-cell table:style-name="t17.D3" office:value-type="string">
            <text:p text:style-name="P21">$17-62</text:p>
          </table:table-cell>
          <table:table-cell table:style-name="t17.D3" office:value-type="string">
            <text:p text:style-name="P21">$17-72</text:p>
          </table:table-cell>
          <table:table-cell table:style-name="t17.D3" office:value-type="string">
            <text:p text:style-name="P21">$17-82</text:p>
          </table:table-cell>
          <table:table-cell table:style-name="t17.D3" office:value-type="string">
            <text:p text:style-name="P22">$17-02</text:p>
          </table:table-cell>
          <table:table-cell table:style-name="t17.D3" office:value-type="string">
            <text:p text:style-name="P21">$17-12</text:p>
          </table:table-cell>
          <table:table-cell table:style-name="t17.D3" office:value-type="string">
            <text:p text:style-name="P21">$17-22</text:p>
          </table:table-cell>
          <table:covered-table-cell/>
        </table:table-row>
        <table:table-row>
          <table:table-cell table:style-name="t17.A8" office:value-type="string">
            <text:p text:style-name="P13"><text:span text:style-name="T6">70</text:span> <text:span text:style-name="T4">м</text:span>Зв/ч</text:p>
          </table:table-cell>
          <table:table-cell table:style-name="t17.B8" office:value-type="string">
            <text:p text:style-name="P21">$17-33</text:p>
          </table:table-cell>
          <table:table-cell table:style-name="t17.B8" office:value-type="string">
            <text:p text:style-name="P21">$17-43</text:p>
          </table:table-cell>
          <table:table-cell table:style-name="t17.B8" office:value-type="string">
            <text:p text:style-name="P21">$17-53</text:p>
          </table:table-cell>
          <table:table-cell table:style-name="t17.B8" office:value-type="string">
            <text:p text:style-name="P21">$17-63</text:p>
          </table:table-cell>
          <table:table-cell table:style-name="t17.B8" office:value-type="string">
            <text:p text:style-name="P21">$17-73</text:p>
          </table:table-cell>
          <table:table-cell table:style-name="t17.B8" office:value-type="string">
            <text:p text:style-name="P21">$17-83</text:p>
          </table:table-cell>
          <table:table-cell table:style-name="t17.B8" office:value-type="string">
            <text:p text:style-name="P22">$17-03</text:p>
          </table:table-cell>
          <table:table-cell table:style-name="t17.B8" office:value-type="string">
            <text:p text:style-name="P21">$17-13</text:p>
          </table:table-cell>
          <table:table-cell table:style-name="t17.B8" office:value-type="string">
            <text:p text:style-name="P21">$17-23</text:p>
          </table:table-cell>
          <table:covered-table-cell/>
        </table:table-row>
      </table:table>
      <table:table table:name="t0" table:style-name="t0">
        <table:table-column table:style-name="t0.A"/>
        <table:table-column table:style-name="t0.B" table:number-columns-repeated="6"/>
        <table:table-column table:style-name="t0.H" table:number-columns-repeated="3"/>
        <table:table-column table:style-name="t0.K"/>
        <text:soft-page-break/>
        <table:table-row table:style-name="t0.1">
          <table:table-cell table:style-name="t0.A1" table:number-columns-spanned="11" office:value-type="string">
            <text:p text:style-name="P42"><text:span text:style-name="T7">Определение основной относительной погрешности измерения м</text:span><text:span text:style-name="T55">ощности дозы</text:span><text:span text:style-name="T56"> гамма излучения</text:span><text:span text:style-name="T7"> БДК</text:span><text:span text:style-name="T55">Г</text:span><text:span text:style-name="T7">-01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40">Мощность амбиентной эквивалент-ной дозы в <text:span text:style-name="T4">контроль-ной</text:span> точке <text:span text:style-name="T65">Ḣ</text:span><text:span text:style-name="T16">oi</text:span>, нЗв/ч</text:p>
          </table:table-cell>
          <table:table-cell table:style-name="t0.B2" table:number-rows-spanned="3" office:value-type="string">
            <text:p text:style-name="P39">Номер источ-ника</text:p>
          </table:table-cell>
          <table:table-cell table:style-name="t0.B2" table:number-rows-spanned="3" office:value-type="string">
            <text:p text:style-name="P39">Рассто-яние до источ-ника, </text:p>
            <text:p text:style-name="P53">R, см</text:p>
          </table:table-cell>
          <table:table-cell table:style-name="t0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39"><text:span text:style-name="T5">Относи-тельная</text:span><text:span text:style-name="T73"> </text:span><text:span text:style-name="T5">погреш-ность</text:span><text:span text:style-name="T73"> </text:span><text:span text:style-name="T72">измерения</text:span> </text:p>
            <text:p text:style-name="P39"><text:span text:style-name="T66">θ</text:span><text:span text:style-name="T22">пр</text:span><text:span text:style-name="T23">i</text:span><text:span text:style-name="T4">,</text:span> %</text:p>
          </table:table-cell>
          <table:table-cell table:style-name="t0.B2" table:number-rows-spanned="3" office:value-type="string">
            <text:p text:style-name="P41"><text:span text:style-name="T4">Довери-тель</text:span>ная граница погреш-ности измерения <text:span text:style-name="T67">Δ</text:span><text:span text:style-name="T24">i</text:span><text:span text:style-name="T6">,</text:span> %</text:p>
          </table:table-cell>
          <table:table-cell table:style-name="t0.K2" table:number-rows-spanned="3" office:value-type="string">
            <text:p text:style-name="P37"><text:span text:style-name="T64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26">Фон, нЗв/ч</text:p>
          </table:table-cell>
          <table:table-cell table:style-name="t0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0.D3" table:number-rows-spanned="2" office:value-type="string">
            <text:p text:style-name="P26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27"><text:span text:style-name="T28">H</text:span><text:span text:style-name="T14">1</text:span></text:p>
          </table:table-cell>
          <table:table-cell table:style-name="t0.D3" office:value-type="string">
            <text:p text:style-name="P26"><text:span text:style-name="T10">H</text:span><text:span text:style-name="T14">2</text:span></text:p>
          </table:table-cell>
          <table:table-cell table:style-name="t0.D3" office:value-type="string">
            <text:p text:style-name="P26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13">0,7 мкЗв/ч</text:p>
          </table:table-cell>
          <table:table-cell table:style-name="t0.D3" office:value-type="string">
            <text:p text:style-name="P21">$0-30</text:p>
          </table:table-cell>
          <table:table-cell table:style-name="t0.D3" office:value-type="string">
            <text:p text:style-name="P21">$0-40</text:p>
          </table:table-cell>
          <table:table-cell table:style-name="t0.D3" office:value-type="string">
            <text:p text:style-name="P21">$0-50</text:p>
          </table:table-cell>
          <table:table-cell table:style-name="t0.D3" office:value-type="string">
            <text:p text:style-name="P21">$0-60</text:p>
          </table:table-cell>
          <table:table-cell table:style-name="t0.D3" office:value-type="string">
            <text:p text:style-name="P21">$0-70</text:p>
          </table:table-cell>
          <table:table-cell table:style-name="t0.D3" office:value-type="string">
            <text:p text:style-name="P21">$0-80</text:p>
          </table:table-cell>
          <table:table-cell table:style-name="t0.D3" office:value-type="string">
            <text:p text:style-name="P22">$0-00</text:p>
          </table:table-cell>
          <table:table-cell table:style-name="t0.D3" office:value-type="string">
            <text:p text:style-name="P21">$0-10</text:p>
          </table:table-cell>
          <table:table-cell table:style-name="t0.D3" office:value-type="string">
            <text:p text:style-name="P21">$0-20</text:p>
          </table:table-cell>
          <table:table-cell table:style-name="t0.K5" table:number-rows-spanned="8" office:value-type="string">
            <text:p text:style-name="P8">±<text:span text:style-name="T6">15</text:span></text:p>
          </table:table-cell>
        </table:table-row>
        <table:table-row>
          <table:table-cell table:style-name="t0.A5" office:value-type="string">
            <text:p text:style-name="P13">7 мкЗв/ч</text:p>
          </table:table-cell>
          <table:table-cell table:style-name="t0.D3" office:value-type="string">
            <text:p text:style-name="P21">$0-31</text:p>
          </table:table-cell>
          <table:table-cell table:style-name="t0.D3" office:value-type="string">
            <text:p text:style-name="P21">$0-41</text:p>
          </table:table-cell>
          <table:table-cell table:style-name="t0.D3" office:value-type="string">
            <text:p text:style-name="P21">$0-51</text:p>
          </table:table-cell>
          <table:table-cell table:style-name="t0.D3" office:value-type="string">
            <text:p text:style-name="P21">$0-61</text:p>
          </table:table-cell>
          <table:table-cell table:style-name="t0.D3" office:value-type="string">
            <text:p text:style-name="P21">$0-71</text:p>
          </table:table-cell>
          <table:table-cell table:style-name="t0.D3" office:value-type="string">
            <text:p text:style-name="P21">$0-81</text:p>
          </table:table-cell>
          <table:table-cell table:style-name="t0.D3" office:value-type="string">
            <text:p text:style-name="P22">$0-01</text:p>
          </table:table-cell>
          <table:table-cell table:style-name="t0.D3" office:value-type="string">
            <text:p text:style-name="P21">$0-11</text:p>
          </table:table-cell>
          <table:table-cell table:style-name="t0.D3" office:value-type="string">
            <text:p text:style-name="P21">$0-21</text:p>
          </table:table-cell>
          <table:covered-table-cell/>
        </table:table-row>
        <table:table-row>
          <table:table-cell table:style-name="t0.A5" office:value-type="string">
            <text:p text:style-name="P13">70 мкЗв/ч</text:p>
          </table:table-cell>
          <table:table-cell table:style-name="t0.D3" office:value-type="string">
            <text:p text:style-name="P21">$0-32</text:p>
          </table:table-cell>
          <table:table-cell table:style-name="t0.D3" office:value-type="string">
            <text:p text:style-name="P21">$0-42</text:p>
          </table:table-cell>
          <table:table-cell table:style-name="t0.D3" office:value-type="string">
            <text:p text:style-name="P21">$0-52</text:p>
          </table:table-cell>
          <table:table-cell table:style-name="t0.D3" office:value-type="string">
            <text:p text:style-name="P21">$0-62</text:p>
          </table:table-cell>
          <table:table-cell table:style-name="t0.D3" office:value-type="string">
            <text:p text:style-name="P21">$0-72</text:p>
          </table:table-cell>
          <table:table-cell table:style-name="t0.D3" office:value-type="string">
            <text:p text:style-name="P21">$0-82</text:p>
          </table:table-cell>
          <table:table-cell table:style-name="t0.D3" office:value-type="string">
            <text:p text:style-name="P22">$0-02</text:p>
          </table:table-cell>
          <table:table-cell table:style-name="t0.D3" office:value-type="string">
            <text:p text:style-name="P21">$0-12</text:p>
          </table:table-cell>
          <table:table-cell table:style-name="t0.D3" office:value-type="string">
            <text:p text:style-name="P21">$0-22</text:p>
          </table:table-cell>
          <table:covered-table-cell/>
        </table:table-row>
        <table:table-row>
          <table:table-cell table:style-name="t0.A5" office:value-type="string">
            <text:p text:style-name="P13">0.7 мЗв/ч</text:p>
          </table:table-cell>
          <table:table-cell table:style-name="t0.D3" office:value-type="string">
            <text:p text:style-name="P21">$0-33</text:p>
          </table:table-cell>
          <table:table-cell table:style-name="t0.D3" office:value-type="string">
            <text:p text:style-name="P21">$0-43</text:p>
          </table:table-cell>
          <table:table-cell table:style-name="t0.D3" office:value-type="string">
            <text:p text:style-name="P21">$0-53</text:p>
          </table:table-cell>
          <table:table-cell table:style-name="t0.D3" office:value-type="string">
            <text:p text:style-name="P21">$0-63</text:p>
          </table:table-cell>
          <table:table-cell table:style-name="t0.D3" office:value-type="string">
            <text:p text:style-name="P21">$0-73</text:p>
          </table:table-cell>
          <table:table-cell table:style-name="t0.D3" office:value-type="string">
            <text:p text:style-name="P21">$0-83</text:p>
          </table:table-cell>
          <table:table-cell table:style-name="t0.D3" office:value-type="string">
            <text:p text:style-name="P22">$0-03</text:p>
          </table:table-cell>
          <table:table-cell table:style-name="t0.D3" office:value-type="string">
            <text:p text:style-name="P21">$0-13</text:p>
          </table:table-cell>
          <table:table-cell table:style-name="t0.D3" office:value-type="string">
            <text:p text:style-name="P21">$0-23</text:p>
          </table:table-cell>
          <table:covered-table-cell/>
        </table:table-row>
        <table:table-row>
          <table:table-cell table:style-name="t0.A5" office:value-type="string">
            <text:p text:style-name="P13">7,0 мЗв/ч</text:p>
          </table:table-cell>
          <table:table-cell table:style-name="t0.D3" office:value-type="string">
            <text:p text:style-name="P21">$0-34</text:p>
          </table:table-cell>
          <table:table-cell table:style-name="t0.D3" office:value-type="string">
            <text:p text:style-name="P21">$0-44</text:p>
          </table:table-cell>
          <table:table-cell table:style-name="t0.D3" office:value-type="string">
            <text:p text:style-name="P21">$0-54</text:p>
          </table:table-cell>
          <table:table-cell table:style-name="t0.D3" office:value-type="string">
            <text:p text:style-name="P21">$0-64</text:p>
          </table:table-cell>
          <table:table-cell table:style-name="t0.D3" office:value-type="string">
            <text:p text:style-name="P21">$0-74</text:p>
          </table:table-cell>
          <table:table-cell table:style-name="t0.D3" office:value-type="string">
            <text:p text:style-name="P21">$0-84</text:p>
          </table:table-cell>
          <table:table-cell table:style-name="t0.D3" office:value-type="string">
            <text:p text:style-name="P22">$0-04</text:p>
          </table:table-cell>
          <table:table-cell table:style-name="t0.D3" office:value-type="string">
            <text:p text:style-name="P21">$0-14</text:p>
          </table:table-cell>
          <table:table-cell table:style-name="t0.D3" office:value-type="string">
            <text:p text:style-name="P21">$0-24</text:p>
          </table:table-cell>
          <table:covered-table-cell/>
        </table:table-row>
        <table:table-row>
          <table:table-cell table:style-name="t0.A5" office:value-type="string">
            <text:p text:style-name="P13">70 мЗв/ч</text:p>
          </table:table-cell>
          <table:table-cell table:style-name="t0.D3" office:value-type="string">
            <text:p text:style-name="P21">$0-35</text:p>
          </table:table-cell>
          <table:table-cell table:style-name="t0.D3" office:value-type="string">
            <text:p text:style-name="P21">$0-45</text:p>
          </table:table-cell>
          <table:table-cell table:style-name="t0.D3" office:value-type="string">
            <text:p text:style-name="P21">$0-55</text:p>
          </table:table-cell>
          <table:table-cell table:style-name="t0.D3" office:value-type="string">
            <text:p text:style-name="P21">$0-65</text:p>
          </table:table-cell>
          <table:table-cell table:style-name="t0.D3" office:value-type="string">
            <text:p text:style-name="P21">$0-75</text:p>
          </table:table-cell>
          <table:table-cell table:style-name="t0.D3" office:value-type="string">
            <text:p text:style-name="P21">$0-85</text:p>
          </table:table-cell>
          <table:table-cell table:style-name="t0.D3" office:value-type="string">
            <text:p text:style-name="P22">$0-05</text:p>
          </table:table-cell>
          <table:table-cell table:style-name="t0.D3" office:value-type="string">
            <text:p text:style-name="P21">$0-15</text:p>
          </table:table-cell>
          <table:table-cell table:style-name="t0.D3" office:value-type="string">
            <text:p text:style-name="P21">$0-25</text:p>
          </table:table-cell>
          <table:covered-table-cell/>
        </table:table-row>
        <table:table-row>
          <table:table-cell table:style-name="t0.A5" office:value-type="string">
            <text:p text:style-name="P13"><text:span text:style-name="T4">0,7</text:span> Зв/ч</text:p>
          </table:table-cell>
          <table:table-cell table:style-name="t0.D3" office:value-type="string">
            <text:p text:style-name="P21">$0-36</text:p>
          </table:table-cell>
          <table:table-cell table:style-name="t0.D3" office:value-type="string">
            <text:p text:style-name="P21">$0-46</text:p>
          </table:table-cell>
          <table:table-cell table:style-name="t0.D3" office:value-type="string">
            <text:p text:style-name="P21">$0-56</text:p>
          </table:table-cell>
          <table:table-cell table:style-name="t0.D3" office:value-type="string">
            <text:p text:style-name="P21">$0-66</text:p>
          </table:table-cell>
          <table:table-cell table:style-name="t0.D3" office:value-type="string">
            <text:p text:style-name="P21">$0-76</text:p>
          </table:table-cell>
          <table:table-cell table:style-name="t0.D3" office:value-type="string">
            <text:p text:style-name="P21">$0-86</text:p>
          </table:table-cell>
          <table:table-cell table:style-name="t0.D3" office:value-type="string">
            <text:p text:style-name="P22">$0-06</text:p>
          </table:table-cell>
          <table:table-cell table:style-name="t0.D3" office:value-type="string">
            <text:p text:style-name="P21">$0-16</text:p>
          </table:table-cell>
          <table:table-cell table:style-name="t0.D3" office:value-type="string">
            <text:p text:style-name="P21">$0-26</text:p>
          </table:table-cell>
          <table:covered-table-cell/>
        </table:table-row>
        <table:table-row>
          <table:table-cell table:style-name="t0.A12" office:value-type="string">
            <text:p text:style-name="P13">7 Зв/ч</text:p>
          </table:table-cell>
          <table:table-cell table:style-name="t0.B12" office:value-type="string">
            <text:p text:style-name="P21">$0-37</text:p>
          </table:table-cell>
          <table:table-cell table:style-name="t0.B12" office:value-type="string">
            <text:p text:style-name="P21">$0-47</text:p>
          </table:table-cell>
          <table:table-cell table:style-name="t0.B12" office:value-type="string">
            <text:p text:style-name="P21">$0-57</text:p>
          </table:table-cell>
          <table:table-cell table:style-name="t0.B12" office:value-type="string">
            <text:p text:style-name="P21">$0-67</text:p>
          </table:table-cell>
          <table:table-cell table:style-name="t0.B12" office:value-type="string">
            <text:p text:style-name="P21">$0-77</text:p>
          </table:table-cell>
          <table:table-cell table:style-name="t0.B12" office:value-type="string">
            <text:p text:style-name="P21">$0-87</text:p>
          </table:table-cell>
          <table:table-cell table:style-name="t0.B12" office:value-type="string">
            <text:p text:style-name="P22">$0-07</text:p>
          </table:table-cell>
          <table:table-cell table:style-name="t0.B12" office:value-type="string">
            <text:p text:style-name="P21">$0-17</text:p>
          </table:table-cell>
          <table:table-cell table:style-name="t0.B12" office:value-type="string">
            <text:p text:style-name="P21">$0-27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42"><text:span text:style-name="T7">Определение основной относительной погрешности измерения м</text:span><text:span text:style-name="T55">ощности дозы</text:span><text:span text:style-name="T56"> гамма излучения</text:span><text:span text:style-name="T7"> БДК</text:span><text:span text:style-name="T55">Г</text:span><text:span text:style-name="T7">-03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0">Мощность амбиентной эквивалент-ной дозы в <text:span text:style-name="T4">контроль-ной</text:span> точке <text:span text:style-name="T65">Ḣ</text:span><text:span text:style-name="T16">oi</text:span>, нЗв/ч</text:p>
          </table:table-cell>
          <table:table-cell table:style-name="t1.B2" table:number-rows-spanned="3" office:value-type="string">
            <text:p text:style-name="P39">Номер источ-ника</text:p>
          </table:table-cell>
          <table:table-cell table:style-name="t1.B2" table:number-rows-spanned="3" office:value-type="string">
            <text:p text:style-name="P39">Рассто-яние до источ-ника, </text:p>
            <text:p text:style-name="P53">R, см</text:p>
          </table:table-cell>
          <table:table-cell table:style-name="t1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9"><text:span text:style-name="T5">Относи-тельная</text:span><text:span text:style-name="T73"> </text:span><text:span text:style-name="T5">погреш-ность</text:span><text:span text:style-name="T73"> </text:span><text:span text:style-name="T72">измерения</text:span> </text:p>
            <text:p text:style-name="P39"><text:span text:style-name="T66">θ</text:span><text:span text:style-name="T22">пр</text:span><text:span text:style-name="T23">i</text:span><text:span text:style-name="T4">,</text:span> %</text:p>
          </table:table-cell>
          <table:table-cell table:style-name="t1.B2" table:number-rows-spanned="3" office:value-type="string">
            <text:p text:style-name="P41"><text:span text:style-name="T4">Довери-тель</text:span>ная граница погреш-ности измерения <text:span text:style-name="T67">Δ</text:span><text:span text:style-name="T24">i</text:span><text:span text:style-name="T6">,</text:span> %</text:p>
          </table:table-cell>
          <table:table-cell table:style-name="t1.K2" table:number-rows-spanned="3" office:value-type="string">
            <text:p text:style-name="P37"><text:span text:style-name="T64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6">Фон, нЗв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28">H</text:span><text:span text:style-name="T14">1</text:span></text:p>
          </table:table-cell>
          <table:table-cell table:style-name="t1.D3" office:value-type="string">
            <text:p text:style-name="P26"><text:span text:style-name="T10">H</text:span><text:span text:style-name="T14">2</text:span></text:p>
          </table:table-cell>
          <table:table-cell table:style-name="t1.D3" office:value-type="string">
            <text:p text:style-name="P26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<text:span text:style-name="T6">0,07</text:span> мкЗв/ч</text:p>
          </table:table-cell>
          <table:table-cell table:style-name="t1.D3" office:value-type="string">
            <text:p text:style-name="P21">$1-30</text:p>
          </table:table-cell>
          <table:table-cell table:style-name="t1.D3" office:value-type="string">
            <text:p text:style-name="P21">$1-40</text:p>
          </table:table-cell>
          <table:table-cell table:style-name="t1.D3" office:value-type="string">
            <text:p text:style-name="P21">$1-50</text:p>
          </table:table-cell>
          <table:table-cell table:style-name="t1.D3" office:value-type="string">
            <text:p text:style-name="P21">$1-60</text:p>
          </table:table-cell>
          <table:table-cell table:style-name="t1.D3" office:value-type="string">
            <text:p text:style-name="P21">$1-70</text:p>
          </table:table-cell>
          <table:table-cell table:style-name="t1.D3" office:value-type="string">
            <text:p text:style-name="P21">$1-80</text:p>
          </table:table-cell>
          <table:table-cell table:style-name="t1.D3" office:value-type="string">
            <text:p text:style-name="P22">$1-00</text:p>
          </table:table-cell>
          <table:table-cell table:style-name="t1.D3" office:value-type="string">
            <text:p text:style-name="P21">$1-10</text:p>
          </table:table-cell>
          <table:table-cell table:style-name="t1.D3" office:value-type="string">
            <text:p text:style-name="P21">$1-20</text:p>
          </table:table-cell>
          <table:table-cell table:style-name="t1.K5" table:number-rows-spanned="5" office:value-type="string">
            <text:p text:style-name="P8">±<text:span text:style-name="T6">20</text:span></text:p>
          </table:table-cell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D3" office:value-type="string">
            <text:p text:style-name="P21">$1-31</text:p>
          </table:table-cell>
          <table:table-cell table:style-name="t1.D3" office:value-type="string">
            <text:p text:style-name="P21">$1-41</text:p>
          </table:table-cell>
          <table:table-cell table:style-name="t1.D3" office:value-type="string">
            <text:p text:style-name="P21">$1-51</text:p>
          </table:table-cell>
          <table:table-cell table:style-name="t1.D3" office:value-type="string">
            <text:p text:style-name="P21">$1-61</text:p>
          </table:table-cell>
          <table:table-cell table:style-name="t1.D3" office:value-type="string">
            <text:p text:style-name="P21">$1-71</text:p>
          </table:table-cell>
          <table:table-cell table:style-name="t1.D3" office:value-type="string">
            <text:p text:style-name="P21">$1-81</text:p>
          </table:table-cell>
          <table:table-cell table:style-name="t1.D3" office:value-type="string">
            <text:p text:style-name="P22">$1-01</text:p>
          </table:table-cell>
          <table:table-cell table:style-name="t1.D3" office:value-type="string">
            <text:p text:style-name="P21">$1-11</text:p>
          </table:table-cell>
          <table:table-cell table:style-name="t1.D3" office:value-type="string">
            <text:p text:style-name="P21">$1-21</text:p>
          </table:table-cell>
          <table:covered-table-cell/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D3" office:value-type="string">
            <text:p text:style-name="P21">$1-32</text:p>
          </table:table-cell>
          <table:table-cell table:style-name="t1.D3" office:value-type="string">
            <text:p text:style-name="P21">$1-42</text:p>
          </table:table-cell>
          <table:table-cell table:style-name="t1.D3" office:value-type="string">
            <text:p text:style-name="P21">$1-52</text:p>
          </table:table-cell>
          <table:table-cell table:style-name="t1.D3" office:value-type="string">
            <text:p text:style-name="P21">$1-62</text:p>
          </table:table-cell>
          <table:table-cell table:style-name="t1.D3" office:value-type="string">
            <text:p text:style-name="P21">$1-72</text:p>
          </table:table-cell>
          <table:table-cell table:style-name="t1.D3" office:value-type="string">
            <text:p text:style-name="P21">$1-82</text:p>
          </table:table-cell>
          <table:table-cell table:style-name="t1.D3" office:value-type="string">
            <text:p text:style-name="P22">$1-02</text:p>
          </table:table-cell>
          <table:table-cell table:style-name="t1.D3" office:value-type="string">
            <text:p text:style-name="P21">$1-12</text:p>
          </table:table-cell>
          <table:table-cell table:style-name="t1.D3" office:value-type="string">
            <text:p text:style-name="P21">$1-22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D3" office:value-type="string">
            <text:p text:style-name="P21">$1-33</text:p>
          </table:table-cell>
          <table:table-cell table:style-name="t1.D3" office:value-type="string">
            <text:p text:style-name="P21">$1-43</text:p>
          </table:table-cell>
          <table:table-cell table:style-name="t1.D3" office:value-type="string">
            <text:p text:style-name="P21">$1-53</text:p>
          </table:table-cell>
          <table:table-cell table:style-name="t1.D3" office:value-type="string">
            <text:p text:style-name="P21">$1-63</text:p>
          </table:table-cell>
          <table:table-cell table:style-name="t1.D3" office:value-type="string">
            <text:p text:style-name="P21">$1-73</text:p>
          </table:table-cell>
          <table:table-cell table:style-name="t1.D3" office:value-type="string">
            <text:p text:style-name="P21">$1-83</text:p>
          </table:table-cell>
          <table:table-cell table:style-name="t1.D3" office:value-type="string">
            <text:p text:style-name="P22">$1-03</text:p>
          </table:table-cell>
          <table:table-cell table:style-name="t1.D3" office:value-type="string">
            <text:p text:style-name="P21">$1-13</text:p>
          </table:table-cell>
          <table:table-cell table:style-name="t1.D3" office:value-type="string">
            <text:p text:style-name="P21">$1-23</text:p>
          </table:table-cell>
          <table:covered-table-cell/>
        </table:table-row>
        <table:table-row>
          <table:table-cell table:style-name="t1.A9" office:value-type="string">
            <text:p text:style-name="P13"><text:span text:style-name="T4">240</text:span> <text:span text:style-name="T4">мкЗв</text:span>/ч</text:p>
          </table:table-cell>
          <table:table-cell table:style-name="t1.B9" office:value-type="string">
            <text:p text:style-name="P21">$1-34</text:p>
          </table:table-cell>
          <table:table-cell table:style-name="t1.B9" office:value-type="string">
            <text:p text:style-name="P21">$1-44</text:p>
          </table:table-cell>
          <table:table-cell table:style-name="t1.B9" office:value-type="string">
            <text:p text:style-name="P21">$1-54</text:p>
          </table:table-cell>
          <table:table-cell table:style-name="t1.B9" office:value-type="string">
            <text:p text:style-name="P21">$1-64</text:p>
          </table:table-cell>
          <table:table-cell table:style-name="t1.B9" office:value-type="string">
            <text:p text:style-name="P21">$1-74</text:p>
          </table:table-cell>
          <table:table-cell table:style-name="t1.B9" office:value-type="string">
            <text:p text:style-name="P21">$1-84</text:p>
          </table:table-cell>
          <table:table-cell table:style-name="t1.B9" office:value-type="string">
            <text:p text:style-name="P22">$1-04</text:p>
          </table:table-cell>
          <table:table-cell table:style-name="t1.B9" office:value-type="string">
            <text:p text:style-name="P21">$1-14</text:p>
          </table:table-cell>
          <table:table-cell table:style-name="t1.B9" office:value-type="string">
            <text:p text:style-name="P21">$1-24</text:p>
          </table:table-cell>
          <table:covered-table-cell/>
        </table:table-row>
      </table:table>
      <text:p text:style-name="Text_20_body"/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42"><text:span text:style-name="T7">Определение основной относительной погрешности измерения м</text:span><text:span text:style-name="T55">ощности дозы</text:span><text:span text:style-name="T56"> гамма излучения</text:span><text:span text:style-name="T7"> БДК</text:span><text:span text:style-name="T55">Г</text:span><text:span text:style-name="T7">-04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0">Мощность амбиентной эквивалент-ной дозы в <text:span text:style-name="T4">контроль-ной</text:span> точке <text:span text:style-name="T65">Ḣ</text:span><text:span text:style-name="T16">oi</text:span>, нЗв/ч</text:p>
          </table:table-cell>
          <table:table-cell table:style-name="t2.B2" table:number-rows-spanned="3" office:value-type="string">
            <text:p text:style-name="P39">Номер источ-ника</text:p>
          </table:table-cell>
          <table:table-cell table:style-name="t2.B2" table:number-rows-spanned="3" office:value-type="string">
            <text:p text:style-name="P39">Рассто-яние до источ-ника, </text:p>
            <text:p text:style-name="P53">R, см</text:p>
          </table:table-cell>
          <table:table-cell table:style-name="t2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9"><text:span text:style-name="T5">Относи-тельная</text:span><text:span text:style-name="T73"> </text:span><text:span text:style-name="T5">погреш-ность</text:span><text:span text:style-name="T73"> </text:span><text:span text:style-name="T72">измерения</text:span> </text:p>
            <text:p text:style-name="P39"><text:span text:style-name="T66">θ</text:span><text:span text:style-name="T22">пр</text:span><text:span text:style-name="T23">i</text:span><text:span text:style-name="T4">,</text:span> %</text:p>
          </table:table-cell>
          <table:table-cell table:style-name="t2.B2" table:number-rows-spanned="3" office:value-type="string">
            <text:p text:style-name="P41"><text:span text:style-name="T4">Довери-тель</text:span>ная граница погреш-ности измерения <text:span text:style-name="T67">Δ</text:span><text:span text:style-name="T24">i</text:span><text:span text:style-name="T6">,</text:span> %</text:p>
          </table:table-cell>
          <table:table-cell table:style-name="t2.K2" table:number-rows-spanned="3" office:value-type="string">
            <text:p text:style-name="P37"><text:span text:style-name="T64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6">Фон, нЗв/ч</text:p>
          </table:table-cell>
          <table:table-cell table:style-name="t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6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7"><text:span text:style-name="T28">H</text:span><text:span text:style-name="T14">1</text:span></text:p>
          </table:table-cell>
          <table:table-cell table:style-name="t2.D3" office:value-type="string">
            <text:p text:style-name="P26"><text:span text:style-name="T10">H</text:span><text:span text:style-name="T14">2</text:span></text:p>
          </table:table-cell>
          <table:table-cell table:style-name="t2.D3" office:value-type="string">
            <text:p text:style-name="P26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<text:span text:style-name="T6">0,07</text:span> мкЗв/ч</text:p>
          </table:table-cell>
          <table:table-cell table:style-name="t2.D3" office:value-type="string">
            <text:p text:style-name="P21">$2-30</text:p>
          </table:table-cell>
          <table:table-cell table:style-name="t2.D3" office:value-type="string">
            <text:p text:style-name="P21">$2-40</text:p>
          </table:table-cell>
          <table:table-cell table:style-name="t2.D3" office:value-type="string">
            <text:p text:style-name="P21">$2-50</text:p>
          </table:table-cell>
          <table:table-cell table:style-name="t2.D3" office:value-type="string">
            <text:p text:style-name="P21">$2-60</text:p>
          </table:table-cell>
          <table:table-cell table:style-name="t2.D3" office:value-type="string">
            <text:p text:style-name="P21">$2-70</text:p>
          </table:table-cell>
          <table:table-cell table:style-name="t2.D3" office:value-type="string">
            <text:p text:style-name="P21">$2-80</text:p>
          </table:table-cell>
          <table:table-cell table:style-name="t2.D3" office:value-type="string">
            <text:p text:style-name="P22">$2-00</text:p>
          </table:table-cell>
          <table:table-cell table:style-name="t2.D3" office:value-type="string">
            <text:p text:style-name="P21">$2-10</text:p>
          </table:table-cell>
          <table:table-cell table:style-name="t2.D3" office:value-type="string">
            <text:p text:style-name="P21">$2-20</text:p>
          </table:table-cell>
          <table:table-cell table:style-name="t2.K5" table:number-rows-spanned="9" office:value-type="string">
            <text:p text:style-name="P8">±<text:span text:style-name="T6">15</text:span></text:p>
          </table:table-cell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D3" office:value-type="string">
            <text:p text:style-name="P21">$2-31</text:p>
          </table:table-cell>
          <table:table-cell table:style-name="t2.D3" office:value-type="string">
            <text:p text:style-name="P21">$2-41</text:p>
          </table:table-cell>
          <table:table-cell table:style-name="t2.D3" office:value-type="string">
            <text:p text:style-name="P21">$2-51</text:p>
          </table:table-cell>
          <table:table-cell table:style-name="t2.D3" office:value-type="string">
            <text:p text:style-name="P21">$2-61</text:p>
          </table:table-cell>
          <table:table-cell table:style-name="t2.D3" office:value-type="string">
            <text:p text:style-name="P21">$2-71</text:p>
          </table:table-cell>
          <table:table-cell table:style-name="t2.D3" office:value-type="string">
            <text:p text:style-name="P21">$2-81</text:p>
          </table:table-cell>
          <table:table-cell table:style-name="t2.D3" office:value-type="string">
            <text:p text:style-name="P22">$2-01</text:p>
          </table:table-cell>
          <table:table-cell table:style-name="t2.D3" office:value-type="string">
            <text:p text:style-name="P21">$2-11</text:p>
          </table:table-cell>
          <table:table-cell table:style-name="t2.D3" office:value-type="string">
            <text:p text:style-name="P21">$2-21</text:p>
          </table:table-cell>
          <table:covered-table-cell/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D3" office:value-type="string">
            <text:p text:style-name="P21">$2-32</text:p>
          </table:table-cell>
          <table:table-cell table:style-name="t2.D3" office:value-type="string">
            <text:p text:style-name="P21">$2-42</text:p>
          </table:table-cell>
          <table:table-cell table:style-name="t2.D3" office:value-type="string">
            <text:p text:style-name="P21">$2-52</text:p>
          </table:table-cell>
          <table:table-cell table:style-name="t2.D3" office:value-type="string">
            <text:p text:style-name="P21">$2-62</text:p>
          </table:table-cell>
          <table:table-cell table:style-name="t2.D3" office:value-type="string">
            <text:p text:style-name="P21">$2-72</text:p>
          </table:table-cell>
          <table:table-cell table:style-name="t2.D3" office:value-type="string">
            <text:p text:style-name="P21">$2-82</text:p>
          </table:table-cell>
          <table:table-cell table:style-name="t2.D3" office:value-type="string">
            <text:p text:style-name="P22">$2-02</text:p>
          </table:table-cell>
          <table:table-cell table:style-name="t2.D3" office:value-type="string">
            <text:p text:style-name="P21">$2-12</text:p>
          </table:table-cell>
          <table:table-cell table:style-name="t2.D3" office:value-type="string">
            <text:p text:style-name="P21">$2-22</text:p>
          </table:table-cell>
          <table:covered-table-cell/>
        </table:table-row>
        <table:table-row>
          <table:table-cell table:style-name="t2.A5" office:value-type="string">
            <text:p text:style-name="P13">70 мкЗв/ч</text:p>
          </table:table-cell>
          <table:table-cell table:style-name="t2.D3" office:value-type="string">
            <text:p text:style-name="P21">$2-33</text:p>
          </table:table-cell>
          <table:table-cell table:style-name="t2.D3" office:value-type="string">
            <text:p text:style-name="P21">$2-43</text:p>
          </table:table-cell>
          <table:table-cell table:style-name="t2.D3" office:value-type="string">
            <text:p text:style-name="P21">$2-53</text:p>
          </table:table-cell>
          <table:table-cell table:style-name="t2.D3" office:value-type="string">
            <text:p text:style-name="P21">$2-63</text:p>
          </table:table-cell>
          <table:table-cell table:style-name="t2.D3" office:value-type="string">
            <text:p text:style-name="P21">$2-73</text:p>
          </table:table-cell>
          <table:table-cell table:style-name="t2.D3" office:value-type="string">
            <text:p text:style-name="P21">$2-83</text:p>
          </table:table-cell>
          <table:table-cell table:style-name="t2.D3" office:value-type="string">
            <text:p text:style-name="P22">$2-03</text:p>
          </table:table-cell>
          <table:table-cell table:style-name="t2.D3" office:value-type="string">
            <text:p text:style-name="P21">$2-13</text:p>
          </table:table-cell>
          <table:table-cell table:style-name="t2.D3" office:value-type="string">
            <text:p text:style-name="P21">$2-23</text:p>
          </table:table-cell>
          <table:covered-table-cell/>
        </table:table-row>
        <table:table-row>
          <table:table-cell table:style-name="t2.A5" office:value-type="string">
            <text:p text:style-name="P13">0.7 мЗв/ч</text:p>
          </table:table-cell>
          <table:table-cell table:style-name="t2.D3" office:value-type="string">
            <text:p text:style-name="P21">$2-34</text:p>
          </table:table-cell>
          <table:table-cell table:style-name="t2.D3" office:value-type="string">
            <text:p text:style-name="P21">$2-44</text:p>
          </table:table-cell>
          <table:table-cell table:style-name="t2.D3" office:value-type="string">
            <text:p text:style-name="P21">$2-54</text:p>
          </table:table-cell>
          <table:table-cell table:style-name="t2.D3" office:value-type="string">
            <text:p text:style-name="P21">$2-64</text:p>
          </table:table-cell>
          <table:table-cell table:style-name="t2.D3" office:value-type="string">
            <text:p text:style-name="P21">$2-74</text:p>
          </table:table-cell>
          <table:table-cell table:style-name="t2.D3" office:value-type="string">
            <text:p text:style-name="P21">$2-84</text:p>
          </table:table-cell>
          <table:table-cell table:style-name="t2.D3" office:value-type="string">
            <text:p text:style-name="P22">$2-04</text:p>
          </table:table-cell>
          <table:table-cell table:style-name="t2.D3" office:value-type="string">
            <text:p text:style-name="P21">$2-14</text:p>
          </table:table-cell>
          <table:table-cell table:style-name="t2.D3" office:value-type="string">
            <text:p text:style-name="P21">$2-24</text:p>
          </table:table-cell>
          <table:covered-table-cell/>
        </table:table-row>
        <table:table-row>
          <table:table-cell table:style-name="t2.A5" office:value-type="string">
            <text:p text:style-name="P13">7,0 мЗв/ч</text:p>
          </table:table-cell>
          <table:table-cell table:style-name="t2.D3" office:value-type="string">
            <text:p text:style-name="P21">$2-35</text:p>
          </table:table-cell>
          <table:table-cell table:style-name="t2.D3" office:value-type="string">
            <text:p text:style-name="P21">$2-45</text:p>
          </table:table-cell>
          <table:table-cell table:style-name="t2.D3" office:value-type="string">
            <text:p text:style-name="P21">$2-55</text:p>
          </table:table-cell>
          <table:table-cell table:style-name="t2.D3" office:value-type="string">
            <text:p text:style-name="P21">$2-65</text:p>
          </table:table-cell>
          <table:table-cell table:style-name="t2.D3" office:value-type="string">
            <text:p text:style-name="P21">$2-75</text:p>
          </table:table-cell>
          <table:table-cell table:style-name="t2.D3" office:value-type="string">
            <text:p text:style-name="P21">$2-85</text:p>
          </table:table-cell>
          <table:table-cell table:style-name="t2.D3" office:value-type="string">
            <text:p text:style-name="P22">$2-05</text:p>
          </table:table-cell>
          <table:table-cell table:style-name="t2.D3" office:value-type="string">
            <text:p text:style-name="P21">$2-15</text:p>
          </table:table-cell>
          <table:table-cell table:style-name="t2.D3" office:value-type="string">
            <text:p text:style-name="P21">$2-25</text:p>
          </table:table-cell>
          <table:covered-table-cell/>
        </table:table-row>
        <table:table-row>
          <table:table-cell table:style-name="t2.A5" office:value-type="string">
            <text:p text:style-name="P13">70 мЗв/ч</text:p>
          </table:table-cell>
          <table:table-cell table:style-name="t2.D3" office:value-type="string">
            <text:p text:style-name="P21">$2-36</text:p>
          </table:table-cell>
          <table:table-cell table:style-name="t2.D3" office:value-type="string">
            <text:p text:style-name="P21">$2-46</text:p>
          </table:table-cell>
          <table:table-cell table:style-name="t2.D3" office:value-type="string">
            <text:p text:style-name="P21">$2-56</text:p>
          </table:table-cell>
          <table:table-cell table:style-name="t2.D3" office:value-type="string">
            <text:p text:style-name="P21">$2-66</text:p>
          </table:table-cell>
          <table:table-cell table:style-name="t2.D3" office:value-type="string">
            <text:p text:style-name="P21">$2-76</text:p>
          </table:table-cell>
          <table:table-cell table:style-name="t2.D3" office:value-type="string">
            <text:p text:style-name="P21">$2-86</text:p>
          </table:table-cell>
          <table:table-cell table:style-name="t2.D3" office:value-type="string">
            <text:p text:style-name="P22">$2-06</text:p>
          </table:table-cell>
          <table:table-cell table:style-name="t2.D3" office:value-type="string">
            <text:p text:style-name="P21">$2-16</text:p>
          </table:table-cell>
          <table:table-cell table:style-name="t2.D3" office:value-type="string">
            <text:p text:style-name="P21">$2-26</text:p>
          </table:table-cell>
          <table:covered-table-cell/>
        </table:table-row>
        <table:table-row>
          <table:table-cell table:style-name="t2.A5" office:value-type="string">
            <text:p text:style-name="P13"><text:span text:style-name="T4">0,7</text:span> Зв/ч</text:p>
          </table:table-cell>
          <table:table-cell table:style-name="t2.D3" office:value-type="string">
            <text:p text:style-name="P21">$2-37</text:p>
          </table:table-cell>
          <table:table-cell table:style-name="t2.D3" office:value-type="string">
            <text:p text:style-name="P21">$2-47</text:p>
          </table:table-cell>
          <table:table-cell table:style-name="t2.D3" office:value-type="string">
            <text:p text:style-name="P21">$2-57</text:p>
          </table:table-cell>
          <table:table-cell table:style-name="t2.D3" office:value-type="string">
            <text:p text:style-name="P21">$2-67</text:p>
          </table:table-cell>
          <table:table-cell table:style-name="t2.D3" office:value-type="string">
            <text:p text:style-name="P21">$2-77</text:p>
          </table:table-cell>
          <table:table-cell table:style-name="t2.D3" office:value-type="string">
            <text:p text:style-name="P21">$2-87</text:p>
          </table:table-cell>
          <table:table-cell table:style-name="t2.D3" office:value-type="string">
            <text:p text:style-name="P22">$2-07</text:p>
          </table:table-cell>
          <table:table-cell table:style-name="t2.D3" office:value-type="string">
            <text:p text:style-name="P21">$2-17</text:p>
          </table:table-cell>
          <table:table-cell table:style-name="t2.D3" office:value-type="string">
            <text:p text:style-name="P21">$2-27</text:p>
          </table:table-cell>
          <table:covered-table-cell/>
        </table:table-row>
        <table:table-row>
          <table:table-cell table:style-name="t2.A13" office:value-type="string">
            <text:p text:style-name="P13">7 Зв/ч</text:p>
          </table:table-cell>
          <table:table-cell table:style-name="t2.B13" office:value-type="string">
            <text:p text:style-name="P21">$2-3<text:span text:style-name="T6">8</text:span></text:p>
          </table:table-cell>
          <table:table-cell table:style-name="t2.B13" office:value-type="string">
            <text:p text:style-name="P21">$2-4<text:span text:style-name="T6">8</text:span></text:p>
          </table:table-cell>
          <table:table-cell table:style-name="t2.B13" office:value-type="string">
            <text:p text:style-name="P21">$2-5<text:span text:style-name="T6">8</text:span></text:p>
          </table:table-cell>
          <table:table-cell table:style-name="t2.B13" office:value-type="string">
            <text:p text:style-name="P21">$2-6<text:span text:style-name="T6">8</text:span></text:p>
          </table:table-cell>
          <table:table-cell table:style-name="t2.B13" office:value-type="string">
            <text:p text:style-name="P21">$2-7<text:span text:style-name="T6">8</text:span></text:p>
          </table:table-cell>
          <table:table-cell table:style-name="t2.B13" office:value-type="string">
            <text:p text:style-name="P21">$2-8<text:span text:style-name="T6">8</text:span></text:p>
          </table:table-cell>
          <table:table-cell table:style-name="t2.B13" office:value-type="string">
            <text:p text:style-name="P22">$2-08</text:p>
          </table:table-cell>
          <table:table-cell table:style-name="t2.B13" office:value-type="string">
            <text:p text:style-name="P21">$2-1<text:span text:style-name="T6">8</text:span></text:p>
          </table:table-cell>
          <table:table-cell table:style-name="t2.B13" office:value-type="string">
            <text:p text:style-name="P21">$2-2<text:span text:style-name="T6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42"><text:span text:style-name="T7">Определение основной относительной погрешности измерения м</text:span><text:span text:style-name="T55">ощности дозы</text:span><text:span text:style-name="T56"> гамма излучения</text:span><text:span text:style-name="T7"> БДК</text:span><text:span text:style-name="T55">Г</text:span><text:span text:style-name="T7">-05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0">Мощность амбиентной эквивалент-ной дозы в <text:span text:style-name="T4">контроль-ной</text:span> точке <text:span text:style-name="T65">Ḣ</text:span><text:span text:style-name="T16">oi</text:span>, нЗв/ч</text:p>
          </table:table-cell>
          <table:table-cell table:style-name="t3.B2" table:number-rows-spanned="3" office:value-type="string">
            <text:p text:style-name="P39">Номер источ-ника</text:p>
          </table:table-cell>
          <table:table-cell table:style-name="t3.B2" table:number-rows-spanned="3" office:value-type="string">
            <text:p text:style-name="P39">Рассто-яние до источ-ника, </text:p>
            <text:p text:style-name="P53">R, см</text:p>
          </table:table-cell>
          <table:table-cell table:style-name="t3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9"><text:span text:style-name="T5">Относи-тельная</text:span><text:span text:style-name="T73"> </text:span><text:span text:style-name="T5">погреш-ность</text:span><text:span text:style-name="T73"> </text:span><text:span text:style-name="T72">измерения</text:span> </text:p>
            <text:p text:style-name="P39"><text:span text:style-name="T66">θ</text:span><text:span text:style-name="T22">пр</text:span><text:span text:style-name="T23">i</text:span><text:span text:style-name="T4">,</text:span> %</text:p>
          </table:table-cell>
          <table:table-cell table:style-name="t3.B2" table:number-rows-spanned="3" office:value-type="string">
            <text:p text:style-name="P41"><text:span text:style-name="T4">Довери-тель</text:span>ная граница погреш-ности измерения <text:span text:style-name="T67">Δ</text:span><text:span text:style-name="T24">i</text:span><text:span text:style-name="T6">,</text:span> %</text:p>
          </table:table-cell>
          <table:table-cell table:style-name="t3.K2" table:number-rows-spanned="3" office:value-type="string">
            <text:p text:style-name="P37"><text:span text:style-name="T64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6">Фон, нЗв/ч</text:p>
          </table:table-cell>
          <table:table-cell table:style-name="t3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6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7"><text:span text:style-name="T28">H</text:span><text:span text:style-name="T14">1</text:span></text:p>
          </table:table-cell>
          <table:table-cell table:style-name="t3.D3" office:value-type="string">
            <text:p text:style-name="P26"><text:span text:style-name="T10">H</text:span><text:span text:style-name="T14">2</text:span></text:p>
          </table:table-cell>
          <table:table-cell table:style-name="t3.D3" office:value-type="string">
            <text:p text:style-name="P26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<text:span text:style-name="T6">0,07</text:span> мкЗв/ч</text:p>
          </table:table-cell>
          <table:table-cell table:style-name="t3.D3" office:value-type="string">
            <text:p text:style-name="P21">$3-30</text:p>
          </table:table-cell>
          <table:table-cell table:style-name="t3.D3" office:value-type="string">
            <text:p text:style-name="P21">$3-40</text:p>
          </table:table-cell>
          <table:table-cell table:style-name="t3.D3" office:value-type="string">
            <text:p text:style-name="P21">$3-50</text:p>
          </table:table-cell>
          <table:table-cell table:style-name="t3.D3" office:value-type="string">
            <text:p text:style-name="P21">$3-60</text:p>
          </table:table-cell>
          <table:table-cell table:style-name="t3.D3" office:value-type="string">
            <text:p text:style-name="P21">$3-70</text:p>
          </table:table-cell>
          <table:table-cell table:style-name="t3.D3" office:value-type="string">
            <text:p text:style-name="P21">$3-80</text:p>
          </table:table-cell>
          <table:table-cell table:style-name="t3.D3" office:value-type="string">
            <text:p text:style-name="P22">$3-00</text:p>
          </table:table-cell>
          <table:table-cell table:style-name="t3.D3" office:value-type="string">
            <text:p text:style-name="P21">$3-10</text:p>
          </table:table-cell>
          <table:table-cell table:style-name="t3.D3" office:value-type="string">
            <text:p text:style-name="P21">$3-20</text:p>
          </table:table-cell>
          <table:table-cell table:style-name="t3.K5" table:number-rows-spanned="4" office:value-type="string">
            <text:p text:style-name="P8">±<text:span text:style-name="T6">15</text:span></text:p>
          </table:table-cell>
        </table:table-row>
        <table:table-row>
          <table:table-cell table:style-name="t3.A5" office:value-type="string">
            <text:p text:style-name="P13">0,7 мкЗв/ч</text:p>
          </table:table-cell>
          <table:table-cell table:style-name="t3.D3" office:value-type="string">
            <text:p text:style-name="P21">$3-31</text:p>
          </table:table-cell>
          <table:table-cell table:style-name="t3.D3" office:value-type="string">
            <text:p text:style-name="P21">$3-41</text:p>
          </table:table-cell>
          <table:table-cell table:style-name="t3.D3" office:value-type="string">
            <text:p text:style-name="P21">$3-51</text:p>
          </table:table-cell>
          <table:table-cell table:style-name="t3.D3" office:value-type="string">
            <text:p text:style-name="P21">$3-61</text:p>
          </table:table-cell>
          <table:table-cell table:style-name="t3.D3" office:value-type="string">
            <text:p text:style-name="P21">$3-71</text:p>
          </table:table-cell>
          <table:table-cell table:style-name="t3.D3" office:value-type="string">
            <text:p text:style-name="P21">$3-81</text:p>
          </table:table-cell>
          <table:table-cell table:style-name="t3.D3" office:value-type="string">
            <text:p text:style-name="P22">$3-01</text:p>
          </table:table-cell>
          <table:table-cell table:style-name="t3.D3" office:value-type="string">
            <text:p text:style-name="P21">$3-11</text:p>
          </table:table-cell>
          <table:table-cell table:style-name="t3.D3" office:value-type="string">
            <text:p text:style-name="P21">$3-21</text:p>
          </table:table-cell>
          <table:covered-table-cell/>
        </table:table-row>
        <table:table-row>
          <table:table-cell table:style-name="t3.A5" office:value-type="string">
            <text:p text:style-name="P13">7 мкЗв/ч</text:p>
          </table:table-cell>
          <table:table-cell table:style-name="t3.D3" office:value-type="string">
            <text:p text:style-name="P21">$3-32</text:p>
          </table:table-cell>
          <table:table-cell table:style-name="t3.D3" office:value-type="string">
            <text:p text:style-name="P21">$3-42</text:p>
          </table:table-cell>
          <table:table-cell table:style-name="t3.D3" office:value-type="string">
            <text:p text:style-name="P21">$3-52</text:p>
          </table:table-cell>
          <table:table-cell table:style-name="t3.D3" office:value-type="string">
            <text:p text:style-name="P21">$3-62</text:p>
          </table:table-cell>
          <table:table-cell table:style-name="t3.D3" office:value-type="string">
            <text:p text:style-name="P21">$3-72</text:p>
          </table:table-cell>
          <table:table-cell table:style-name="t3.D3" office:value-type="string">
            <text:p text:style-name="P21">$3-82</text:p>
          </table:table-cell>
          <table:table-cell table:style-name="t3.D3" office:value-type="string">
            <text:p text:style-name="P22">$3-02</text:p>
          </table:table-cell>
          <table:table-cell table:style-name="t3.D3" office:value-type="string">
            <text:p text:style-name="P21">$3-12</text:p>
          </table:table-cell>
          <table:table-cell table:style-name="t3.D3" office:value-type="string">
            <text:p text:style-name="P21">$3-22</text:p>
          </table:table-cell>
          <table:covered-table-cell/>
        </table:table-row>
        <table:table-row>
          <table:table-cell table:style-name="t3.A8" office:value-type="string">
            <text:p text:style-name="P13">70 мкЗв/ч</text:p>
          </table:table-cell>
          <table:table-cell table:style-name="t3.B8" office:value-type="string">
            <text:p text:style-name="P21">$3-33</text:p>
          </table:table-cell>
          <table:table-cell table:style-name="t3.B8" office:value-type="string">
            <text:p text:style-name="P21">$3-43</text:p>
          </table:table-cell>
          <table:table-cell table:style-name="t3.B8" office:value-type="string">
            <text:p text:style-name="P21">$3-53</text:p>
          </table:table-cell>
          <table:table-cell table:style-name="t3.B8" office:value-type="string">
            <text:p text:style-name="P21">$3-63</text:p>
          </table:table-cell>
          <table:table-cell table:style-name="t3.B8" office:value-type="string">
            <text:p text:style-name="P21">$3-73</text:p>
          </table:table-cell>
          <table:table-cell table:style-name="t3.B8" office:value-type="string">
            <text:p text:style-name="P21">$3-83</text:p>
          </table:table-cell>
          <table:table-cell table:style-name="t3.B8" office:value-type="string">
            <text:p text:style-name="P22">$3-03</text:p>
          </table:table-cell>
          <table:table-cell table:style-name="t3.B8" office:value-type="string">
            <text:p text:style-name="P21">$3-13</text:p>
          </table:table-cell>
          <table:table-cell table:style-name="t3.B8" office:value-type="string">
            <text:p text:style-name="P21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42"><text:span text:style-name="T7">Определение основной относительной погрешности измерения м</text:span><text:span text:style-name="T55">ощности дозы</text:span><text:span text:style-name="T56"> гамма излучения</text:span><text:span text:style-name="T7"> БДК</text:span><text:span text:style-name="T55">Г</text:span><text:span text:style-name="T7">-11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0">Мощность амбиентной эквивалент-ной дозы в <text:span text:style-name="T4">контроль-ной</text:span> точке <text:span text:style-name="T65">Ḣ</text:span><text:span text:style-name="T16">oi</text:span>, нЗв/ч</text:p>
          </table:table-cell>
          <table:table-cell table:style-name="t4.B2" table:number-rows-spanned="3" office:value-type="string">
            <text:p text:style-name="P39">Номер источ-ника</text:p>
          </table:table-cell>
          <table:table-cell table:style-name="t4.B2" table:number-rows-spanned="3" office:value-type="string">
            <text:p text:style-name="P39">Рассто-яние до источ-ника, </text:p>
            <text:p text:style-name="P53">R, см</text:p>
          </table:table-cell>
          <table:table-cell table:style-name="t4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9"><text:span text:style-name="T5">Относи-тельная</text:span><text:span text:style-name="T73"> </text:span><text:span text:style-name="T5">погреш-ность</text:span><text:span text:style-name="T73"> </text:span><text:span text:style-name="T72">измерения</text:span> </text:p>
            <text:p text:style-name="P39"><text:span text:style-name="T66">θ</text:span><text:span text:style-name="T22">пр</text:span><text:span text:style-name="T23">i</text:span><text:span text:style-name="T4">,</text:span> %</text:p>
          </table:table-cell>
          <table:table-cell table:style-name="t4.B2" table:number-rows-spanned="3" office:value-type="string">
            <text:p text:style-name="P41"><text:span text:style-name="T4">Довери-тель</text:span>ная граница погреш-ности измерения <text:span text:style-name="T67">Δ</text:span><text:span text:style-name="T24">i</text:span><text:span text:style-name="T6">,</text:span> %</text:p>
          </table:table-cell>
          <table:table-cell table:style-name="t4.K2" table:number-rows-spanned="3" office:value-type="string">
            <text:p text:style-name="P37"><text:span text:style-name="T64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6">Фон, нЗв/ч</text:p>
          </table:table-cell>
          <table:table-cell table:style-name="t4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6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7"><text:span text:style-name="T28">H</text:span><text:span text:style-name="T14">1</text:span></text:p>
          </table:table-cell>
          <table:table-cell table:style-name="t4.D3" office:value-type="string">
            <text:p text:style-name="P26"><text:span text:style-name="T10">H</text:span><text:span text:style-name="T14">2</text:span></text:p>
          </table:table-cell>
          <table:table-cell table:style-name="t4.D3" office:value-type="string">
            <text:p text:style-name="P26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<text:span text:style-name="T6">0,07</text:span> мкЗв/ч</text:p>
          </table:table-cell>
          <table:table-cell table:style-name="t4.D3" office:value-type="string">
            <text:p text:style-name="P21">$4-30</text:p>
          </table:table-cell>
          <table:table-cell table:style-name="t4.D3" office:value-type="string">
            <text:p text:style-name="P21">$4-40</text:p>
          </table:table-cell>
          <table:table-cell table:style-name="t4.D3" office:value-type="string">
            <text:p text:style-name="P21">$4-50</text:p>
          </table:table-cell>
          <table:table-cell table:style-name="t4.D3" office:value-type="string">
            <text:p text:style-name="P21">$4-60</text:p>
          </table:table-cell>
          <table:table-cell table:style-name="t4.D3" office:value-type="string">
            <text:p text:style-name="P21">$4-70</text:p>
          </table:table-cell>
          <table:table-cell table:style-name="t4.D3" office:value-type="string">
            <text:p text:style-name="P21">$4-80</text:p>
          </table:table-cell>
          <table:table-cell table:style-name="t4.D3" office:value-type="string">
            <text:p text:style-name="P22">$4-00</text:p>
          </table:table-cell>
          <table:table-cell table:style-name="t4.D3" office:value-type="string">
            <text:p text:style-name="P21">$4-10</text:p>
          </table:table-cell>
          <table:table-cell table:style-name="t4.D3" office:value-type="string">
            <text:p text:style-name="P21">$4-20</text:p>
          </table:table-cell>
          <table:table-cell table:style-name="t4.K5" table:number-rows-spanned="4" office:value-type="string">
            <text:p text:style-name="P8">±<text:span text:style-name="T6">15</text:span></text:p>
          </table:table-cell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D3" office:value-type="string">
            <text:p text:style-name="P21">$4-31</text:p>
          </table:table-cell>
          <table:table-cell table:style-name="t4.D3" office:value-type="string">
            <text:p text:style-name="P21">$4-41</text:p>
          </table:table-cell>
          <table:table-cell table:style-name="t4.D3" office:value-type="string">
            <text:p text:style-name="P21">$4-51</text:p>
          </table:table-cell>
          <table:table-cell table:style-name="t4.D3" office:value-type="string">
            <text:p text:style-name="P21">$4-61</text:p>
          </table:table-cell>
          <table:table-cell table:style-name="t4.D3" office:value-type="string">
            <text:p text:style-name="P21">$4-71</text:p>
          </table:table-cell>
          <table:table-cell table:style-name="t4.D3" office:value-type="string">
            <text:p text:style-name="P21">$4-81</text:p>
          </table:table-cell>
          <table:table-cell table:style-name="t4.D3" office:value-type="string">
            <text:p text:style-name="P22">$4-01</text:p>
          </table:table-cell>
          <table:table-cell table:style-name="t4.D3" office:value-type="string">
            <text:p text:style-name="P21">$4-11</text:p>
          </table:table-cell>
          <table:table-cell table:style-name="t4.D3" office:value-type="string">
            <text:p text:style-name="P21">$4-21</text:p>
          </table:table-cell>
          <table:covered-table-cell/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D3" office:value-type="string">
            <text:p text:style-name="P21">$4-32</text:p>
          </table:table-cell>
          <table:table-cell table:style-name="t4.D3" office:value-type="string">
            <text:p text:style-name="P21">$4-42</text:p>
          </table:table-cell>
          <table:table-cell table:style-name="t4.D3" office:value-type="string">
            <text:p text:style-name="P21">$4-52</text:p>
          </table:table-cell>
          <table:table-cell table:style-name="t4.D3" office:value-type="string">
            <text:p text:style-name="P21">$4-62</text:p>
          </table:table-cell>
          <table:table-cell table:style-name="t4.D3" office:value-type="string">
            <text:p text:style-name="P21">$4-72</text:p>
          </table:table-cell>
          <table:table-cell table:style-name="t4.D3" office:value-type="string">
            <text:p text:style-name="P21">$4-82</text:p>
          </table:table-cell>
          <table:table-cell table:style-name="t4.D3" office:value-type="string">
            <text:p text:style-name="P22">$4-02</text:p>
          </table:table-cell>
          <table:table-cell table:style-name="t4.D3" office:value-type="string">
            <text:p text:style-name="P21">$4-12</text:p>
          </table:table-cell>
          <table:table-cell table:style-name="t4.D3" office:value-type="string">
            <text:p text:style-name="P21">$4-22</text:p>
          </table:table-cell>
          <table:covered-table-cell/>
        </table:table-row>
        <table:table-row>
          <table:table-cell table:style-name="t4.A8" office:value-type="string">
            <text:p text:style-name="P13">70 мкЗв/ч</text:p>
          </table:table-cell>
          <table:table-cell table:style-name="t4.B8" office:value-type="string">
            <text:p text:style-name="P21">$4-33</text:p>
          </table:table-cell>
          <table:table-cell table:style-name="t4.B8" office:value-type="string">
            <text:p text:style-name="P21">$4-43</text:p>
          </table:table-cell>
          <table:table-cell table:style-name="t4.B8" office:value-type="string">
            <text:p text:style-name="P21">$4-53</text:p>
          </table:table-cell>
          <table:table-cell table:style-name="t4.B8" office:value-type="string">
            <text:p text:style-name="P21">$4-63</text:p>
          </table:table-cell>
          <table:table-cell table:style-name="t4.B8" office:value-type="string">
            <text:p text:style-name="P21">$4-73</text:p>
          </table:table-cell>
          <table:table-cell table:style-name="t4.B8" office:value-type="string">
            <text:p text:style-name="P21">$4-83</text:p>
          </table:table-cell>
          <table:table-cell table:style-name="t4.B8" office:value-type="string">
            <text:p text:style-name="P22">$4-03</text:p>
          </table:table-cell>
          <table:table-cell table:style-name="t4.B8" office:value-type="string">
            <text:p text:style-name="P21">$4-13</text:p>
          </table:table-cell>
          <table:table-cell table:style-name="t4.B8" office:value-type="string">
            <text:p text:style-name="P21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2"><text:span text:style-name="T7">Определение основной относительной погрешности измерения м</text:span><text:span text:style-name="T55">ощности дозы</text:span><text:span text:style-name="T56"> гамма излучения</text:span><text:span text:style-name="T7"> БДК</text:span><text:span text:style-name="T55">Г</text:span><text:span text:style-name="T7">-17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0">Мощность амбиентной эквивалент-ной дозы в <text:span text:style-name="T4">контроль-ной</text:span> точке <text:span text:style-name="T65">Ḣ</text:span><text:span text:style-name="T16">oi</text:span>, нЗв/ч</text:p>
          </table:table-cell>
          <table:table-cell table:style-name="t5.B2" table:number-rows-spanned="3" office:value-type="string">
            <text:p text:style-name="P39">Номер источ-ника</text:p>
          </table:table-cell>
          <table:table-cell table:style-name="t5.B2" table:number-rows-spanned="3" office:value-type="string">
            <text:p text:style-name="P39">Рассто-яние до источ-ника, </text:p>
            <text:p text:style-name="P53">R, см</text:p>
          </table:table-cell>
          <table:table-cell table:style-name="t5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9"><text:span text:style-name="T5">Относи-тельная</text:span><text:span text:style-name="T73"> </text:span><text:span text:style-name="T5">погреш-ность</text:span><text:span text:style-name="T73"> </text:span><text:span text:style-name="T72">измерения</text:span> </text:p>
            <text:p text:style-name="P39"><text:span text:style-name="T66">θ</text:span><text:span text:style-name="T22">пр</text:span><text:span text:style-name="T23">i</text:span><text:span text:style-name="T4">,</text:span> %</text:p>
          </table:table-cell>
          <table:table-cell table:style-name="t5.B2" table:number-rows-spanned="3" office:value-type="string">
            <text:p text:style-name="P41"><text:span text:style-name="T4">Довери-тель</text:span>ная граница погреш-ности измерения <text:span text:style-name="T67">Δ</text:span><text:span text:style-name="T24">i</text:span><text:span text:style-name="T6">,</text:span> %</text:p>
          </table:table-cell>
          <table:table-cell table:style-name="t5.K2" table:number-rows-spanned="3" office:value-type="string">
            <text:p text:style-name="P37"><text:span text:style-name="T64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6">Фон, нЗв/ч</text:p>
          </table:table-cell>
          <table:table-cell table:style-name="t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6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7"><text:span text:style-name="T28">H</text:span><text:span text:style-name="T14">1</text:span></text:p>
          </table:table-cell>
          <table:table-cell table:style-name="t5.D3" office:value-type="string">
            <text:p text:style-name="P26"><text:span text:style-name="T10">H</text:span><text:span text:style-name="T14">2</text:span></text:p>
          </table:table-cell>
          <table:table-cell table:style-name="t5.D3" office:value-type="string">
            <text:p text:style-name="P26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<text:span text:style-name="T6">7,0</text:span> мЗв/ч</text:p>
          </table:table-cell>
          <table:table-cell table:style-name="t5.D3" office:value-type="string">
            <text:p text:style-name="P21">$5-30</text:p>
          </table:table-cell>
          <table:table-cell table:style-name="t5.D3" office:value-type="string">
            <text:p text:style-name="P21">$5-40</text:p>
          </table:table-cell>
          <table:table-cell table:style-name="t5.D3" office:value-type="string">
            <text:p text:style-name="P21">$5-50</text:p>
          </table:table-cell>
          <table:table-cell table:style-name="t5.D3" office:value-type="string">
            <text:p text:style-name="P21">$5-60</text:p>
          </table:table-cell>
          <table:table-cell table:style-name="t5.D3" office:value-type="string">
            <text:p text:style-name="P21">$5-70</text:p>
          </table:table-cell>
          <table:table-cell table:style-name="t5.D3" office:value-type="string">
            <text:p text:style-name="P21">$5-80</text:p>
          </table:table-cell>
          <table:table-cell table:style-name="t5.D3" office:value-type="string">
            <text:p text:style-name="P22">$5-00</text:p>
          </table:table-cell>
          <table:table-cell table:style-name="t5.D3" office:value-type="string">
            <text:p text:style-name="P21">$5-10</text:p>
          </table:table-cell>
          <table:table-cell table:style-name="t5.D3" office:value-type="string">
            <text:p text:style-name="P21">$5-20</text:p>
          </table:table-cell>
          <table:table-cell table:style-name="t5.K5" table:number-rows-spanned="5" office:value-type="string">
            <text:p text:style-name="P8">±<text:span text:style-name="T6">20</text:span></text:p>
          </table:table-cell>
        </table:table-row>
        <table:table-row>
          <table:table-cell table:style-name="t5.A5" office:value-type="string">
            <text:p text:style-name="P13">7<text:span text:style-name="T6">0</text:span> мЗв/ч</text:p>
          </table:table-cell>
          <table:table-cell table:style-name="t5.D3" office:value-type="string">
            <text:p text:style-name="P21">$5-31</text:p>
          </table:table-cell>
          <table:table-cell table:style-name="t5.D3" office:value-type="string">
            <text:p text:style-name="P21">$5-41</text:p>
          </table:table-cell>
          <table:table-cell table:style-name="t5.D3" office:value-type="string">
            <text:p text:style-name="P21">$5-51</text:p>
          </table:table-cell>
          <table:table-cell table:style-name="t5.D3" office:value-type="string">
            <text:p text:style-name="P21">$5-61</text:p>
          </table:table-cell>
          <table:table-cell table:style-name="t5.D3" office:value-type="string">
            <text:p text:style-name="P21">$5-71</text:p>
          </table:table-cell>
          <table:table-cell table:style-name="t5.D3" office:value-type="string">
            <text:p text:style-name="P21">$5-81</text:p>
          </table:table-cell>
          <table:table-cell table:style-name="t5.D3" office:value-type="string">
            <text:p text:style-name="P22">$5-01</text:p>
          </table:table-cell>
          <table:table-cell table:style-name="t5.D3" office:value-type="string">
            <text:p text:style-name="P21">$5-11</text:p>
          </table:table-cell>
          <table:table-cell table:style-name="t5.D3" office:value-type="string">
            <text:p text:style-name="P21">$5-21</text:p>
          </table:table-cell>
          <table:covered-table-cell/>
        </table:table-row>
        <table:table-row>
          <table:table-cell table:style-name="t5.A5" office:value-type="string">
            <text:p text:style-name="P13"><text:span text:style-name="T6">0,</text:span>7 Зв/ч</text:p>
          </table:table-cell>
          <table:table-cell table:style-name="t5.D3" office:value-type="string">
            <text:p text:style-name="P21">$5-32</text:p>
          </table:table-cell>
          <table:table-cell table:style-name="t5.D3" office:value-type="string">
            <text:p text:style-name="P21">$5-42</text:p>
          </table:table-cell>
          <table:table-cell table:style-name="t5.D3" office:value-type="string">
            <text:p text:style-name="P21">$5-52</text:p>
          </table:table-cell>
          <table:table-cell table:style-name="t5.D3" office:value-type="string">
            <text:p text:style-name="P21">$5-62</text:p>
          </table:table-cell>
          <table:table-cell table:style-name="t5.D3" office:value-type="string">
            <text:p text:style-name="P21">$5-72</text:p>
          </table:table-cell>
          <table:table-cell table:style-name="t5.D3" office:value-type="string">
            <text:p text:style-name="P21">$5-82</text:p>
          </table:table-cell>
          <table:table-cell table:style-name="t5.D3" office:value-type="string">
            <text:p text:style-name="P22">$5-02</text:p>
          </table:table-cell>
          <table:table-cell table:style-name="t5.D3" office:value-type="string">
            <text:p text:style-name="P21">$5-12</text:p>
          </table:table-cell>
          <table:table-cell table:style-name="t5.D3" office:value-type="string">
            <text:p text:style-name="P21">$5-22</text:p>
          </table:table-cell>
          <table:covered-table-cell/>
        </table:table-row>
        <table:table-row>
          <table:table-cell table:style-name="t5.A5" office:value-type="string">
            <text:p text:style-name="P13">7 Зв/ч</text:p>
          </table:table-cell>
          <table:table-cell table:style-name="t5.D3" office:value-type="string">
            <text:p text:style-name="P21">$5-33</text:p>
          </table:table-cell>
          <table:table-cell table:style-name="t5.D3" office:value-type="string">
            <text:p text:style-name="P21">$5-43</text:p>
          </table:table-cell>
          <table:table-cell table:style-name="t5.D3" office:value-type="string">
            <text:p text:style-name="P21">$5-53</text:p>
          </table:table-cell>
          <table:table-cell table:style-name="t5.D3" office:value-type="string">
            <text:p text:style-name="P21">$5-63</text:p>
          </table:table-cell>
          <table:table-cell table:style-name="t5.D3" office:value-type="string">
            <text:p text:style-name="P21">$5-73</text:p>
          </table:table-cell>
          <table:table-cell table:style-name="t5.D3" office:value-type="string">
            <text:p text:style-name="P21">$5-83</text:p>
          </table:table-cell>
          <table:table-cell table:style-name="t5.D3" office:value-type="string">
            <text:p text:style-name="P22">$5-03</text:p>
          </table:table-cell>
          <table:table-cell table:style-name="t5.D3" office:value-type="string">
            <text:p text:style-name="P21">$5-13</text:p>
          </table:table-cell>
          <table:table-cell table:style-name="t5.D3" office:value-type="string">
            <text:p text:style-name="P21">$5-23</text:p>
          </table:table-cell>
          <table:covered-table-cell/>
        </table:table-row>
        <table:table-row>
          <table:table-cell table:style-name="t5.A9" office:value-type="string">
            <text:p text:style-name="P13"><text:span text:style-name="T6">40</text:span> Зв/ч</text:p>
          </table:table-cell>
          <table:table-cell table:style-name="t5.B9" office:value-type="string">
            <text:p text:style-name="P21">$5-34</text:p>
          </table:table-cell>
          <table:table-cell table:style-name="t5.B9" office:value-type="string">
            <text:p text:style-name="P21">$5-44</text:p>
          </table:table-cell>
          <table:table-cell table:style-name="t5.B9" office:value-type="string">
            <text:p text:style-name="P21">$5-54</text:p>
          </table:table-cell>
          <table:table-cell table:style-name="t5.B9" office:value-type="string">
            <text:p text:style-name="P21">$5-64</text:p>
          </table:table-cell>
          <table:table-cell table:style-name="t5.B9" office:value-type="string">
            <text:p text:style-name="P21">$5-74</text:p>
          </table:table-cell>
          <table:table-cell table:style-name="t5.B9" office:value-type="string">
            <text:p text:style-name="P21">$5-84</text:p>
          </table:table-cell>
          <table:table-cell table:style-name="t5.B9" office:value-type="string">
            <text:p text:style-name="P22">$5-04</text:p>
          </table:table-cell>
          <table:table-cell table:style-name="t5.B9" office:value-type="string">
            <text:p text:style-name="P21">$5-14</text:p>
          </table:table-cell>
          <table:table-cell table:style-name="t5.B9" office:value-type="string">
            <text:p text:style-name="P21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42"><text:span text:style-name="T7">Определение основной относительной погрешности измерения м</text:span><text:span text:style-name="T55">ощности дозы</text:span><text:span text:style-name="T56"> гамма излучения</text:span><text:span text:style-name="T7"> БДК</text:span><text:span text:style-name="T55">Г</text:span><text:span text:style-name="T7">-24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0">Мощность амбиентной эквивалент-ной дозы в <text:span text:style-name="T4">контроль-ной</text:span> точке <text:span text:style-name="T65">Ḣ</text:span><text:span text:style-name="T16">oi</text:span>, нЗв/ч</text:p>
          </table:table-cell>
          <table:table-cell table:style-name="t6.B2" table:number-rows-spanned="3" office:value-type="string">
            <text:p text:style-name="P39">Номер источ-ника</text:p>
          </table:table-cell>
          <table:table-cell table:style-name="t6.B2" table:number-rows-spanned="3" office:value-type="string">
            <text:p text:style-name="P39">Рассто-яние до источ-ника, </text:p>
            <text:p text:style-name="P53">R, см</text:p>
          </table:table-cell>
          <table:table-cell table:style-name="t6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9"><text:span text:style-name="T5">Относи-тельная</text:span><text:span text:style-name="T73"> </text:span><text:span text:style-name="T5">погреш-ность</text:span><text:span text:style-name="T73"> </text:span><text:span text:style-name="T72">измерения</text:span> </text:p>
            <text:p text:style-name="P39"><text:span text:style-name="T66">θ</text:span><text:span text:style-name="T22">пр</text:span><text:span text:style-name="T23">i</text:span><text:span text:style-name="T4">,</text:span> %</text:p>
          </table:table-cell>
          <table:table-cell table:style-name="t6.B2" table:number-rows-spanned="3" office:value-type="string">
            <text:p text:style-name="P41"><text:span text:style-name="T4">Довери-тель</text:span>ная граница погреш-ности измерения <text:span text:style-name="T67">Δ</text:span><text:span text:style-name="T24">i</text:span><text:span text:style-name="T6">,</text:span> %</text:p>
          </table:table-cell>
          <table:table-cell table:style-name="t6.K2" table:number-rows-spanned="3" office:value-type="string">
            <text:p text:style-name="P37"><text:span text:style-name="T64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6">Фон, нЗв/ч</text:p>
          </table:table-cell>
          <table:table-cell table:style-name="t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6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7"><text:span text:style-name="T28">H</text:span><text:span text:style-name="T14">1</text:span></text:p>
          </table:table-cell>
          <table:table-cell table:style-name="t6.D3" office:value-type="string">
            <text:p text:style-name="P26"><text:span text:style-name="T10">H</text:span><text:span text:style-name="T14">2</text:span></text:p>
          </table:table-cell>
          <table:table-cell table:style-name="t6.D3" office:value-type="string">
            <text:p text:style-name="P26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<text:span text:style-name="T4">0,07</text:span> мкЗв/ч</text:p>
          </table:table-cell>
          <table:table-cell table:style-name="t6.D3" office:value-type="string">
            <text:p text:style-name="P21">$6-30</text:p>
          </table:table-cell>
          <table:table-cell table:style-name="t6.D3" office:value-type="string">
            <text:p text:style-name="P21">$6-40</text:p>
          </table:table-cell>
          <table:table-cell table:style-name="t6.D3" office:value-type="string">
            <text:p text:style-name="P21">$6-50</text:p>
          </table:table-cell>
          <table:table-cell table:style-name="t6.D3" office:value-type="string">
            <text:p text:style-name="P21">$6-60</text:p>
          </table:table-cell>
          <table:table-cell table:style-name="t6.D3" office:value-type="string">
            <text:p text:style-name="P21">$6-70</text:p>
          </table:table-cell>
          <table:table-cell table:style-name="t6.D3" office:value-type="string">
            <text:p text:style-name="P21">$6-80</text:p>
          </table:table-cell>
          <table:table-cell table:style-name="t6.D3" office:value-type="string">
            <text:p text:style-name="P22">$6-00</text:p>
          </table:table-cell>
          <table:table-cell table:style-name="t6.D3" office:value-type="string">
            <text:p text:style-name="P21">$6-10</text:p>
          </table:table-cell>
          <table:table-cell table:style-name="t6.D3" office:value-type="string">
            <text:p text:style-name="P21">$6-20</text:p>
          </table:table-cell>
          <table:table-cell table:style-name="t6.K5" table:number-rows-spanned="8" office:value-type="string">
            <text:p text:style-name="P8">±<text:span text:style-name="T6">15</text:span></text:p>
          </table:table-cell>
        </table:table-row>
        <table:table-row>
          <table:table-cell table:style-name="t6.A5" office:value-type="string">
            <text:p text:style-name="P13">0,7 мкЗв/ч</text:p>
          </table:table-cell>
          <table:table-cell table:style-name="t6.D3" office:value-type="string">
            <text:p text:style-name="P21">$6-31</text:p>
          </table:table-cell>
          <table:table-cell table:style-name="t6.D3" office:value-type="string">
            <text:p text:style-name="P21">$6-41</text:p>
          </table:table-cell>
          <table:table-cell table:style-name="t6.D3" office:value-type="string">
            <text:p text:style-name="P21">$6-51</text:p>
          </table:table-cell>
          <table:table-cell table:style-name="t6.D3" office:value-type="string">
            <text:p text:style-name="P21">$6-61</text:p>
          </table:table-cell>
          <table:table-cell table:style-name="t6.D3" office:value-type="string">
            <text:p text:style-name="P21">$6-71</text:p>
          </table:table-cell>
          <table:table-cell table:style-name="t6.D3" office:value-type="string">
            <text:p text:style-name="P21">$6-81</text:p>
          </table:table-cell>
          <table:table-cell table:style-name="t6.D3" office:value-type="string">
            <text:p text:style-name="P22">$6-01</text:p>
          </table:table-cell>
          <table:table-cell table:style-name="t6.D3" office:value-type="string">
            <text:p text:style-name="P21">$6-11</text:p>
          </table:table-cell>
          <table:table-cell table:style-name="t6.D3" office:value-type="string">
            <text:p text:style-name="P21">$6-21</text:p>
          </table:table-cell>
          <table:covered-table-cell/>
        </table:table-row>
        <table:table-row>
          <table:table-cell table:style-name="t6.A5" office:value-type="string">
            <text:p text:style-name="P13">7 мкЗв/ч</text:p>
          </table:table-cell>
          <table:table-cell table:style-name="t6.D3" office:value-type="string">
            <text:p text:style-name="P21">$6-32</text:p>
          </table:table-cell>
          <table:table-cell table:style-name="t6.D3" office:value-type="string">
            <text:p text:style-name="P21">$6-42</text:p>
          </table:table-cell>
          <table:table-cell table:style-name="t6.D3" office:value-type="string">
            <text:p text:style-name="P21">$6-52</text:p>
          </table:table-cell>
          <table:table-cell table:style-name="t6.D3" office:value-type="string">
            <text:p text:style-name="P21">$6-62</text:p>
          </table:table-cell>
          <table:table-cell table:style-name="t6.D3" office:value-type="string">
            <text:p text:style-name="P21">$6-72</text:p>
          </table:table-cell>
          <table:table-cell table:style-name="t6.D3" office:value-type="string">
            <text:p text:style-name="P21">$6-82</text:p>
          </table:table-cell>
          <table:table-cell table:style-name="t6.D3" office:value-type="string">
            <text:p text:style-name="P22">$6-02</text:p>
          </table:table-cell>
          <table:table-cell table:style-name="t6.D3" office:value-type="string">
            <text:p text:style-name="P21">$6-12</text:p>
          </table:table-cell>
          <table:table-cell table:style-name="t6.D3" office:value-type="string">
            <text:p text:style-name="P21">$6-22</text:p>
          </table:table-cell>
          <table:covered-table-cell/>
        </table:table-row>
        <table:table-row>
          <table:table-cell table:style-name="t6.A5" office:value-type="string">
            <text:p text:style-name="P13">70 мкЗв/ч</text:p>
          </table:table-cell>
          <table:table-cell table:style-name="t6.D3" office:value-type="string">
            <text:p text:style-name="P21">$6-33</text:p>
          </table:table-cell>
          <table:table-cell table:style-name="t6.D3" office:value-type="string">
            <text:p text:style-name="P21">$6-43</text:p>
          </table:table-cell>
          <table:table-cell table:style-name="t6.D3" office:value-type="string">
            <text:p text:style-name="P21">$6-53</text:p>
          </table:table-cell>
          <table:table-cell table:style-name="t6.D3" office:value-type="string">
            <text:p text:style-name="P21">$6-63</text:p>
          </table:table-cell>
          <table:table-cell table:style-name="t6.D3" office:value-type="string">
            <text:p text:style-name="P21">$6-73</text:p>
          </table:table-cell>
          <table:table-cell table:style-name="t6.D3" office:value-type="string">
            <text:p text:style-name="P21">$6-83</text:p>
          </table:table-cell>
          <table:table-cell table:style-name="t6.D3" office:value-type="string">
            <text:p text:style-name="P22">$6-03</text:p>
          </table:table-cell>
          <table:table-cell table:style-name="t6.D3" office:value-type="string">
            <text:p text:style-name="P21">$6-13</text:p>
          </table:table-cell>
          <table:table-cell table:style-name="t6.D3" office:value-type="string">
            <text:p text:style-name="P21">$6-23</text:p>
          </table:table-cell>
          <table:covered-table-cell/>
        </table:table-row>
        <table:table-row>
          <table:table-cell table:style-name="t6.A5" office:value-type="string">
            <text:p text:style-name="P13">0.7 мЗв/ч</text:p>
          </table:table-cell>
          <table:table-cell table:style-name="t6.D3" office:value-type="string">
            <text:p text:style-name="P21">$6-34</text:p>
          </table:table-cell>
          <table:table-cell table:style-name="t6.D3" office:value-type="string">
            <text:p text:style-name="P21">$6-44</text:p>
          </table:table-cell>
          <table:table-cell table:style-name="t6.D3" office:value-type="string">
            <text:p text:style-name="P21">$6-54</text:p>
          </table:table-cell>
          <table:table-cell table:style-name="t6.D3" office:value-type="string">
            <text:p text:style-name="P21">$6-64</text:p>
          </table:table-cell>
          <table:table-cell table:style-name="t6.D3" office:value-type="string">
            <text:p text:style-name="P21">$6-74</text:p>
          </table:table-cell>
          <table:table-cell table:style-name="t6.D3" office:value-type="string">
            <text:p text:style-name="P21">$6-84</text:p>
          </table:table-cell>
          <table:table-cell table:style-name="t6.D3" office:value-type="string">
            <text:p text:style-name="P22">$6-04</text:p>
          </table:table-cell>
          <table:table-cell table:style-name="t6.D3" office:value-type="string">
            <text:p text:style-name="P21">$6-14</text:p>
          </table:table-cell>
          <table:table-cell table:style-name="t6.D3" office:value-type="string">
            <text:p text:style-name="P21">$6-24</text:p>
          </table:table-cell>
          <table:covered-table-cell/>
        </table:table-row>
        <table:table-row>
          <table:table-cell table:style-name="t6.A5" office:value-type="string">
            <text:p text:style-name="P13">7,0 мЗв/ч</text:p>
          </table:table-cell>
          <table:table-cell table:style-name="t6.D3" office:value-type="string">
            <text:p text:style-name="P21">$6-35</text:p>
          </table:table-cell>
          <table:table-cell table:style-name="t6.D3" office:value-type="string">
            <text:p text:style-name="P21">$6-45</text:p>
          </table:table-cell>
          <table:table-cell table:style-name="t6.D3" office:value-type="string">
            <text:p text:style-name="P21">$6-55</text:p>
          </table:table-cell>
          <table:table-cell table:style-name="t6.D3" office:value-type="string">
            <text:p text:style-name="P21">$6-65</text:p>
          </table:table-cell>
          <table:table-cell table:style-name="t6.D3" office:value-type="string">
            <text:p text:style-name="P21">$6-75</text:p>
          </table:table-cell>
          <table:table-cell table:style-name="t6.D3" office:value-type="string">
            <text:p text:style-name="P21">$6-85</text:p>
          </table:table-cell>
          <table:table-cell table:style-name="t6.D3" office:value-type="string">
            <text:p text:style-name="P22">$6-05</text:p>
          </table:table-cell>
          <table:table-cell table:style-name="t6.D3" office:value-type="string">
            <text:p text:style-name="P21">$6-15</text:p>
          </table:table-cell>
          <table:table-cell table:style-name="t6.D3" office:value-type="string">
            <text:p text:style-name="P21">$6-25</text:p>
          </table:table-cell>
          <table:covered-table-cell/>
        </table:table-row>
        <table:table-row>
          <table:table-cell table:style-name="t6.A5" office:value-type="string">
            <text:p text:style-name="P13">70 мЗв/ч</text:p>
          </table:table-cell>
          <table:table-cell table:style-name="t6.D3" office:value-type="string">
            <text:p text:style-name="P21">$6-36</text:p>
          </table:table-cell>
          <table:table-cell table:style-name="t6.D3" office:value-type="string">
            <text:p text:style-name="P21">$6-46</text:p>
          </table:table-cell>
          <table:table-cell table:style-name="t6.D3" office:value-type="string">
            <text:p text:style-name="P21">$6-56</text:p>
          </table:table-cell>
          <table:table-cell table:style-name="t6.D3" office:value-type="string">
            <text:p text:style-name="P21">$6-66</text:p>
          </table:table-cell>
          <table:table-cell table:style-name="t6.D3" office:value-type="string">
            <text:p text:style-name="P21">$6-76</text:p>
          </table:table-cell>
          <table:table-cell table:style-name="t6.D3" office:value-type="string">
            <text:p text:style-name="P21">$6-86</text:p>
          </table:table-cell>
          <table:table-cell table:style-name="t6.D3" office:value-type="string">
            <text:p text:style-name="P22">$6-06</text:p>
          </table:table-cell>
          <table:table-cell table:style-name="t6.D3" office:value-type="string">
            <text:p text:style-name="P21">$6-16</text:p>
          </table:table-cell>
          <table:table-cell table:style-name="t6.D3" office:value-type="string">
            <text:p text:style-name="P21">$6-26</text:p>
          </table:table-cell>
          <table:covered-table-cell/>
        </table:table-row>
        <table:table-row>
          <table:table-cell table:style-name="t6.A12" office:value-type="string">
            <text:p text:style-name="P13">0,7 Зв/ч</text:p>
          </table:table-cell>
          <table:table-cell table:style-name="t6.B12" office:value-type="string">
            <text:p text:style-name="P21">$6-3<text:span text:style-name="T4">7</text:span></text:p>
          </table:table-cell>
          <table:table-cell table:style-name="t6.B12" office:value-type="string">
            <text:p text:style-name="P21">$6-4<text:span text:style-name="T4">7</text:span></text:p>
          </table:table-cell>
          <table:table-cell table:style-name="t6.B12" office:value-type="string">
            <text:p text:style-name="P21">$6-5<text:span text:style-name="T4">7</text:span></text:p>
          </table:table-cell>
          <table:table-cell table:style-name="t6.B12" office:value-type="string">
            <text:p text:style-name="P21">$6-6<text:span text:style-name="T4">7</text:span></text:p>
          </table:table-cell>
          <table:table-cell table:style-name="t6.B12" office:value-type="string">
            <text:p text:style-name="P21">$6-7<text:span text:style-name="T4">7</text:span></text:p>
          </table:table-cell>
          <table:table-cell table:style-name="t6.B12" office:value-type="string">
            <text:p text:style-name="P21">$6-8<text:span text:style-name="T4">7</text:span></text:p>
          </table:table-cell>
          <table:table-cell table:style-name="t6.B12" office:value-type="string">
            <text:p text:style-name="P22">$6-0<text:span text:style-name="T4">7</text:span></text:p>
          </table:table-cell>
          <table:table-cell table:style-name="t6.B12" office:value-type="string">
            <text:p text:style-name="P21">$6-1<text:span text:style-name="T4">7</text:span></text:p>
          </table:table-cell>
          <table:table-cell table:style-name="t6.B12" office:value-type="string">
            <text:p text:style-name="P21">$6-2<text:span text:style-name="T4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42"><text:span text:style-name="T7">Определение основной относительной погрешности измерения м</text:span><text:span text:style-name="T55">ощности </text:span><text:span text:style-name="T56">кермы в воздухе</text:span><text:span text:style-name="T7"> БДК</text:span><text:span text:style-name="T55">Г</text:span><text:span text:style-name="T7">-30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0">Мощность <text:span text:style-name="T4">кермы в воздухе</text:span> в <text:span text:style-name="T4">контроль-ной</text:span> точке <text:span text:style-name="T65">Ḣ</text:span><text:span text:style-name="T16">oi</text:span>, н<text:span text:style-name="T71">Гр</text:span><text:span text:style-name="T68">/ч</text:span></text:p>
          </table:table-cell>
          <table:table-cell table:style-name="t7.B2" table:number-rows-spanned="3" office:value-type="string">
            <text:p text:style-name="P39">Номер источ-ника</text:p>
          </table:table-cell>
          <table:table-cell table:style-name="t7.B2" table:number-rows-spanned="3" office:value-type="string">
            <text:p text:style-name="P39">Рассто-яние до источ-ника, </text:p>
            <text:p text:style-name="P53">R, см</text:p>
          </table:table-cell>
          <table:table-cell table:style-name="t7.B2" table:number-columns-spanned="5" office:value-type="string">
            <text:p text:style-name="P26">Измерение мощности керм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9"><text:span text:style-name="T5">Относи-тельная</text:span><text:span text:style-name="T73"> </text:span><text:span text:style-name="T5">погреш-ность</text:span><text:span text:style-name="T73"> </text:span><text:span text:style-name="T72">измерения</text:span> </text:p>
            <text:p text:style-name="P39"><text:span text:style-name="T66">θ</text:span><text:span text:style-name="T22">пр</text:span><text:span text:style-name="T23">i</text:span><text:span text:style-name="T4">,</text:span> %</text:p>
          </table:table-cell>
          <table:table-cell table:style-name="t7.B2" table:number-rows-spanned="3" office:value-type="string">
            <text:p text:style-name="P41"><text:span text:style-name="T4">Довери-тель</text:span>ная граница погреш-ности измерения <text:span text:style-name="T67">Δ</text:span><text:span text:style-name="T24">i</text:span><text:span text:style-name="T6">,</text:span> %</text:p>
          </table:table-cell>
          <table:table-cell table:style-name="t7.K2" table:number-rows-spanned="3" office:value-type="string">
            <text:p text:style-name="P37"><text:span text:style-name="T64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6">Фон, н<text:span text:style-name="T68">Гр/ч</text:span></text:p>
          </table:table-cell>
          <table:table-cell table:style-name="t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6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7"><text:span text:style-name="T28">H</text:span><text:span text:style-name="T14">1</text:span></text:p>
          </table:table-cell>
          <table:table-cell table:style-name="t7.D3" office:value-type="string">
            <text:p text:style-name="P26"><text:span text:style-name="T10">H</text:span><text:span text:style-name="T14">2</text:span></text:p>
          </table:table-cell>
          <table:table-cell table:style-name="t7.D3" office:value-type="string">
            <text:p text:style-name="P26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<text:span text:style-name="T6">03</text:span> мк<text:span text:style-name="T4">Гр</text:span>/ч</text:p>
          </table:table-cell>
          <table:table-cell table:style-name="t7.D3" office:value-type="string">
            <text:p text:style-name="P21">$7-30</text:p>
          </table:table-cell>
          <table:table-cell table:style-name="t7.D3" office:value-type="string">
            <text:p text:style-name="P21">$7-40</text:p>
          </table:table-cell>
          <table:table-cell table:style-name="t7.D3" office:value-type="string">
            <text:p text:style-name="P21">$7-50</text:p>
          </table:table-cell>
          <table:table-cell table:style-name="t7.D3" office:value-type="string">
            <text:p text:style-name="P21">$7-60</text:p>
          </table:table-cell>
          <table:table-cell table:style-name="t7.D3" office:value-type="string">
            <text:p text:style-name="P21">$7-70</text:p>
          </table:table-cell>
          <table:table-cell table:style-name="t7.D3" office:value-type="string">
            <text:p text:style-name="P21">$7-80</text:p>
          </table:table-cell>
          <table:table-cell table:style-name="t7.D3" office:value-type="string">
            <text:p text:style-name="P22">$7-00</text:p>
          </table:table-cell>
          <table:table-cell table:style-name="t7.D3" office:value-type="string">
            <text:p text:style-name="P21">$7-10</text:p>
          </table:table-cell>
          <table:table-cell table:style-name="t7.D3" office:value-type="string">
            <text:p text:style-name="P21">$7-20</text:p>
          </table:table-cell>
          <table:table-cell table:style-name="t7.K5" table:number-rows-spanned="8" office:value-type="string">
            <text:p text:style-name="P8">±<text:span text:style-name="T6">15</text:span></text:p>
          </table:table-cell>
        </table:table-row>
        <table:table-row>
          <table:table-cell table:style-name="t7.A5" office:value-type="string">
            <text:p text:style-name="P13">0,<text:span text:style-name="T4">7</text:span> мк<text:span text:style-name="T4">Гр</text:span>/ч</text:p>
          </table:table-cell>
          <table:table-cell table:style-name="t7.D3" office:value-type="string">
            <text:p text:style-name="P21">$7-31</text:p>
          </table:table-cell>
          <table:table-cell table:style-name="t7.D3" office:value-type="string">
            <text:p text:style-name="P21">$7-41</text:p>
          </table:table-cell>
          <table:table-cell table:style-name="t7.D3" office:value-type="string">
            <text:p text:style-name="P21">$7-51</text:p>
          </table:table-cell>
          <table:table-cell table:style-name="t7.D3" office:value-type="string">
            <text:p text:style-name="P21">$7-61</text:p>
          </table:table-cell>
          <table:table-cell table:style-name="t7.D3" office:value-type="string">
            <text:p text:style-name="P21">$7-71</text:p>
          </table:table-cell>
          <table:table-cell table:style-name="t7.D3" office:value-type="string">
            <text:p text:style-name="P21">$7-81</text:p>
          </table:table-cell>
          <table:table-cell table:style-name="t7.D3" office:value-type="string">
            <text:p text:style-name="P22">$7-01</text:p>
          </table:table-cell>
          <table:table-cell table:style-name="t7.D3" office:value-type="string">
            <text:p text:style-name="P21">$7-11</text:p>
          </table:table-cell>
          <table:table-cell table:style-name="t7.D3" office:value-type="string">
            <text:p text:style-name="P21">$7-21</text:p>
          </table:table-cell>
          <table:covered-table-cell/>
        </table:table-row>
        <table:table-row>
          <table:table-cell table:style-name="t7.A5" office:value-type="string">
            <text:p text:style-name="P13">7 мк<text:span text:style-name="T4">Гр</text:span>/ч</text:p>
          </table:table-cell>
          <table:table-cell table:style-name="t7.D3" office:value-type="string">
            <text:p text:style-name="P21">$7-32</text:p>
          </table:table-cell>
          <table:table-cell table:style-name="t7.D3" office:value-type="string">
            <text:p text:style-name="P21">$7-42</text:p>
          </table:table-cell>
          <table:table-cell table:style-name="t7.D3" office:value-type="string">
            <text:p text:style-name="P21">$7-52</text:p>
          </table:table-cell>
          <table:table-cell table:style-name="t7.D3" office:value-type="string">
            <text:p text:style-name="P21">$7-62</text:p>
          </table:table-cell>
          <table:table-cell table:style-name="t7.D3" office:value-type="string">
            <text:p text:style-name="P21">$7-72</text:p>
          </table:table-cell>
          <table:table-cell table:style-name="t7.D3" office:value-type="string">
            <text:p text:style-name="P21">$7-82</text:p>
          </table:table-cell>
          <table:table-cell table:style-name="t7.D3" office:value-type="string">
            <text:p text:style-name="P22">$7-02</text:p>
          </table:table-cell>
          <table:table-cell table:style-name="t7.D3" office:value-type="string">
            <text:p text:style-name="P21">$7-12</text:p>
          </table:table-cell>
          <table:table-cell table:style-name="t7.D3" office:value-type="string">
            <text:p text:style-name="P21">$7-22</text:p>
          </table:table-cell>
          <table:covered-table-cell/>
        </table:table-row>
        <table:table-row>
          <table:table-cell table:style-name="t7.A5" office:value-type="string">
            <text:p text:style-name="P13">70 мк<text:span text:style-name="T4">Гр</text:span>/ч</text:p>
          </table:table-cell>
          <table:table-cell table:style-name="t7.D3" office:value-type="string">
            <text:p text:style-name="P21">$7-33</text:p>
          </table:table-cell>
          <table:table-cell table:style-name="t7.D3" office:value-type="string">
            <text:p text:style-name="P21">$7-43</text:p>
          </table:table-cell>
          <table:table-cell table:style-name="t7.D3" office:value-type="string">
            <text:p text:style-name="P21">$7-53</text:p>
          </table:table-cell>
          <table:table-cell table:style-name="t7.D3" office:value-type="string">
            <text:p text:style-name="P21">$7-63</text:p>
          </table:table-cell>
          <table:table-cell table:style-name="t7.D3" office:value-type="string">
            <text:p text:style-name="P21">$7-73</text:p>
          </table:table-cell>
          <table:table-cell table:style-name="t7.D3" office:value-type="string">
            <text:p text:style-name="P21">$7-83</text:p>
          </table:table-cell>
          <table:table-cell table:style-name="t7.D3" office:value-type="string">
            <text:p text:style-name="P22">$7-03</text:p>
          </table:table-cell>
          <table:table-cell table:style-name="t7.D3" office:value-type="string">
            <text:p text:style-name="P21">$7-13</text:p>
          </table:table-cell>
          <table:table-cell table:style-name="t7.D3" office:value-type="string">
            <text:p text:style-name="P21">$7-23</text:p>
          </table:table-cell>
          <table:covered-table-cell/>
        </table:table-row>
        <table:table-row>
          <table:table-cell table:style-name="t7.A5" office:value-type="string">
            <text:p text:style-name="P13">0.7 м<text:span text:style-name="T4">Гр</text:span>/ч</text:p>
          </table:table-cell>
          <table:table-cell table:style-name="t7.D3" office:value-type="string">
            <text:p text:style-name="P21">$7-34</text:p>
          </table:table-cell>
          <table:table-cell table:style-name="t7.D3" office:value-type="string">
            <text:p text:style-name="P21">$7-44</text:p>
          </table:table-cell>
          <table:table-cell table:style-name="t7.D3" office:value-type="string">
            <text:p text:style-name="P21">$7-54</text:p>
          </table:table-cell>
          <table:table-cell table:style-name="t7.D3" office:value-type="string">
            <text:p text:style-name="P21">$7-64</text:p>
          </table:table-cell>
          <table:table-cell table:style-name="t7.D3" office:value-type="string">
            <text:p text:style-name="P21">$7-74</text:p>
          </table:table-cell>
          <table:table-cell table:style-name="t7.D3" office:value-type="string">
            <text:p text:style-name="P21">$7-84</text:p>
          </table:table-cell>
          <table:table-cell table:style-name="t7.D3" office:value-type="string">
            <text:p text:style-name="P22">$7-04</text:p>
          </table:table-cell>
          <table:table-cell table:style-name="t7.D3" office:value-type="string">
            <text:p text:style-name="P21">$7-14</text:p>
          </table:table-cell>
          <table:table-cell table:style-name="t7.D3" office:value-type="string">
            <text:p text:style-name="P21">$7-24</text:p>
          </table:table-cell>
          <table:covered-table-cell/>
        </table:table-row>
        <table:table-row>
          <table:table-cell table:style-name="t7.A5" office:value-type="string">
            <text:p text:style-name="P13">7,0 м<text:span text:style-name="T4">Гр</text:span>/ч</text:p>
          </table:table-cell>
          <table:table-cell table:style-name="t7.D3" office:value-type="string">
            <text:p text:style-name="P21">$7-35</text:p>
          </table:table-cell>
          <table:table-cell table:style-name="t7.D3" office:value-type="string">
            <text:p text:style-name="P21">$7-45</text:p>
          </table:table-cell>
          <table:table-cell table:style-name="t7.D3" office:value-type="string">
            <text:p text:style-name="P21">$7-55</text:p>
          </table:table-cell>
          <table:table-cell table:style-name="t7.D3" office:value-type="string">
            <text:p text:style-name="P21">$7-65</text:p>
          </table:table-cell>
          <table:table-cell table:style-name="t7.D3" office:value-type="string">
            <text:p text:style-name="P21">$7-75</text:p>
          </table:table-cell>
          <table:table-cell table:style-name="t7.D3" office:value-type="string">
            <text:p text:style-name="P21">$7-85</text:p>
          </table:table-cell>
          <table:table-cell table:style-name="t7.D3" office:value-type="string">
            <text:p text:style-name="P22">$7-05</text:p>
          </table:table-cell>
          <table:table-cell table:style-name="t7.D3" office:value-type="string">
            <text:p text:style-name="P21">$7-15</text:p>
          </table:table-cell>
          <table:table-cell table:style-name="t7.D3" office:value-type="string">
            <text:p text:style-name="P21">$7-25</text:p>
          </table:table-cell>
          <table:covered-table-cell/>
        </table:table-row>
        <table:table-row>
          <table:table-cell table:style-name="t7.A5" office:value-type="string">
            <text:p text:style-name="P13">70 м<text:span text:style-name="T4">Гр</text:span>/ч</text:p>
          </table:table-cell>
          <table:table-cell table:style-name="t7.D3" office:value-type="string">
            <text:p text:style-name="P21">$7-36</text:p>
          </table:table-cell>
          <table:table-cell table:style-name="t7.D3" office:value-type="string">
            <text:p text:style-name="P21">$7-46</text:p>
          </table:table-cell>
          <table:table-cell table:style-name="t7.D3" office:value-type="string">
            <text:p text:style-name="P21">$7-56</text:p>
          </table:table-cell>
          <table:table-cell table:style-name="t7.D3" office:value-type="string">
            <text:p text:style-name="P21">$7-66</text:p>
          </table:table-cell>
          <table:table-cell table:style-name="t7.D3" office:value-type="string">
            <text:p text:style-name="P21">$7-76</text:p>
          </table:table-cell>
          <table:table-cell table:style-name="t7.D3" office:value-type="string">
            <text:p text:style-name="P21">$7-86</text:p>
          </table:table-cell>
          <table:table-cell table:style-name="t7.D3" office:value-type="string">
            <text:p text:style-name="P22">$7-06</text:p>
          </table:table-cell>
          <table:table-cell table:style-name="t7.D3" office:value-type="string">
            <text:p text:style-name="P21">$7-16</text:p>
          </table:table-cell>
          <table:table-cell table:style-name="t7.D3" office:value-type="string">
            <text:p text:style-name="P21">$7-26</text:p>
          </table:table-cell>
          <table:covered-table-cell/>
        </table:table-row>
        <table:table-row>
          <table:table-cell table:style-name="t7.A12" office:value-type="string">
            <text:p text:style-name="P13">0,7 <text:span text:style-name="T4">Гр</text:span>/ч</text:p>
          </table:table-cell>
          <table:table-cell table:style-name="t7.B12" office:value-type="string">
            <text:p text:style-name="P21">$7-3<text:span text:style-name="T4">7</text:span></text:p>
          </table:table-cell>
          <table:table-cell table:style-name="t7.B12" office:value-type="string">
            <text:p text:style-name="P21">$7-4<text:span text:style-name="T4">7</text:span></text:p>
          </table:table-cell>
          <table:table-cell table:style-name="t7.B12" office:value-type="string">
            <text:p text:style-name="P21">$7-5<text:span text:style-name="T4">7</text:span></text:p>
          </table:table-cell>
          <table:table-cell table:style-name="t7.B12" office:value-type="string">
            <text:p text:style-name="P21">$7-6<text:span text:style-name="T4">7</text:span></text:p>
          </table:table-cell>
          <table:table-cell table:style-name="t7.B12" office:value-type="string">
            <text:p text:style-name="P21">$7-7<text:span text:style-name="T4">7</text:span></text:p>
          </table:table-cell>
          <table:table-cell table:style-name="t7.B12" office:value-type="string">
            <text:p text:style-name="P21">$7-8<text:span text:style-name="T4">7</text:span></text:p>
          </table:table-cell>
          <table:table-cell table:style-name="t7.B12" office:value-type="string">
            <text:p text:style-name="P22">$7-0<text:span text:style-name="T4">7</text:span></text:p>
          </table:table-cell>
          <table:table-cell table:style-name="t7.B12" office:value-type="string">
            <text:p text:style-name="P21">$7-1<text:span text:style-name="T4">7</text:span></text:p>
          </table:table-cell>
          <table:table-cell table:style-name="t7.B12" office:value-type="string">
            <text:p text:style-name="P21">$7-2<text:span text:style-name="T4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42"><text:span text:style-name="T7">Определение основной относительной погрешности измерения м</text:span><text:span text:style-name="T55">ощности дозы</text:span><text:span text:style-name="T56"> гамма излучения</text:span><text:span text:style-name="T7"> БДК</text:span><text:span text:style-name="T55">Г</text:span><text:span text:style-name="T7">-32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0">Мощность амбиентной эквивалент-ной дозы в <text:span text:style-name="T4">контроль-ной</text:span> точке <text:span text:style-name="T65">Ḣ</text:span><text:span text:style-name="T16">oi</text:span>, нЗв/ч</text:p>
          </table:table-cell>
          <table:table-cell table:style-name="t8.B2" table:number-rows-spanned="3" office:value-type="string">
            <text:p text:style-name="P39">Номер источ-ника</text:p>
          </table:table-cell>
          <table:table-cell table:style-name="t8.B2" table:number-rows-spanned="3" office:value-type="string">
            <text:p text:style-name="P39">Рассто-яние до источ-ника, </text:p>
            <text:p text:style-name="P53">R, см</text:p>
          </table:table-cell>
          <table:table-cell table:style-name="t8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9"><text:span text:style-name="T5">Относи-тельная</text:span><text:span text:style-name="T73"> </text:span><text:span text:style-name="T5">погреш-ность</text:span><text:span text:style-name="T73"> </text:span><text:span text:style-name="T72">измерения</text:span> </text:p>
            <text:p text:style-name="P39"><text:span text:style-name="T66">θ</text:span><text:span text:style-name="T22">пр</text:span><text:span text:style-name="T23">i</text:span><text:span text:style-name="T4">,</text:span> %</text:p>
          </table:table-cell>
          <table:table-cell table:style-name="t8.B2" table:number-rows-spanned="3" office:value-type="string">
            <text:p text:style-name="P41"><text:span text:style-name="T4">Довери-тель</text:span>ная граница погреш-ности измерения <text:span text:style-name="T67">Δ</text:span><text:span text:style-name="T24">i</text:span><text:span text:style-name="T6">,</text:span> %</text:p>
          </table:table-cell>
          <table:table-cell table:style-name="t8.K2" table:number-rows-spanned="3" office:value-type="string">
            <text:p text:style-name="P37"><text:span text:style-name="T64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6">Фон, нЗв/ч</text:p>
          </table:table-cell>
          <table:table-cell table:style-name="t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6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7"><text:span text:style-name="T28">H</text:span><text:span text:style-name="T14">1</text:span></text:p>
          </table:table-cell>
          <table:table-cell table:style-name="t8.D3" office:value-type="string">
            <text:p text:style-name="P26"><text:span text:style-name="T10">H</text:span><text:span text:style-name="T14">2</text:span></text:p>
          </table:table-cell>
          <table:table-cell table:style-name="t8.D3" office:value-type="string">
            <text:p text:style-name="P26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<text:span text:style-name="T4">0,07</text:span> мкЗв/ч</text:p>
          </table:table-cell>
          <table:table-cell table:style-name="t8.D3" office:value-type="string">
            <text:p text:style-name="P21">$8-30</text:p>
          </table:table-cell>
          <table:table-cell table:style-name="t8.D3" office:value-type="string">
            <text:p text:style-name="P21">$8-40</text:p>
          </table:table-cell>
          <table:table-cell table:style-name="t8.D3" office:value-type="string">
            <text:p text:style-name="P21">$8-50</text:p>
          </table:table-cell>
          <table:table-cell table:style-name="t8.D3" office:value-type="string">
            <text:p text:style-name="P21">$8-60</text:p>
          </table:table-cell>
          <table:table-cell table:style-name="t8.D3" office:value-type="string">
            <text:p text:style-name="P21">$8-70</text:p>
          </table:table-cell>
          <table:table-cell table:style-name="t8.D3" office:value-type="string">
            <text:p text:style-name="P21">$8-80</text:p>
          </table:table-cell>
          <table:table-cell table:style-name="t8.D3" office:value-type="string">
            <text:p text:style-name="P22">$8-00</text:p>
          </table:table-cell>
          <table:table-cell table:style-name="t8.D3" office:value-type="string">
            <text:p text:style-name="P21">$8-10</text:p>
          </table:table-cell>
          <table:table-cell table:style-name="t8.D3" office:value-type="string">
            <text:p text:style-name="P21">$8-20</text:p>
          </table:table-cell>
          <table:table-cell table:style-name="t8.K5" table:number-rows-spanned="9" office:value-type="string">
            <text:p text:style-name="P8">±<text:span text:style-name="T6">15</text:span></text:p>
          </table:table-cell>
        </table:table-row>
        <table:table-row>
          <table:table-cell table:style-name="t8.A5" office:value-type="string">
            <text:p text:style-name="P13">0,7 мкЗв/ч</text:p>
          </table:table-cell>
          <table:table-cell table:style-name="t8.D3" office:value-type="string">
            <text:p text:style-name="P21">$8-31</text:p>
          </table:table-cell>
          <table:table-cell table:style-name="t8.D3" office:value-type="string">
            <text:p text:style-name="P21">$8-41</text:p>
          </table:table-cell>
          <table:table-cell table:style-name="t8.D3" office:value-type="string">
            <text:p text:style-name="P21">$8-51</text:p>
          </table:table-cell>
          <table:table-cell table:style-name="t8.D3" office:value-type="string">
            <text:p text:style-name="P21">$8-61</text:p>
          </table:table-cell>
          <table:table-cell table:style-name="t8.D3" office:value-type="string">
            <text:p text:style-name="P21">$8-71</text:p>
          </table:table-cell>
          <table:table-cell table:style-name="t8.D3" office:value-type="string">
            <text:p text:style-name="P21">$8-81</text:p>
          </table:table-cell>
          <table:table-cell table:style-name="t8.D3" office:value-type="string">
            <text:p text:style-name="P22">$8-01</text:p>
          </table:table-cell>
          <table:table-cell table:style-name="t8.D3" office:value-type="string">
            <text:p text:style-name="P21">$8-11</text:p>
          </table:table-cell>
          <table:table-cell table:style-name="t8.D3" office:value-type="string">
            <text:p text:style-name="P21">$8-21</text:p>
          </table:table-cell>
          <table:covered-table-cell/>
        </table:table-row>
        <table:table-row>
          <table:table-cell table:style-name="t8.A5" office:value-type="string">
            <text:p text:style-name="P13">7 мкЗв/ч</text:p>
          </table:table-cell>
          <table:table-cell table:style-name="t8.D3" office:value-type="string">
            <text:p text:style-name="P21">$8-32</text:p>
          </table:table-cell>
          <table:table-cell table:style-name="t8.D3" office:value-type="string">
            <text:p text:style-name="P21">$8-42</text:p>
          </table:table-cell>
          <table:table-cell table:style-name="t8.D3" office:value-type="string">
            <text:p text:style-name="P21">$8-52</text:p>
          </table:table-cell>
          <table:table-cell table:style-name="t8.D3" office:value-type="string">
            <text:p text:style-name="P21">$8-62</text:p>
          </table:table-cell>
          <table:table-cell table:style-name="t8.D3" office:value-type="string">
            <text:p text:style-name="P21">$8-72</text:p>
          </table:table-cell>
          <table:table-cell table:style-name="t8.D3" office:value-type="string">
            <text:p text:style-name="P21">$8-82</text:p>
          </table:table-cell>
          <table:table-cell table:style-name="t8.D3" office:value-type="string">
            <text:p text:style-name="P22">$8-02</text:p>
          </table:table-cell>
          <table:table-cell table:style-name="t8.D3" office:value-type="string">
            <text:p text:style-name="P21">$8-12</text:p>
          </table:table-cell>
          <table:table-cell table:style-name="t8.D3" office:value-type="string">
            <text:p text:style-name="P21">$8-22</text:p>
          </table:table-cell>
          <table:covered-table-cell/>
        </table:table-row>
        <table:table-row>
          <table:table-cell table:style-name="t8.A5" office:value-type="string">
            <text:p text:style-name="P13">70 мкЗв/ч</text:p>
          </table:table-cell>
          <table:table-cell table:style-name="t8.D3" office:value-type="string">
            <text:p text:style-name="P21">$8-33</text:p>
          </table:table-cell>
          <table:table-cell table:style-name="t8.D3" office:value-type="string">
            <text:p text:style-name="P21">$8-43</text:p>
          </table:table-cell>
          <table:table-cell table:style-name="t8.D3" office:value-type="string">
            <text:p text:style-name="P21">$8-53</text:p>
          </table:table-cell>
          <table:table-cell table:style-name="t8.D3" office:value-type="string">
            <text:p text:style-name="P21">$8-63</text:p>
          </table:table-cell>
          <table:table-cell table:style-name="t8.D3" office:value-type="string">
            <text:p text:style-name="P21">$8-73</text:p>
          </table:table-cell>
          <table:table-cell table:style-name="t8.D3" office:value-type="string">
            <text:p text:style-name="P21">$8-83</text:p>
          </table:table-cell>
          <table:table-cell table:style-name="t8.D3" office:value-type="string">
            <text:p text:style-name="P22">$8-03</text:p>
          </table:table-cell>
          <table:table-cell table:style-name="t8.D3" office:value-type="string">
            <text:p text:style-name="P21">$8-13</text:p>
          </table:table-cell>
          <table:table-cell table:style-name="t8.D3" office:value-type="string">
            <text:p text:style-name="P21">$8-23</text:p>
          </table:table-cell>
          <table:covered-table-cell/>
        </table:table-row>
        <table:table-row>
          <table:table-cell table:style-name="t8.A5" office:value-type="string">
            <text:p text:style-name="P13">0.7 мЗв/ч</text:p>
          </table:table-cell>
          <table:table-cell table:style-name="t8.D3" office:value-type="string">
            <text:p text:style-name="P21">$8-34</text:p>
          </table:table-cell>
          <table:table-cell table:style-name="t8.D3" office:value-type="string">
            <text:p text:style-name="P21">$8-44</text:p>
          </table:table-cell>
          <table:table-cell table:style-name="t8.D3" office:value-type="string">
            <text:p text:style-name="P21">$8-54</text:p>
          </table:table-cell>
          <table:table-cell table:style-name="t8.D3" office:value-type="string">
            <text:p text:style-name="P21">$8-64</text:p>
          </table:table-cell>
          <table:table-cell table:style-name="t8.D3" office:value-type="string">
            <text:p text:style-name="P21">$8-74</text:p>
          </table:table-cell>
          <table:table-cell table:style-name="t8.D3" office:value-type="string">
            <text:p text:style-name="P21">$8-84</text:p>
          </table:table-cell>
          <table:table-cell table:style-name="t8.D3" office:value-type="string">
            <text:p text:style-name="P22">$8-04</text:p>
          </table:table-cell>
          <table:table-cell table:style-name="t8.D3" office:value-type="string">
            <text:p text:style-name="P21">$8-14</text:p>
          </table:table-cell>
          <table:table-cell table:style-name="t8.D3" office:value-type="string">
            <text:p text:style-name="P21">$8-24</text:p>
          </table:table-cell>
          <table:covered-table-cell/>
        </table:table-row>
        <table:table-row>
          <table:table-cell table:style-name="t8.A5" office:value-type="string">
            <text:p text:style-name="P13">7,0 мЗв/ч</text:p>
          </table:table-cell>
          <table:table-cell table:style-name="t8.D3" office:value-type="string">
            <text:p text:style-name="P21">$8-35</text:p>
          </table:table-cell>
          <table:table-cell table:style-name="t8.D3" office:value-type="string">
            <text:p text:style-name="P21">$8-45</text:p>
          </table:table-cell>
          <table:table-cell table:style-name="t8.D3" office:value-type="string">
            <text:p text:style-name="P21">$8-55</text:p>
          </table:table-cell>
          <table:table-cell table:style-name="t8.D3" office:value-type="string">
            <text:p text:style-name="P21">$8-65</text:p>
          </table:table-cell>
          <table:table-cell table:style-name="t8.D3" office:value-type="string">
            <text:p text:style-name="P21">$8-75</text:p>
          </table:table-cell>
          <table:table-cell table:style-name="t8.D3" office:value-type="string">
            <text:p text:style-name="P21">$8-85</text:p>
          </table:table-cell>
          <table:table-cell table:style-name="t8.D3" office:value-type="string">
            <text:p text:style-name="P22">$8-05</text:p>
          </table:table-cell>
          <table:table-cell table:style-name="t8.D3" office:value-type="string">
            <text:p text:style-name="P21">$8-15</text:p>
          </table:table-cell>
          <table:table-cell table:style-name="t8.D3" office:value-type="string">
            <text:p text:style-name="P21">$8-25</text:p>
          </table:table-cell>
          <table:covered-table-cell/>
        </table:table-row>
        <table:table-row>
          <table:table-cell table:style-name="t8.A5" office:value-type="string">
            <text:p text:style-name="P13">70 мЗв/ч</text:p>
          </table:table-cell>
          <table:table-cell table:style-name="t8.D3" office:value-type="string">
            <text:p text:style-name="P21">$8-36</text:p>
          </table:table-cell>
          <table:table-cell table:style-name="t8.D3" office:value-type="string">
            <text:p text:style-name="P21">$8-46</text:p>
          </table:table-cell>
          <table:table-cell table:style-name="t8.D3" office:value-type="string">
            <text:p text:style-name="P21">$8-56</text:p>
          </table:table-cell>
          <table:table-cell table:style-name="t8.D3" office:value-type="string">
            <text:p text:style-name="P21">$8-66</text:p>
          </table:table-cell>
          <table:table-cell table:style-name="t8.D3" office:value-type="string">
            <text:p text:style-name="P21">$8-76</text:p>
          </table:table-cell>
          <table:table-cell table:style-name="t8.D3" office:value-type="string">
            <text:p text:style-name="P21">$8-86</text:p>
          </table:table-cell>
          <table:table-cell table:style-name="t8.D3" office:value-type="string">
            <text:p text:style-name="P22">$8-06</text:p>
          </table:table-cell>
          <table:table-cell table:style-name="t8.D3" office:value-type="string">
            <text:p text:style-name="P21">$8-16</text:p>
          </table:table-cell>
          <table:table-cell table:style-name="t8.D3" office:value-type="string">
            <text:p text:style-name="P21">$8-26</text:p>
          </table:table-cell>
          <table:covered-table-cell/>
        </table:table-row>
        <table:table-row>
          <table:table-cell table:style-name="t8.A5" office:value-type="string">
            <text:p text:style-name="P13">0,<text:span text:style-name="T4">35</text:span> Зв/ч</text:p>
          </table:table-cell>
          <table:table-cell table:style-name="t8.D3" office:value-type="string">
            <text:p text:style-name="P21">$8-37</text:p>
          </table:table-cell>
          <table:table-cell table:style-name="t8.D3" office:value-type="string">
            <text:p text:style-name="P21">$8-47</text:p>
          </table:table-cell>
          <table:table-cell table:style-name="t8.D3" office:value-type="string">
            <text:p text:style-name="P21">$8-57</text:p>
          </table:table-cell>
          <table:table-cell table:style-name="t8.D3" office:value-type="string">
            <text:p text:style-name="P21">$8-67</text:p>
          </table:table-cell>
          <table:table-cell table:style-name="t8.D3" office:value-type="string">
            <text:p text:style-name="P21">$8-77</text:p>
          </table:table-cell>
          <table:table-cell table:style-name="t8.D3" office:value-type="string">
            <text:p text:style-name="P21">$8-87</text:p>
          </table:table-cell>
          <table:table-cell table:style-name="t8.D3" office:value-type="string">
            <text:p text:style-name="P22">$8-07</text:p>
          </table:table-cell>
          <table:table-cell table:style-name="t8.D3" office:value-type="string">
            <text:p text:style-name="P21">$8-17</text:p>
          </table:table-cell>
          <table:table-cell table:style-name="t8.D3" office:value-type="string">
            <text:p text:style-name="P21">$8-27</text:p>
          </table:table-cell>
          <table:covered-table-cell/>
        </table:table-row>
        <table:table-row>
          <table:table-cell table:style-name="t8.A13" office:value-type="string">
            <text:p text:style-name="P13"><text:span text:style-name="T4">0</text:span>,<text:span text:style-name="T4">5 </text:span>Зв/ч</text:p>
          </table:table-cell>
          <table:table-cell table:style-name="t8.B13" office:value-type="string">
            <text:p text:style-name="P21">$8-38</text:p>
          </table:table-cell>
          <table:table-cell table:style-name="t8.B13" office:value-type="string">
            <text:p text:style-name="P21">$8-48</text:p>
          </table:table-cell>
          <table:table-cell table:style-name="t8.B13" office:value-type="string">
            <text:p text:style-name="P21">$8-58</text:p>
          </table:table-cell>
          <table:table-cell table:style-name="t8.B13" office:value-type="string">
            <text:p text:style-name="P21">$8-68</text:p>
          </table:table-cell>
          <table:table-cell table:style-name="t8.B13" office:value-type="string">
            <text:p text:style-name="P21">$8-78</text:p>
          </table:table-cell>
          <table:table-cell table:style-name="t8.B13" office:value-type="string">
            <text:p text:style-name="P21">$8-88</text:p>
          </table:table-cell>
          <table:table-cell table:style-name="t8.B13" office:value-type="string">
            <text:p text:style-name="P22">$8-08</text:p>
          </table:table-cell>
          <table:table-cell table:style-name="t8.B13" office:value-type="string">
            <text:p text:style-name="P21">$8-18</text:p>
          </table:table-cell>
          <table:table-cell table:style-name="t8.B13" office:value-type="string">
            <text:p text:style-name="P2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28">Проверка основной относительной погрешности измерения плотности </text:p>
            <text:p text:style-name="P29">потока нейтронного излучения с БДКН-0<text:span text:style-name="T6">1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3">Плотность потока <text:line-break/>в поверяемой точке <text:span text:style-name="T27"></text:span><text:span text:style-name="T20">0</text:span><text:span text:style-name="T16">i</text:span> ,<text:line-break/>с<text:span text:style-name="T12">-1</text:span>см<text:span text:style-name="T12">-2</text:span></text:p>
          </table:table-cell>
          <table:table-cell table:style-name="t9.B2" office:value-type="string">
            <text:p text:style-name="P12">Фон</text:p>
            <text:p text:style-name="P12"><text:span text:style-name="T6">R=</text:span>2<text:span text:style-name="T6">,0</text:span>м</text:p>
          </table:table-cell>
          <table:table-cell table:style-name="t9.B2" office:value-type="string">
            <text:p text:style-name="P13">ИБН-<text:span text:style-name="T6">8-3</text:span></text:p>
            <text:p text:style-name="P12">№<text:span text:style-name="T6">027</text:span></text:p>
            <text:p text:style-name="P12"><text:span text:style-name="T6">R=2,0</text:span>м</text:p>
            <text:p text:style-name="P15">B(R)=0,600</text:p>
            <text:p text:style-name="P12"><text:span text:style-name="T8"></text:span><text:span text:style-name="T16">0i</text:span><text:span text:style-name="T6">=5,9</text:span></text:p>
            <text:p text:style-name="P3"><text:span text:style-name="T6">1</text:span>,<text:span text:style-name="T6">0</text:span>-1<text:span text:style-name="T6">0</text:span></text:p>
          </table:table-cell>
          <table:table-cell table:style-name="t9.B2" office:value-type="string">
            <text:p text:style-name="P13">ИБН-<text:span text:style-name="T6">8-6</text:span></text:p>
            <text:p text:style-name="P12">№0<text:span text:style-name="T6">10</text:span></text:p>
            <text:p text:style-name="P12"><text:span text:style-name="T6">R=2,0</text:span>м</text:p>
            <text:p text:style-name="P15">B(R)=0,600</text:p>
            <text:p text:style-name="P12"><text:span text:style-name="T8"></text:span><text:span text:style-name="T16">0i</text:span><text:span text:style-name="T6">=57,</text:span>0</text:p>
            <text:p text:style-name="P12">20-100</text:p>
          </table:table-cell>
          <table:table-cell table:style-name="t9.B2" office:value-type="string">
            <text:p text:style-name="P49">ИБН-8-6</text:p>
            <text:p text:style-name="P48"><text:span text:style-name="T6"><text:s text:c="3"/></text:span>№<text:span text:style-name="T6">010</text:span></text:p>
            <text:p text:style-name="P48"><text:span text:style-name="T6">R=1,0</text:span>м</text:p>
            <text:p text:style-name="P50">B(R)=0,863</text:p>
            <text:p text:style-name="P48"><text:span text:style-name="T8"></text:span><text:span text:style-name="T16">0i</text:span><text:span text:style-name="T6">=235</text:span></text:p>
            <text:p text:style-name="P49">210<text:span text:style-name="T12">2</text:span> - 10<text:span text:style-name="T12">3</text:span></text:p>
          </table:table-cell>
          <table:table-cell table:style-name="t9.F2" office:value-type="string">
            <text:p text:style-name="P49">ИБН-8-6</text:p>
            <text:p text:style-name="P48"><text:span text:style-name="T6"><text:s text:c="3"/></text:span>№<text:span text:style-name="T6">010</text:span></text:p>
            <text:p text:style-name="P48"><text:span text:style-name="T6">R=0,5</text:span>м</text:p>
            <text:p text:style-name="P50">B(R)=0,957</text:p>
            <text:p text:style-name="P48"><text:span text:style-name="T8"></text:span><text:span text:style-name="T16">0i</text:span><text:span text:style-name="T6">=1019</text:span></text:p>
            <text:p text:style-name="P49">210<text:span text:style-name="T12">3</text:span> - 10<text:span text:style-name="T12">4</text:span></text:p>
          </table:table-cell>
        </table:table-row>
        <table:table-row>
          <table:table-cell table:style-name="t9.A3" office:value-type="string">
            <text:p text:style-name="P14">Показания прибора в поверяемой точке <text:s/><text:span text:style-name="T27"></text:span><text:span text:style-name="T20">0</text:span><text:span text:style-name="T16">i</text:span>, с<text:span text:style-name="T12">-1</text:span>см<text:span text:style-name="T12">-2 </text:span><text:span text:style-name="T46">,</text:span>ст, %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6">$9-61</text:p>
            <text:p text:style-name="P16">$9-71</text:p>
            <text:p text:style-name="P16">$9-81</text:p>
          </table:table-cell>
          <table:table-cell table:style-name="t9.B3" office:value-type="string">
            <text:p text:style-name="P16">$9-62</text:p>
            <text:p text:style-name="P16">$9-72</text:p>
            <text:p text:style-name="P16">$9-82</text:p>
          </table:table-cell>
          <table:table-cell table:style-name="t9.B3" office:value-type="string">
            <text:p text:style-name="P16">$9-63</text:p>
            <text:p text:style-name="P16">$9-73</text:p>
            <text:p text:style-name="P16">$9-83</text:p>
          </table:table-cell>
          <table:table-cell table:style-name="t9.F3" office:value-type="string">
            <text:p text:style-name="P16">$9-64</text:p>
            <text:p text:style-name="P16">$9-74</text:p>
            <text:p text:style-name="P16">$9-84</text:p>
          </table:table-cell>
        </table:table-row>
        <table:table-row>
          <table:table-cell table:style-name="t9.A3" office:value-type="string">
            <text:p text:style-name="P14">Среднее значение показаний, <text:span text:style-name="T27"></text:span><text:span text:style-name="T16">i</text:span>, с<text:span text:style-name="T12">-1</text:span>см<text:span text:style-name="T12">-2</text:span></text:p>
          </table:table-cell>
          <table:table-cell table:style-name="t9.B3" office:value-type="string">
            <text:p text:style-name="P16">$9-00</text:p>
          </table:table-cell>
          <table:table-cell table:style-name="t9.B3" office:value-type="string">
            <text:p text:style-name="P16">$9-01</text:p>
          </table:table-cell>
          <table:table-cell table:style-name="t9.B3" office:value-type="string">
            <text:p text:style-name="P16">$9-02</text:p>
          </table:table-cell>
          <table:table-cell table:style-name="t9.B3" office:value-type="string">
            <text:p text:style-name="P16">$9-03</text:p>
          </table:table-cell>
          <table:table-cell table:style-name="t9.F3" office:value-type="string">
            <text:p text:style-name="P16">$9-04</text:p>
          </table:table-cell>
        </table:table-row>
        <table:table-row>
          <table:table-cell table:style-name="t9.A3" office:value-type="string">
            <text:p text:style-name="P14">Результат измерения плотности потока в поверяемой точке</text:p>
            <text:p text:style-name="P11"><text:span text:style-name="T27"></text:span><text:span text:style-name="T17">np</text:span><text:span text:style-name="T16">i</text:span>, <text:span text:style-name="T14">с</text:span><text:span text:style-name="T12">-1</text:span><text:span text:style-name="T14">см</text:span><text:span text:style-name="T12">-2</text:span>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6">$9-n21</text:p>
          </table:table-cell>
          <table:table-cell table:style-name="t9.B3" office:value-type="string">
            <text:p text:style-name="P16">$9-n22</text:p>
          </table:table-cell>
          <table:table-cell table:style-name="t9.B3" office:value-type="string">
            <text:p text:style-name="P16">$9-n23</text:p>
          </table:table-cell>
          <table:table-cell table:style-name="t9.F3" office:value-type="string">
            <text:p text:style-name="P16">$9-n24</text:p>
          </table:table-cell>
        </table:table-row>
        <table:table-row>
          <table:table-cell table:style-name="t9.A3" office:value-type="string">
            <text:p text:style-name="P14">Основная относительная погрешность измерения, <text:span text:style-name="T31">Δ</text:span><text:span text:style-name="T9">i</text:span>%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6">$9-n31</text:p>
          </table:table-cell>
          <table:table-cell table:style-name="t9.B3" office:value-type="string">
            <text:p text:style-name="P16">$9-n32</text:p>
          </table:table-cell>
          <table:table-cell table:style-name="t9.B3" office:value-type="string">
            <text:p text:style-name="P16">$9-n33</text:p>
          </table:table-cell>
          <table:table-cell table:style-name="t9.F3" office:value-type="string">
            <text:p text:style-name="P16">$9-n34</text:p>
          </table:table-cell>
        </table:table-row>
        <table:table-row>
          <table:table-cell table:style-name="t9.A3" office:value-type="string">
            <text:p text:style-name="P14">Доверительная граница основной относительной погрешности <text:span text:style-name="T31">Δ</text:span><text:span text:style-name="T9">i</text:span>, %</text:p>
          </table:table-cell>
          <table:table-cell table:style-name="t9.B3" office:value-type="string">
            <text:p text:style-name="P13"/>
            <text:p text:style-name="P12"/>
          </table:table-cell>
          <table:table-cell table:style-name="t9.B3" office:value-type="string">
            <text:p text:style-name="P16">$9-n41</text:p>
          </table:table-cell>
          <table:table-cell table:style-name="t9.B3" office:value-type="string">
            <text:p text:style-name="P16">$9-n42</text:p>
          </table:table-cell>
          <table:table-cell table:style-name="t9.B3" office:value-type="string">
            <text:p text:style-name="P16">$9-n43</text:p>
          </table:table-cell>
          <table:table-cell table:style-name="t9.F3" office:value-type="string">
            <text:p text:style-name="P16">$9-n44</text:p>
          </table:table-cell>
        </table:table-row>
        <table:table-row table:style-name="t9.8">
          <table:table-cell table:style-name="t9.A8" office:value-type="string">
            <text:p text:style-name="P38"><text:span text:style-name="T64">Пределосновной </text:span>относительной погрешности ,%</text:p>
          </table:table-cell>
          <table:table-cell table:style-name="t9.B8" office:value-type="string">
            <text:p text:style-name="P13"/>
          </table:table-cell>
          <table:table-cell table:style-name="t9.C8" table:number-columns-spanned="4" office:value-type="string">
            <text:p text:style-name="P13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34">Определение основной относительной погрешности измерения мощности дозы нейтронного излучения с БДКН-0<text:span text:style-name="T6">3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4"><text:span text:style-name="T4">Мощность дозы</text:span> в поверяемой точке</text:p>
            <text:p text:style-name="P25"><text:span text:style-name="T32">H*</text:span><text:span text:style-name="T41">oi</text:span><text:span text:style-name="T35">(10)</text:span><text:span text:style-name="T36">, </text:span><text:span text:style-name="T37">мкЗв/ч</text:span></text:p>
          </table:table-cell>
          <table:table-cell table:style-name="t10.B2" office:value-type="string">
            <text:p text:style-name="P12">Фон</text:p>
            <text:p text:style-name="P12"><text:span text:style-name="T6">R=</text:span>2<text:span text:style-name="T6">,0</text:span>м</text:p>
          </table:table-cell>
          <table:table-cell table:style-name="t10.B2" office:value-type="string">
            <text:p text:style-name="P13">ИБН-<text:span text:style-name="T6">8-3</text:span></text:p>
            <text:p text:style-name="P12">№<text:span text:style-name="T6">027</text:span></text:p>
            <text:p text:style-name="P12"><text:span text:style-name="T6">R=2,0</text:span>м</text:p>
            <text:p text:style-name="P12"><text:span text:style-name="T6">B(R)=0,</text:span>866</text:p>
            <text:p text:style-name="P12"><text:span text:style-name="T32">H</text:span><text:span text:style-name="T39">*</text:span><text:span text:style-name="T41">oi</text:span><text:span text:style-name="T35">(10)</text:span><text:span text:style-name="T6">=</text:span><text:span text:style-name="T4">8,3</text:span></text:p>
            <text:p text:style-name="P3">1-10</text:p>
          </table:table-cell>
          <table:table-cell table:style-name="t10.B2" office:value-type="string">
            <text:p text:style-name="P13">ИБН-<text:span text:style-name="T6">8-6</text:span></text:p>
            <text:p text:style-name="P12">№0<text:span text:style-name="T6">10</text:span></text:p>
            <text:p text:style-name="P12"><text:span text:style-name="T6">R=2,0</text:span>м</text:p>
            <text:p text:style-name="P12"><text:span text:style-name="T6">B(R)=0,</text:span>866</text:p>
            <text:p text:style-name="P12"><text:span text:style-name="T32">H</text:span><text:span text:style-name="T39">*</text:span><text:span text:style-name="T41">oi</text:span><text:span text:style-name="T35">(10)</text:span><text:span text:style-name="T6">=</text:span><text:span text:style-name="T4">80</text:span></text:p>
            <text:p text:style-name="P16">20-100</text:p>
          </table:table-cell>
          <table:table-cell table:style-name="t10.B2" office:value-type="string">
            <text:p text:style-name="P49">ИБН-8-6</text:p>
            <text:p text:style-name="P48">№<text:span text:style-name="T6">010</text:span></text:p>
            <text:p text:style-name="P48"><text:span text:style-name="T6">R=1,0</text:span>м</text:p>
            <text:p text:style-name="P48"><text:span text:style-name="T6">B(R)=0,</text:span>957</text:p>
            <text:p text:style-name="P48"><text:span text:style-name="T32">H</text:span><text:span text:style-name="T39">*</text:span><text:span text:style-name="T41">oi</text:span><text:span text:style-name="T35">(10)</text:span><text:span text:style-name="T6">=</text:span><text:span text:style-name="T4">331</text:span></text:p>
            <text:p text:style-name="P51">2<text:span text:style-name="T45">·</text:span>10<text:span text:style-name="T12">2</text:span>-10<text:span text:style-name="T12">3</text:span></text:p>
          </table:table-cell>
          <table:table-cell table:style-name="t10.F2" office:value-type="string">
            <text:p text:style-name="P49">ИБН-8-6</text:p>
            <text:p text:style-name="P48">№<text:span text:style-name="T6">010</text:span></text:p>
            <text:p text:style-name="P48"><text:span text:style-name="T6">R=0,5</text:span>м</text:p>
            <text:p text:style-name="P48"><text:span text:style-name="T6">B(R)=0,9</text:span>91</text:p>
            <text:p text:style-name="P48"><text:span text:style-name="T32">H</text:span><text:span text:style-name="T39">*</text:span><text:span text:style-name="T41">oi</text:span><text:span text:style-name="T35">(10)</text:span><text:span text:style-name="T6">=</text:span><text:span text:style-name="T4">1434</text:span></text:p>
            <text:p text:style-name="P51">2<text:span text:style-name="T45">·</text:span>10<text:span text:style-name="T12">3</text:span>-10<text:span text:style-name="T12">4</text:span></text:p>
          </table:table-cell>
        </table:table-row>
        <table:table-row>
          <table:table-cell table:style-name="t10.A3" office:value-type="string">
            <text:p text:style-name="P18">Показания прибора в поверяемой точке</text:p>
            <text:p text:style-name="P17"><text:span text:style-name="T33">H</text:span><text:span text:style-name="T40">*</text:span><text:span text:style-name="T42">i</text:span><text:span text:style-name="T38">(10) мкЗв/ч, </text:span><text:span text:style-name="T47">±δ</text:span><text:span text:style-name="T14">ст</text:span>, 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6">$10-61</text:p>
            <text:p text:style-name="P16">$10-71</text:p>
            <text:p text:style-name="P16">$10-81</text:p>
          </table:table-cell>
          <table:table-cell table:style-name="t10.B3" office:value-type="string">
            <text:p text:style-name="P16">$10-62</text:p>
            <text:p text:style-name="P16">$10-72</text:p>
            <text:p text:style-name="P16">$10-82</text:p>
          </table:table-cell>
          <table:table-cell table:style-name="t10.B3" office:value-type="string">
            <text:p text:style-name="P16">$10-63</text:p>
            <text:p text:style-name="P16">$10-73</text:p>
            <text:p text:style-name="P16">$10-83</text:p>
          </table:table-cell>
          <table:table-cell table:style-name="t10.F3" office:value-type="string">
            <text:p text:style-name="P16">$10-64</text:p>
            <text:p text:style-name="P16">$10-74</text:p>
            <text:p text:style-name="P16">$10-84</text:p>
          </table:table-cell>
        </table:table-row>
        <table:table-row>
          <table:table-cell table:style-name="t10.A3" office:value-type="string">
            <text:p text:style-name="P18">Среднее значение показаний, <text:span text:style-name="T34">H</text:span><text:span text:style-name="T40">*</text:span><text:span text:style-name="T42">i</text:span><text:span text:style-name="T38">(10) мкЗв/ч</text:span></text:p>
          </table:table-cell>
          <table:table-cell table:style-name="t10.B4" office:value-type="string">
            <text:p text:style-name="P16">$<text:span text:style-name="T4">10</text:span>-00</text:p>
          </table:table-cell>
          <table:table-cell table:style-name="t10.B4" office:value-type="string">
            <text:p text:style-name="P16">$<text:span text:style-name="T4">10</text:span>-01</text:p>
          </table:table-cell>
          <table:table-cell table:style-name="t10.B4" office:value-type="string">
            <text:p text:style-name="P16">$<text:span text:style-name="T4">10</text:span>-02</text:p>
          </table:table-cell>
          <table:table-cell table:style-name="t10.B4" office:value-type="string">
            <text:p text:style-name="P16">$<text:span text:style-name="T4">10</text:span>-03</text:p>
          </table:table-cell>
          <table:table-cell table:style-name="t10.F3" office:value-type="string">
            <text:p text:style-name="P16">$<text:span text:style-name="T4">10</text:span>-04</text:p>
          </table:table-cell>
        </table:table-row>
        <table:table-row>
          <table:table-cell table:style-name="t10.A3" office:value-type="string">
            <text:p text:style-name="P18">Результат измерения мощности дозы в поверяемой точке</text:p>
            <text:p text:style-name="P17"><text:span text:style-name="T33">H</text:span><text:span text:style-name="T40">*</text:span><text:span text:style-name="T43">пр</text:span><text:span text:style-name="T44">i</text:span><text:span text:style-name="T38">(10) мкЗв/ч</text:span></text:p>
          </table:table-cell>
          <table:table-cell table:style-name="t10.B4" office:value-type="string">
            <text:p text:style-name="P13"/>
          </table:table-cell>
          <table:table-cell table:style-name="t10.B4" office:value-type="string">
            <text:p text:style-name="P16">$10-n21</text:p>
          </table:table-cell>
          <table:table-cell table:style-name="t10.B4" office:value-type="string">
            <text:p text:style-name="P16">$10-n22</text:p>
          </table:table-cell>
          <table:table-cell table:style-name="t10.B4" office:value-type="string">
            <text:p text:style-name="P16">$10-n23</text:p>
          </table:table-cell>
          <table:table-cell table:style-name="t10.F3" office:value-type="string">
            <text:p text:style-name="P16">$10-n24</text:p>
          </table:table-cell>
        </table:table-row>
        <table:table-row>
          <table:table-cell table:style-name="t10.A3" office:value-type="string">
            <text:p text:style-name="P14">Основная относительная погрешность измерения, </text:p>
            <text:p text:style-name="P14"><text:span text:style-name="T29">θ</text:span><text:span text:style-name="T21">пр</text:span><text:span text:style-name="T18">i</text:span>, %</text:p>
          </table:table-cell>
          <table:table-cell table:style-name="t10.B4" office:value-type="string">
            <text:p text:style-name="P13"/>
          </table:table-cell>
          <table:table-cell table:style-name="t10.B4" office:value-type="string">
            <text:p text:style-name="P16">$10-n31</text:p>
          </table:table-cell>
          <table:table-cell table:style-name="t10.B4" office:value-type="string">
            <text:p text:style-name="P16">$10-n32</text:p>
          </table:table-cell>
          <table:table-cell table:style-name="t10.B4" office:value-type="string">
            <text:p text:style-name="P16">$10-n33</text:p>
          </table:table-cell>
          <table:table-cell table:style-name="t10.F3" office:value-type="string">
            <text:p text:style-name="P16">$10-n34</text:p>
          </table:table-cell>
        </table:table-row>
        <table:table-row>
          <table:table-cell table:style-name="t10.A3" office:value-type="string">
            <text:p text:style-name="P14">Доверительная граница основной относительной погрешности, <text:span text:style-name="T31">Δ</text:span><text:span text:style-name="T19">i</text:span>, %</text:p>
          </table:table-cell>
          <table:table-cell table:style-name="t10.B4" office:value-type="string">
            <text:p text:style-name="P13"/>
            <text:p text:style-name="P12"/>
          </table:table-cell>
          <table:table-cell table:style-name="t10.B4" office:value-type="string">
            <text:p text:style-name="P16">$10-n41</text:p>
          </table:table-cell>
          <table:table-cell table:style-name="t10.B4" office:value-type="string">
            <text:p text:style-name="P16">$10-n42</text:p>
          </table:table-cell>
          <table:table-cell table:style-name="t10.B4" office:value-type="string">
            <text:p text:style-name="P16">$10-n43</text:p>
          </table:table-cell>
          <table:table-cell table:style-name="t10.F3" office:value-type="string">
            <text:p text:style-name="P16">$10-n44</text:p>
          </table:table-cell>
        </table:table-row>
        <table:table-row table:style-name="t10.8">
          <table:table-cell table:style-name="t10.A8" office:value-type="string">
            <text:p text:style-name="P38"><text:span text:style-name="T64">Пределосновной </text:span>относительной погрешности , %</text:p>
          </table:table-cell>
          <table:table-cell table:style-name="t10.B8" office:value-type="string">
            <text:p text:style-name="P13"/>
          </table:table-cell>
          <table:table-cell table:style-name="t10.C8" table:number-columns-spanned="4" office:value-type="string">
            <text:p text:style-name="P13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2"/>
        <table:table-column table:style-name="t11.J"/>
        <table:table-row table:style-name="t11.1">
          <table:table-cell table:style-name="t11.A1" table:number-columns-spanned="10" office:value-type="string">
            <text:p text:style-name="P42"><text:span text:style-name="T7">Определение основной относительной погрешности измерения плотности потока </text:span><text:span text:style-name="T55">альфа излучения</text:span><text:span text:style-name="T7"> с блоком БДПА-01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33"><text:span text:style-name="T4">Плотность потока в </text:span><text:span text:style-name="T6">контроль-ной</text:span> точке <text:span text:style-name="T26"></text:span><text:span text:style-name="T14">0</text:span><text:span text:style-name="T15">i</text:span>,</text:p>
            <text:p text:style-name="P32"><text:s/>мин<text:span text:style-name="T12">-1</text:span>·см<text:span text:style-name="T12">-2</text:span></text:p>
          </table:table-cell>
          <table:table-cell table:style-name="t11.B2" table:number-rows-spanned="3" office:value-type="string">
            <text:p text:style-name="P39">Номер источ-ника</text:p>
          </table:table-cell>
          <table:table-cell table:style-name="t11.B2" table:number-columns-spanned="5" office:value-type="string">
            <text:p text:style-name="P26">Измерение плотности потока в контрольной <text:s/>точке, <text:span text:style-name="T69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39"><text:span text:style-name="T5">Относи-тельная</text:span><text:span text:style-name="T73"> </text:span><text:span text:style-name="T5">погреш-ность</text:span><text:span text:style-name="T73"> </text:span><text:span text:style-name="T72">измерения</text:span> </text:p>
            <text:p text:style-name="P39"><text:span text:style-name="T66">θ</text:span><text:span text:style-name="T22">пр</text:span><text:span text:style-name="T23">i</text:span><text:span text:style-name="T4">,</text:span> %</text:p>
          </table:table-cell>
          <table:table-cell table:style-name="t11.B2" table:number-rows-spanned="3" office:value-type="string">
            <text:p text:style-name="P41"><text:span text:style-name="T4">Довери-тель</text:span>ная граница погреш-ности измерения <text:span text:style-name="T67">Δ</text:span><text:span text:style-name="T24">i</text:span><text:span text:style-name="T6">,</text:span> %</text:p>
          </table:table-cell>
          <table:table-cell table:style-name="t11.J2" table:number-rows-spanned="3" office:value-type="string">
            <text:p text:style-name="P37"><text:span text:style-name="T64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11.3">
          <table:covered-table-cell/>
          <table:covered-table-cell/>
          <table:table-cell table:style-name="t11.C3" table:number-rows-spanned="2" office:value-type="string">
            <text:p text:style-name="P26">Фон</text:p>
          </table:table-cell>
          <table:table-cell table:style-name="t11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1.C3" table:number-rows-spanned="2" office:value-type="string">
            <text:p text:style-name="P26">Среднее значение, <text:span text:style-name="T70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table-cell table:style-name="t11.D4" office:value-type="string">
            <text:p text:style-name="P27"><text:span text:style-name="T50"></text:span><text:span text:style-name="T14">1</text:span></text:p>
          </table:table-cell>
          <table:table-cell table:style-name="t11.D4" office:value-type="string">
            <text:p text:style-name="P26"><text:span text:style-name="T51"></text:span><text:span text:style-name="T14">2</text:span></text:p>
          </table:table-cell>
          <table:table-cell table:style-name="t11.D4" office:value-type="string">
            <text:p text:style-name="P26"><text:span text:style-name="T51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float" office:value="78.3">
            <text:p text:style-name="P16">78.3</text:p>
          </table:table-cell>
          <table:table-cell table:style-name="t11.B5" office:value-type="float" office:value="1179">
            <text:p text:style-name="P23">1179</text:p>
          </table:table-cell>
          <table:table-cell table:style-name="t11.C3" office:value-type="string">
            <text:p text:style-name="P21">$11-50</text:p>
          </table:table-cell>
          <table:table-cell table:style-name="t11.C3" office:value-type="string">
            <text:p text:style-name="P21">$11-60</text:p>
          </table:table-cell>
          <table:table-cell table:style-name="t11.C3" office:value-type="string">
            <text:p text:style-name="P21">$11-70</text:p>
          </table:table-cell>
          <table:table-cell table:style-name="t11.C3" office:value-type="string">
            <text:p text:style-name="P21">$11-80</text:p>
          </table:table-cell>
          <table:table-cell table:style-name="t11.C3" office:value-type="string">
            <text:p text:style-name="P22">$11-00</text:p>
          </table:table-cell>
          <table:table-cell table:style-name="t11.C3" office:value-type="string">
            <text:p text:style-name="P21">$11-10</text:p>
          </table:table-cell>
          <table:table-cell table:style-name="t11.C3" office:value-type="string">
            <text:p text:style-name="P21">$11-20</text:p>
          </table:table-cell>
          <table:table-cell table:style-name="t11.J5" table:number-rows-spanned="4" office:value-type="string">
            <text:p text:style-name="P8">±<text:span text:style-name="T6">20</text:span></text:p>
          </table:table-cell>
        </table:table-row>
        <table:table-row>
          <table:table-cell table:style-name="t11.A6" office:value-type="string">
            <text:p text:style-name="P16"><text:span text:style-name="T4">7</text:span>43</text:p>
          </table:table-cell>
          <table:table-cell table:style-name="t11.B5" office:value-type="float" office:value="1180">
            <text:p text:style-name="P23">1180</text:p>
          </table:table-cell>
          <table:table-cell table:style-name="t11.C3" office:value-type="string">
            <text:p text:style-name="P21">$11-51</text:p>
          </table:table-cell>
          <table:table-cell table:style-name="t11.C3" office:value-type="string">
            <text:p text:style-name="P21">$11-61</text:p>
          </table:table-cell>
          <table:table-cell table:style-name="t11.C3" office:value-type="string">
            <text:p text:style-name="P21">$11-71</text:p>
          </table:table-cell>
          <table:table-cell table:style-name="t11.C3" office:value-type="string">
            <text:p text:style-name="P21">$11-81</text:p>
          </table:table-cell>
          <table:table-cell table:style-name="t11.C3" office:value-type="string">
            <text:p text:style-name="P22">$11-01</text:p>
          </table:table-cell>
          <table:table-cell table:style-name="t11.C3" office:value-type="string">
            <text:p text:style-name="P21">$11-11</text:p>
          </table:table-cell>
          <table:table-cell table:style-name="t11.C3" office:value-type="string">
            <text:p text:style-name="P21">$11-21</text:p>
          </table:table-cell>
          <table:covered-table-cell/>
        </table:table-row>
        <table:table-row>
          <table:table-cell table:style-name="t11.A6" office:value-type="string">
            <text:p text:style-name="P13"><text:span text:style-name="T4">6</text:span><text:span text:style-name="T6">300</text:span></text:p>
          </table:table-cell>
          <table:table-cell table:style-name="t11.B5" office:value-type="float" office:value="1181">
            <text:p text:style-name="P23">1181</text:p>
          </table:table-cell>
          <table:table-cell table:style-name="t11.C3" office:value-type="string">
            <text:p text:style-name="P21">$11-52</text:p>
          </table:table-cell>
          <table:table-cell table:style-name="t11.C3" office:value-type="string">
            <text:p text:style-name="P21">$11-62</text:p>
          </table:table-cell>
          <table:table-cell table:style-name="t11.C3" office:value-type="string">
            <text:p text:style-name="P21">$11-72</text:p>
          </table:table-cell>
          <table:table-cell table:style-name="t11.C3" office:value-type="string">
            <text:p text:style-name="P21">$11-82</text:p>
          </table:table-cell>
          <table:table-cell table:style-name="t11.C3" office:value-type="string">
            <text:p text:style-name="P22">$11-02</text:p>
          </table:table-cell>
          <table:table-cell table:style-name="t11.C3" office:value-type="string">
            <text:p text:style-name="P21">$11-12</text:p>
          </table:table-cell>
          <table:table-cell table:style-name="t11.C3" office:value-type="string">
            <text:p text:style-name="P21">$11-22</text:p>
          </table:table-cell>
          <table:covered-table-cell/>
        </table:table-row>
        <table:table-row>
          <table:table-cell table:style-name="t11.A8" office:value-type="string">
            <text:p text:style-name="P16"><text:span text:style-name="T4">6</text:span>2100</text:p>
          </table:table-cell>
          <table:table-cell table:style-name="t11.B8" office:value-type="float" office:value="1182">
            <text:p text:style-name="P23">1182</text:p>
          </table:table-cell>
          <table:table-cell table:style-name="t11.C8" office:value-type="string">
            <text:p text:style-name="P21">$11-53</text:p>
          </table:table-cell>
          <table:table-cell table:style-name="t11.C8" office:value-type="string">
            <text:p text:style-name="P21">$11-63</text:p>
          </table:table-cell>
          <table:table-cell table:style-name="t11.C8" office:value-type="string">
            <text:p text:style-name="P21">$11-73</text:p>
          </table:table-cell>
          <table:table-cell table:style-name="t11.C8" office:value-type="string">
            <text:p text:style-name="P21">$11-83</text:p>
          </table:table-cell>
          <table:table-cell table:style-name="t11.C8" office:value-type="string">
            <text:p text:style-name="P22">$11-03</text:p>
          </table:table-cell>
          <table:table-cell table:style-name="t11.C8" office:value-type="string">
            <text:p text:style-name="P21">$11-13</text:p>
          </table:table-cell>
          <table:table-cell table:style-name="t11.C8" office:value-type="string">
            <text:p text:style-name="P21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ext:soft-page-break/>
        <table:table-row table:style-name="t12.1">
          <table:table-cell table:style-name="t12.A1" table:number-columns-spanned="10" office:value-type="string">
            <text:p text:style-name="P42"><text:span text:style-name="T7">Определение основной относительной погрешности измерения плотности потока </text:span><text:span text:style-name="T55">альфа излучения</text:span><text:span text:style-name="T7"> с блоком БДПА-02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0"><text:span text:style-name="T4">Плотность потока в </text:span><text:span text:style-name="T6">контроль-ной</text:span> точке <text:span text:style-name="T26"></text:span><text:span text:style-name="T14">0</text:span><text:span text:style-name="T15">i</text:span>,</text:p>
            <text:p text:style-name="P31"><text:s/>мин<text:span text:style-name="T12">-1</text:span>·см<text:span text:style-name="T12">-2</text:span></text:p>
            <text:p text:style-name="P31"/>
          </table:table-cell>
          <table:table-cell table:style-name="t12.B2" table:number-rows-spanned="3" office:value-type="string">
            <text:p text:style-name="P39">Номер источ-ника</text:p>
          </table:table-cell>
          <table:table-cell table:style-name="t12.B2" table:number-columns-spanned="5" office:value-type="string">
            <text:p text:style-name="P26">Измерение плотности потока в контрольной <text:s/>точке, <text:span text:style-name="T69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9"><text:span text:style-name="T5">Относи-тельная</text:span><text:span text:style-name="T73"> </text:span><text:span text:style-name="T5">погреш-ность</text:span><text:span text:style-name="T73"> </text:span><text:span text:style-name="T72">измерения</text:span> </text:p>
            <text:p text:style-name="P39"><text:span text:style-name="T66">θ</text:span><text:span text:style-name="T22">пр</text:span><text:span text:style-name="T23">i</text:span><text:span text:style-name="T4">,</text:span> %</text:p>
          </table:table-cell>
          <table:table-cell table:style-name="t12.B2" table:number-rows-spanned="3" office:value-type="string">
            <text:p text:style-name="P41"><text:span text:style-name="T4">Довери-тель</text:span>ная граница погреш-ности измерения <text:span text:style-name="T67">Δ</text:span><text:span text:style-name="T24">i</text:span><text:span text:style-name="T6">,</text:span> %</text:p>
          </table:table-cell>
          <table:table-cell table:style-name="t12.J2" table:number-rows-spanned="3" office:value-type="string">
            <text:p text:style-name="P37"><text:span text:style-name="T64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26">Фон</text:p>
          </table:table-cell>
          <table:table-cell table:style-name="t12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26">Среднее значение, <text:span text:style-name="T70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27"><text:span text:style-name="T50"></text:span><text:span text:style-name="T14">1</text:span></text:p>
          </table:table-cell>
          <table:table-cell table:style-name="t12.D4" office:value-type="string">
            <text:p text:style-name="P26"><text:span text:style-name="T51"></text:span><text:span text:style-name="T14">2</text:span></text:p>
          </table:table-cell>
          <table:table-cell table:style-name="t12.D4" office:value-type="string">
            <text:p text:style-name="P26"><text:span text:style-name="T51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float" office:value="74.4">
            <text:p text:style-name="P16">74.4</text:p>
          </table:table-cell>
          <table:table-cell table:style-name="t12.B5" office:value-type="float" office:value="651">
            <text:p text:style-name="P24">0651</text:p>
          </table:table-cell>
          <table:table-cell table:style-name="t12.C3" office:value-type="string">
            <text:p text:style-name="P21">$12-50</text:p>
          </table:table-cell>
          <table:table-cell table:style-name="t12.C3" office:value-type="string">
            <text:p text:style-name="P21">$12-60</text:p>
          </table:table-cell>
          <table:table-cell table:style-name="t12.C3" office:value-type="string">
            <text:p text:style-name="P21">$12-70</text:p>
          </table:table-cell>
          <table:table-cell table:style-name="t12.C3" office:value-type="string">
            <text:p text:style-name="P21">$12-80</text:p>
          </table:table-cell>
          <table:table-cell table:style-name="t12.C3" office:value-type="string">
            <text:p text:style-name="P22">$12-00</text:p>
          </table:table-cell>
          <table:table-cell table:style-name="t12.C3" office:value-type="string">
            <text:p text:style-name="P21">$12-10</text:p>
          </table:table-cell>
          <table:table-cell table:style-name="t12.C3" office:value-type="string">
            <text:p text:style-name="P21">$12-20</text:p>
          </table:table-cell>
          <table:table-cell table:style-name="t12.J5" table:number-rows-spanned="4" office:value-type="string">
            <text:p text:style-name="P8">±<text:span text:style-name="T6">20</text:span></text:p>
          </table:table-cell>
        </table:table-row>
        <table:table-row>
          <table:table-cell table:style-name="t12.A5" office:value-type="float" office:value="630">
            <text:p text:style-name="P16">630</text:p>
          </table:table-cell>
          <table:table-cell table:style-name="t12.B5" office:value-type="float" office:value="653">
            <text:p text:style-name="P24">0652</text:p>
          </table:table-cell>
          <table:table-cell table:style-name="t12.C3" office:value-type="string">
            <text:p text:style-name="P21">$12-51</text:p>
          </table:table-cell>
          <table:table-cell table:style-name="t12.C3" office:value-type="string">
            <text:p text:style-name="P21">$12-61</text:p>
          </table:table-cell>
          <table:table-cell table:style-name="t12.C3" office:value-type="string">
            <text:p text:style-name="P21">$12-71</text:p>
          </table:table-cell>
          <table:table-cell table:style-name="t12.C3" office:value-type="string">
            <text:p text:style-name="P21">$12-81</text:p>
          </table:table-cell>
          <table:table-cell table:style-name="t12.C3" office:value-type="string">
            <text:p text:style-name="P22">$12-01</text:p>
          </table:table-cell>
          <table:table-cell table:style-name="t12.C3" office:value-type="string">
            <text:p text:style-name="P21">$12-11</text:p>
          </table:table-cell>
          <table:table-cell table:style-name="t12.C3" office:value-type="string">
            <text:p text:style-name="P21">$12-21</text:p>
          </table:table-cell>
          <table:covered-table-cell/>
        </table:table-row>
        <table:table-row>
          <table:table-cell table:style-name="t12.A5" office:value-type="float" office:value="5140">
            <text:p text:style-name="P16">5140</text:p>
          </table:table-cell>
          <table:table-cell table:style-name="t12.B5" office:value-type="float" office:value="0">
            <text:p text:style-name="P24">0653</text:p>
          </table:table-cell>
          <table:table-cell table:style-name="t12.C3" office:value-type="string">
            <text:p text:style-name="P21">$12-52</text:p>
          </table:table-cell>
          <table:table-cell table:style-name="t12.C3" office:value-type="string">
            <text:p text:style-name="P21">$12-62</text:p>
          </table:table-cell>
          <table:table-cell table:style-name="t12.C3" office:value-type="string">
            <text:p text:style-name="P21">$12-72</text:p>
          </table:table-cell>
          <table:table-cell table:style-name="t12.C3" office:value-type="string">
            <text:p text:style-name="P21">$12-82</text:p>
          </table:table-cell>
          <table:table-cell table:style-name="t12.C3" office:value-type="string">
            <text:p text:style-name="P22">$12-02</text:p>
          </table:table-cell>
          <table:table-cell table:style-name="t12.C3" office:value-type="string">
            <text:p text:style-name="P21">$12-12</text:p>
          </table:table-cell>
          <table:table-cell table:style-name="t12.C3" office:value-type="string">
            <text:p text:style-name="P21">$12-22</text:p>
          </table:table-cell>
          <table:covered-table-cell/>
        </table:table-row>
        <table:table-row>
          <table:table-cell table:style-name="t12.A8" office:value-type="float" office:value="35600">
            <text:p text:style-name="P16">35600</text:p>
          </table:table-cell>
          <table:table-cell table:style-name="t12.B8" office:value-type="float" office:value="0">
            <text:p text:style-name="P24">0655</text:p>
          </table:table-cell>
          <table:table-cell table:style-name="t12.C8" office:value-type="string">
            <text:p text:style-name="P21">$12-53</text:p>
          </table:table-cell>
          <table:table-cell table:style-name="t12.C8" office:value-type="string">
            <text:p text:style-name="P21">$12-63</text:p>
          </table:table-cell>
          <table:table-cell table:style-name="t12.C8" office:value-type="string">
            <text:p text:style-name="P21">$12-73</text:p>
          </table:table-cell>
          <table:table-cell table:style-name="t12.C8" office:value-type="string">
            <text:p text:style-name="P21">$12-83</text:p>
          </table:table-cell>
          <table:table-cell table:style-name="t12.C8" office:value-type="string">
            <text:p text:style-name="P22">$12-03</text:p>
          </table:table-cell>
          <table:table-cell table:style-name="t12.C8" office:value-type="string">
            <text:p text:style-name="P21">$12-13</text:p>
          </table:table-cell>
          <table:table-cell table:style-name="t12.C8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42"><text:span text:style-name="T7">Определение основной относительной погрешности измерения плотности потока б</text:span><text:span text:style-name="T55">ета излучения</text:span><text:span text:style-name="T7"> с блоком БДПБ-01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0"><text:span text:style-name="T4">Плотность потока в </text:span><text:span text:style-name="T6">контроль-ной</text:span> точке <text:span text:style-name="T26"></text:span><text:span text:style-name="T14">0</text:span><text:span text:style-name="T15">i</text:span>,</text:p>
            <text:p text:style-name="P31"><text:s/>мин<text:span text:style-name="T12">-1</text:span>·см<text:span text:style-name="T12">-2</text:span></text:p>
          </table:table-cell>
          <table:table-cell table:style-name="t13.B2" table:number-rows-spanned="3" office:value-type="string">
            <text:p text:style-name="P39">Номер источ-ника</text:p>
          </table:table-cell>
          <table:table-cell table:style-name="t13.B2" table:number-columns-spanned="5" office:value-type="string">
            <text:p text:style-name="P26">Измерение плотности потока в контрольной <text:s/>точке, <text:span text:style-name="T69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9"><text:span text:style-name="T5">Относи-тельная</text:span><text:span text:style-name="T73"> </text:span><text:span text:style-name="T5">погреш-ность</text:span><text:span text:style-name="T73"> </text:span><text:span text:style-name="T72">измерения</text:span> </text:p>
            <text:p text:style-name="P39"><text:span text:style-name="T66">θ</text:span><text:span text:style-name="T22">пр</text:span><text:span text:style-name="T23">i</text:span><text:span text:style-name="T4">,</text:span> %</text:p>
          </table:table-cell>
          <table:table-cell table:style-name="t13.B2" table:number-rows-spanned="3" office:value-type="string">
            <text:p text:style-name="P41"><text:span text:style-name="T4">Довери-тель</text:span>ная граница погреш-ности измерения <text:span text:style-name="T67">Δ</text:span><text:span text:style-name="T24">i</text:span><text:span text:style-name="T6">,</text:span> %</text:p>
          </table:table-cell>
          <table:table-cell table:style-name="t13.J2" table:number-rows-spanned="3" office:value-type="string">
            <text:p text:style-name="P37"><text:span text:style-name="T64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26">Фон</text:p>
          </table:table-cell>
          <table:table-cell table:style-name="t13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26">Среднее значение, <text:span text:style-name="T70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27"><text:span text:style-name="T50"></text:span><text:span text:style-name="T14">1</text:span></text:p>
          </table:table-cell>
          <table:table-cell table:style-name="t13.D4" office:value-type="string">
            <text:p text:style-name="P26"><text:span text:style-name="T51"></text:span><text:span text:style-name="T14">2</text:span></text:p>
          </table:table-cell>
          <table:table-cell table:style-name="t13.D4" office:value-type="string">
            <text:p text:style-name="P26"><text:span text:style-name="T51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float" office:value="102">
            <text:p text:style-name="P16">102</text:p>
          </table:table-cell>
          <table:table-cell table:style-name="t13.B5" office:value-type="float" office:value="660">
            <text:p text:style-name="P23">0660</text:p>
          </table:table-cell>
          <table:table-cell table:style-name="t13.C3" office:value-type="string">
            <text:p text:style-name="P21">$13-50</text:p>
          </table:table-cell>
          <table:table-cell table:style-name="t13.C3" office:value-type="string">
            <text:p text:style-name="P21">$13-60</text:p>
          </table:table-cell>
          <table:table-cell table:style-name="t13.C3" office:value-type="string">
            <text:p text:style-name="P21">$13-70</text:p>
          </table:table-cell>
          <table:table-cell table:style-name="t13.C3" office:value-type="string">
            <text:p text:style-name="P21">$13-80</text:p>
          </table:table-cell>
          <table:table-cell table:style-name="t13.C3" office:value-type="string">
            <text:p text:style-name="P22">$13-00</text:p>
          </table:table-cell>
          <table:table-cell table:style-name="t13.C3" office:value-type="string">
            <text:p text:style-name="P21">$13-10</text:p>
          </table:table-cell>
          <table:table-cell table:style-name="t13.C3" office:value-type="string">
            <text:p text:style-name="P21">$13-20</text:p>
          </table:table-cell>
          <table:table-cell table:style-name="t13.J5" table:number-rows-spanned="6" office:value-type="string">
            <text:p text:style-name="P8">±<text:span text:style-name="T6">20</text:span></text:p>
          </table:table-cell>
        </table:table-row>
        <table:table-row>
          <table:table-cell table:style-name="t13.A5" office:value-type="float" office:value="236">
            <text:p text:style-name="P16">236</text:p>
          </table:table-cell>
          <table:table-cell table:style-name="t13.B5" office:value-type="float" office:value="0">
            <text:p text:style-name="P23">6905</text:p>
          </table:table-cell>
          <table:table-cell table:style-name="t13.C3" office:value-type="string">
            <text:p text:style-name="P21">$13-51</text:p>
          </table:table-cell>
          <table:table-cell table:style-name="t13.C3" office:value-type="string">
            <text:p text:style-name="P21">$13-61</text:p>
          </table:table-cell>
          <table:table-cell table:style-name="t13.C3" office:value-type="string">
            <text:p text:style-name="P21">$13-71</text:p>
          </table:table-cell>
          <table:table-cell table:style-name="t13.C3" office:value-type="string">
            <text:p text:style-name="P21">$13-81</text:p>
          </table:table-cell>
          <table:table-cell table:style-name="t13.C3" office:value-type="string">
            <text:p text:style-name="P22">$13-01</text:p>
          </table:table-cell>
          <table:table-cell table:style-name="t13.C3" office:value-type="string">
            <text:p text:style-name="P21">$13-11</text:p>
          </table:table-cell>
          <table:table-cell table:style-name="t13.C3" office:value-type="string">
            <text:p text:style-name="P21">$13-21</text:p>
          </table:table-cell>
          <table:covered-table-cell/>
        </table:table-row>
        <table:table-row>
          <table:table-cell table:style-name="t13.A5" office:value-type="float" office:value="6080">
            <text:p text:style-name="P16">6080</text:p>
          </table:table-cell>
          <table:table-cell table:style-name="t13.B5" office:value-type="float" office:value="0">
            <text:p text:style-name="P23">0661</text:p>
          </table:table-cell>
          <table:table-cell table:style-name="t13.C3" office:value-type="string">
            <text:p text:style-name="P21">$13-52</text:p>
          </table:table-cell>
          <table:table-cell table:style-name="t13.C3" office:value-type="string">
            <text:p text:style-name="P21">$13-62</text:p>
          </table:table-cell>
          <table:table-cell table:style-name="t13.C3" office:value-type="string">
            <text:p text:style-name="P21">$13-72</text:p>
          </table:table-cell>
          <table:table-cell table:style-name="t13.C3" office:value-type="string">
            <text:p text:style-name="P21">$13-82</text:p>
          </table:table-cell>
          <table:table-cell table:style-name="t13.C3" office:value-type="string">
            <text:p text:style-name="P22">$13-02</text:p>
          </table:table-cell>
          <table:table-cell table:style-name="t13.C3" office:value-type="string">
            <text:p text:style-name="P21">$13-12</text:p>
          </table:table-cell>
          <table:table-cell table:style-name="t13.C3" office:value-type="string">
            <text:p text:style-name="P21">$13-22</text:p>
          </table:table-cell>
          <table:covered-table-cell/>
        </table:table-row>
        <table:table-row>
          <table:table-cell table:style-name="t13.A5" office:value-type="float" office:value="53500">
            <text:p text:style-name="P16">53500</text:p>
          </table:table-cell>
          <table:table-cell table:style-name="t13.B5" office:value-type="float" office:value="0">
            <text:p text:style-name="P23">0662</text:p>
          </table:table-cell>
          <table:table-cell table:style-name="t13.C3" office:value-type="string">
            <text:p text:style-name="P21">$13-53</text:p>
          </table:table-cell>
          <table:table-cell table:style-name="t13.C3" office:value-type="string">
            <text:p text:style-name="P21">$13-63</text:p>
          </table:table-cell>
          <table:table-cell table:style-name="t13.C3" office:value-type="string">
            <text:p text:style-name="P21">$13-73</text:p>
          </table:table-cell>
          <table:table-cell table:style-name="t13.C3" office:value-type="string">
            <text:p text:style-name="P21">$13-83</text:p>
          </table:table-cell>
          <table:table-cell table:style-name="t13.C3" office:value-type="string">
            <text:p text:style-name="P22">$13-03</text:p>
          </table:table-cell>
          <table:table-cell table:style-name="t13.C3" office:value-type="string">
            <text:p text:style-name="P21">$13-13</text:p>
          </table:table-cell>
          <table:table-cell table:style-name="t13.C3" office:value-type="string">
            <text:p text:style-name="P21">$13-23</text:p>
          </table:table-cell>
          <table:covered-table-cell/>
        </table:table-row>
        <table:table-row>
          <table:table-cell table:style-name="t13.A5" office:value-type="float" office:value="154300">
            <text:p text:style-name="P16">154300</text:p>
          </table:table-cell>
          <table:table-cell table:style-name="t13.B5" office:value-type="float" office:value="0">
            <text:p text:style-name="P23">16437</text:p>
          </table:table-cell>
          <table:table-cell table:style-name="t13.C3" office:value-type="string">
            <text:p text:style-name="P21">$13-54</text:p>
          </table:table-cell>
          <table:table-cell table:style-name="t13.C3" office:value-type="string">
            <text:p text:style-name="P21">$13-64</text:p>
          </table:table-cell>
          <table:table-cell table:style-name="t13.C3" office:value-type="string">
            <text:p text:style-name="P21">$13-74</text:p>
          </table:table-cell>
          <table:table-cell table:style-name="t13.C3" office:value-type="string">
            <text:p text:style-name="P21">$13-84</text:p>
          </table:table-cell>
          <table:table-cell table:style-name="t13.C3" office:value-type="string">
            <text:p text:style-name="P22">$13-04</text:p>
          </table:table-cell>
          <table:table-cell table:style-name="t13.C3" office:value-type="string">
            <text:p text:style-name="P21">$13-14</text:p>
          </table:table-cell>
          <table:table-cell table:style-name="t13.C3" office:value-type="string">
            <text:p text:style-name="P21">$13-24</text:p>
          </table:table-cell>
          <table:covered-table-cell/>
        </table:table-row>
        <table:table-row>
          <table:table-cell table:style-name="t13.A10" office:value-type="float" office:value="383600">
            <text:p text:style-name="P16">383600</text:p>
          </table:table-cell>
          <table:table-cell table:style-name="t13.B10" office:value-type="float" office:value="0">
            <text:p text:style-name="P23">15014</text:p>
          </table:table-cell>
          <table:table-cell table:style-name="t13.C10" office:value-type="string">
            <text:p text:style-name="P21">$13-55</text:p>
          </table:table-cell>
          <table:table-cell table:style-name="t13.C10" office:value-type="string">
            <text:p text:style-name="P21">$13-65</text:p>
          </table:table-cell>
          <table:table-cell table:style-name="t13.C10" office:value-type="string">
            <text:p text:style-name="P21">$13-75</text:p>
          </table:table-cell>
          <table:table-cell table:style-name="t13.C10" office:value-type="string">
            <text:p text:style-name="P21">$13-85</text:p>
          </table:table-cell>
          <table:table-cell table:style-name="t13.C10" office:value-type="string">
            <text:p text:style-name="P22">$13-05</text:p>
          </table:table-cell>
          <table:table-cell table:style-name="t13.C10" office:value-type="string">
            <text:p text:style-name="P21">$13-15</text:p>
          </table:table-cell>
          <table:table-cell table:style-name="t13.C10" office:value-type="string">
            <text:p text:style-name="P21">$13-25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ext:soft-page-break/>
        <table:table-row table:style-name="t14.1">
          <table:table-cell table:style-name="t14.A1" table:number-columns-spanned="10" office:value-type="string">
            <text:p text:style-name="P42"><text:span text:style-name="T7">Определение основной относительной погрешности измерения плотности потока б</text:span><text:span text:style-name="T55">ета излучения</text:span><text:span text:style-name="T7"> с блоком БДПБ-02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0"><text:span text:style-name="T4">Плотность потока в </text:span><text:span text:style-name="T6">контроль-ной</text:span> точке <text:span text:style-name="T26"></text:span><text:span text:style-name="T14">0</text:span><text:span text:style-name="T15">i</text:span>,</text:p>
            <text:p text:style-name="P31"><text:s/>мин<text:span text:style-name="T12">-1</text:span>·см<text:span text:style-name="T12">-2</text:span></text:p>
          </table:table-cell>
          <table:table-cell table:style-name="t14.B2" table:number-rows-spanned="3" office:value-type="string">
            <text:p text:style-name="P39">Номер источ-ника</text:p>
          </table:table-cell>
          <table:table-cell table:style-name="t14.B2" table:number-columns-spanned="5" office:value-type="string">
            <text:p text:style-name="P26">Измерение плотности потока в контрольной <text:s/>точке, <text:span text:style-name="T69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9"><text:span text:style-name="T5">Относи-тельная</text:span><text:span text:style-name="T73"> </text:span><text:span text:style-name="T5">погреш-ность</text:span><text:span text:style-name="T73"> </text:span><text:span text:style-name="T72">измерения</text:span> </text:p>
            <text:p text:style-name="P39"><text:span text:style-name="T66">θ</text:span><text:span text:style-name="T22">пр</text:span><text:span text:style-name="T23">i</text:span><text:span text:style-name="T4">,</text:span> %</text:p>
          </table:table-cell>
          <table:table-cell table:style-name="t14.B2" table:number-rows-spanned="3" office:value-type="string">
            <text:p text:style-name="P41"><text:span text:style-name="T4">Довери-тель</text:span>ная граница погреш-ности измерения <text:span text:style-name="T67">Δ</text:span><text:span text:style-name="T24">i</text:span><text:span text:style-name="T6">,</text:span> %</text:p>
          </table:table-cell>
          <table:table-cell table:style-name="t14.J2" table:number-rows-spanned="3" office:value-type="string">
            <text:p text:style-name="P37"><text:span text:style-name="T64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26">Фон</text:p>
          </table:table-cell>
          <table:table-cell table:style-name="t14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26">Среднее значение, <text:span text:style-name="T70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27"><text:span text:style-name="T50"></text:span><text:span text:style-name="T14">1</text:span></text:p>
          </table:table-cell>
          <table:table-cell table:style-name="t14.D4" office:value-type="string">
            <text:p text:style-name="P26"><text:span text:style-name="T51"></text:span><text:span text:style-name="T14">2</text:span></text:p>
          </table:table-cell>
          <table:table-cell table:style-name="t14.D4" office:value-type="string">
            <text:p text:style-name="P26"><text:span text:style-name="T51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float" office:value="14.2">
            <text:p text:style-name="P16">14.2</text:p>
          </table:table-cell>
          <table:table-cell table:style-name="t14.B5" office:value-type="float" office:value="660">
            <text:p text:style-name="P23">0663</text:p>
          </table:table-cell>
          <table:table-cell table:style-name="t14.C3" office:value-type="string">
            <text:p text:style-name="P21">$14-50</text:p>
          </table:table-cell>
          <table:table-cell table:style-name="t14.C3" office:value-type="string">
            <text:p text:style-name="P21">$14-60</text:p>
          </table:table-cell>
          <table:table-cell table:style-name="t14.C3" office:value-type="string">
            <text:p text:style-name="P21">$14-70</text:p>
          </table:table-cell>
          <table:table-cell table:style-name="t14.C3" office:value-type="string">
            <text:p text:style-name="P21">$14-80</text:p>
          </table:table-cell>
          <table:table-cell table:style-name="t14.C3" office:value-type="string">
            <text:p text:style-name="P22">$14-00</text:p>
          </table:table-cell>
          <table:table-cell table:style-name="t14.C3" office:value-type="string">
            <text:p text:style-name="P21">$14-10</text:p>
          </table:table-cell>
          <table:table-cell table:style-name="t14.C3" office:value-type="string">
            <text:p text:style-name="P21">$14-20</text:p>
          </table:table-cell>
          <table:table-cell table:style-name="t14.J5" table:number-rows-spanned="5" office:value-type="string">
            <text:p text:style-name="P8">±<text:span text:style-name="T6">20</text:span></text:p>
          </table:table-cell>
        </table:table-row>
        <table:table-row>
          <table:table-cell table:style-name="t14.A5" office:value-type="float" office:value="74.4">
            <text:p text:style-name="P16">74.4</text:p>
          </table:table-cell>
          <table:table-cell table:style-name="t14.B5" office:value-type="float" office:value="0">
            <text:p text:style-name="P23">0664</text:p>
          </table:table-cell>
          <table:table-cell table:style-name="t14.C3" office:value-type="string">
            <text:p text:style-name="P21">$14-51</text:p>
          </table:table-cell>
          <table:table-cell table:style-name="t14.C3" office:value-type="string">
            <text:p text:style-name="P21">$14-61</text:p>
          </table:table-cell>
          <table:table-cell table:style-name="t14.C3" office:value-type="string">
            <text:p text:style-name="P21">$14-71</text:p>
          </table:table-cell>
          <table:table-cell table:style-name="t14.C3" office:value-type="string">
            <text:p text:style-name="P21">$14-81</text:p>
          </table:table-cell>
          <table:table-cell table:style-name="t14.C3" office:value-type="string">
            <text:p text:style-name="P22">$14-01</text:p>
          </table:table-cell>
          <table:table-cell table:style-name="t14.C3" office:value-type="string">
            <text:p text:style-name="P21">$14-11</text:p>
          </table:table-cell>
          <table:table-cell table:style-name="t14.C3" office:value-type="string">
            <text:p text:style-name="P21">$14-21</text:p>
          </table:table-cell>
          <table:covered-table-cell/>
        </table:table-row>
        <table:table-row>
          <table:table-cell table:style-name="t14.A5" office:value-type="float" office:value="514">
            <text:p text:style-name="P16">514</text:p>
          </table:table-cell>
          <table:table-cell table:style-name="t14.B5" office:value-type="float" office:value="0">
            <text:p text:style-name="P23">0665</text:p>
          </table:table-cell>
          <table:table-cell table:style-name="t14.C3" office:value-type="string">
            <text:p text:style-name="P21">$14-52</text:p>
          </table:table-cell>
          <table:table-cell table:style-name="t14.C3" office:value-type="string">
            <text:p text:style-name="P21">$14-62</text:p>
          </table:table-cell>
          <table:table-cell table:style-name="t14.C3" office:value-type="string">
            <text:p text:style-name="P21">$14-72</text:p>
          </table:table-cell>
          <table:table-cell table:style-name="t14.C3" office:value-type="string">
            <text:p text:style-name="P21">$14-82</text:p>
          </table:table-cell>
          <table:table-cell table:style-name="t14.C3" office:value-type="string">
            <text:p text:style-name="P22">$14-02</text:p>
          </table:table-cell>
          <table:table-cell table:style-name="t14.C3" office:value-type="string">
            <text:p text:style-name="P21">$14-12</text:p>
          </table:table-cell>
          <table:table-cell table:style-name="t14.C3" office:value-type="string">
            <text:p text:style-name="P21">$14-22</text:p>
          </table:table-cell>
          <table:covered-table-cell/>
        </table:table-row>
        <table:table-row>
          <table:table-cell table:style-name="t14.A5" office:value-type="float" office:value="6290">
            <text:p text:style-name="P16">6290</text:p>
          </table:table-cell>
          <table:table-cell table:style-name="t14.B5" office:value-type="float" office:value="0">
            <text:p text:style-name="P23">0661</text:p>
          </table:table-cell>
          <table:table-cell table:style-name="t14.C3" office:value-type="string">
            <text:p text:style-name="P21">$14-53</text:p>
          </table:table-cell>
          <table:table-cell table:style-name="t14.C3" office:value-type="string">
            <text:p text:style-name="P21">$14-63</text:p>
          </table:table-cell>
          <table:table-cell table:style-name="t14.C3" office:value-type="string">
            <text:p text:style-name="P21">$14-73</text:p>
          </table:table-cell>
          <table:table-cell table:style-name="t14.C3" office:value-type="string">
            <text:p text:style-name="P21">$14-83</text:p>
          </table:table-cell>
          <table:table-cell table:style-name="t14.C3" office:value-type="string">
            <text:p text:style-name="P22">$14-03</text:p>
          </table:table-cell>
          <table:table-cell table:style-name="t14.C3" office:value-type="string">
            <text:p text:style-name="P21">$14-13</text:p>
          </table:table-cell>
          <table:table-cell table:style-name="t14.C3" office:value-type="string">
            <text:p text:style-name="P21">$14-23</text:p>
          </table:table-cell>
          <table:covered-table-cell/>
        </table:table-row>
        <table:table-row>
          <table:table-cell table:style-name="t14.A9" office:value-type="float" office:value="56800">
            <text:p text:style-name="P16">56800</text:p>
          </table:table-cell>
          <table:table-cell table:style-name="t14.B9" office:value-type="float" office:value="0">
            <text:p text:style-name="P23">0666</text:p>
          </table:table-cell>
          <table:table-cell table:style-name="t14.C9" office:value-type="string">
            <text:p text:style-name="P21">$14-54</text:p>
          </table:table-cell>
          <table:table-cell table:style-name="t14.C9" office:value-type="string">
            <text:p text:style-name="P21">$14-64</text:p>
          </table:table-cell>
          <table:table-cell table:style-name="t14.C9" office:value-type="string">
            <text:p text:style-name="P21">$14-74</text:p>
          </table:table-cell>
          <table:table-cell table:style-name="t14.C9" office:value-type="string">
            <text:p text:style-name="P21">$14-84</text:p>
          </table:table-cell>
          <table:table-cell table:style-name="t14.C9" office:value-type="string">
            <text:p text:style-name="P22">$14-04</text:p>
          </table:table-cell>
          <table:table-cell table:style-name="t14.C9" office:value-type="string">
            <text:p text:style-name="P21">$14-14</text:p>
          </table:table-cell>
          <table:table-cell table:style-name="t14.C9" office:value-type="string">
            <text:p text:style-name="P21">$14-24</text:p>
          </table:table-cell>
          <table:covered-table-cell/>
        </table:table-row>
      </table:table>
      <text:p text:style-name="Text_20_body"/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42"><text:span text:style-name="T7">Определение основной относительной погрешности измерения м</text:span><text:span text:style-name="T55">ощности дозы</text:span><text:span text:style-name="T56"> гамма излучения</text:span><text:span text:style-name="T7"> БДКР-0</text:span><text:span text:style-name="T55">1</text:span><text:span text:style-name="T7">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0">Мощность амбиентной эквивалент-ной дозы в <text:span text:style-name="T4">контроль-ной</text:span> точке <text:span text:style-name="T65">Ḣ</text:span><text:span text:style-name="T16">oi</text:span>, нЗв/ч</text:p>
          </table:table-cell>
          <table:table-cell table:style-name="t18.B2" table:number-rows-spanned="3" office:value-type="string">
            <text:p text:style-name="P39">Номер источ-ника</text:p>
          </table:table-cell>
          <table:table-cell table:style-name="t18.B2" table:number-rows-spanned="3" office:value-type="string">
            <text:p text:style-name="P39">Рассто-яние до источ-ника, </text:p>
            <text:p text:style-name="P53">R, см</text:p>
          </table:table-cell>
          <table:table-cell table:style-name="t18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39"><text:span text:style-name="T5">Относи-тельная</text:span><text:span text:style-name="T73"> </text:span><text:span text:style-name="T5">погреш-ность</text:span><text:span text:style-name="T73"> </text:span><text:span text:style-name="T72">измерения</text:span> </text:p>
            <text:p text:style-name="P39"><text:span text:style-name="T66">θ</text:span><text:span text:style-name="T22">пр</text:span><text:span text:style-name="T23">i</text:span><text:span text:style-name="T4">,</text:span> %</text:p>
          </table:table-cell>
          <table:table-cell table:style-name="t18.B2" table:number-rows-spanned="3" office:value-type="string">
            <text:p text:style-name="P41"><text:span text:style-name="T4">Довери-тель</text:span>ная граница погреш-ности измерения <text:span text:style-name="T67">Δ</text:span><text:span text:style-name="T24">i</text:span><text:span text:style-name="T6">,</text:span> %</text:p>
          </table:table-cell>
          <table:table-cell table:style-name="t18.K2" table:number-rows-spanned="3" office:value-type="string">
            <text:p text:style-name="P37"><text:span text:style-name="T64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26">Фон, нЗв/ч</text:p>
          </table:table-cell>
          <table:table-cell table:style-name="t1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26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27"><text:span text:style-name="T28">H</text:span><text:span text:style-name="T14">1</text:span></text:p>
          </table:table-cell>
          <table:table-cell table:style-name="t18.D3" office:value-type="string">
            <text:p text:style-name="P26"><text:span text:style-name="T10">H</text:span><text:span text:style-name="T14">2</text:span></text:p>
          </table:table-cell>
          <table:table-cell table:style-name="t18.D3" office:value-type="string">
            <text:p text:style-name="P26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3"><text:span text:style-name="T6">0,07</text:span> мкЗв/ч</text:p>
          </table:table-cell>
          <table:table-cell table:style-name="t18.D3" office:value-type="string">
            <text:p text:style-name="P21">$18-30</text:p>
          </table:table-cell>
          <table:table-cell table:style-name="t18.D3" office:value-type="string">
            <text:p text:style-name="P21">$18-40</text:p>
          </table:table-cell>
          <table:table-cell table:style-name="t18.D3" office:value-type="string">
            <text:p text:style-name="P21">$18-50</text:p>
          </table:table-cell>
          <table:table-cell table:style-name="t18.D3" office:value-type="string">
            <text:p text:style-name="P21">$18-60</text:p>
          </table:table-cell>
          <table:table-cell table:style-name="t18.D3" office:value-type="string">
            <text:p text:style-name="P21">$18-70</text:p>
          </table:table-cell>
          <table:table-cell table:style-name="t18.D3" office:value-type="string">
            <text:p text:style-name="P21">$18-80</text:p>
          </table:table-cell>
          <table:table-cell table:style-name="t18.D3" office:value-type="string">
            <text:p text:style-name="P22">$18-00</text:p>
          </table:table-cell>
          <table:table-cell table:style-name="t18.D3" office:value-type="string">
            <text:p text:style-name="P21">$18-10</text:p>
          </table:table-cell>
          <table:table-cell table:style-name="t18.D3" office:value-type="string">
            <text:p text:style-name="P21">$18-20</text:p>
          </table:table-cell>
          <table:table-cell table:style-name="t18.K5" table:number-rows-spanned="4" office:value-type="string">
            <text:p text:style-name="P8">±<text:span text:style-name="T6">15</text:span></text:p>
          </table:table-cell>
        </table:table-row>
        <table:table-row>
          <table:table-cell table:style-name="t18.A5" office:value-type="string">
            <text:p text:style-name="P13">0,7 мкЗв/ч</text:p>
          </table:table-cell>
          <table:table-cell table:style-name="t18.D3" office:value-type="string">
            <text:p text:style-name="P21">$18-31</text:p>
          </table:table-cell>
          <table:table-cell table:style-name="t18.D3" office:value-type="string">
            <text:p text:style-name="P21">$18-41</text:p>
          </table:table-cell>
          <table:table-cell table:style-name="t18.D3" office:value-type="string">
            <text:p text:style-name="P21">$18-51</text:p>
          </table:table-cell>
          <table:table-cell table:style-name="t18.D3" office:value-type="string">
            <text:p text:style-name="P21">$18-61</text:p>
          </table:table-cell>
          <table:table-cell table:style-name="t18.D3" office:value-type="string">
            <text:p text:style-name="P21">$18-71</text:p>
          </table:table-cell>
          <table:table-cell table:style-name="t18.D3" office:value-type="string">
            <text:p text:style-name="P21">$18-81</text:p>
          </table:table-cell>
          <table:table-cell table:style-name="t18.D3" office:value-type="string">
            <text:p text:style-name="P22">$18-01</text:p>
          </table:table-cell>
          <table:table-cell table:style-name="t18.D3" office:value-type="string">
            <text:p text:style-name="P21">$18-11</text:p>
          </table:table-cell>
          <table:table-cell table:style-name="t18.D3" office:value-type="string">
            <text:p text:style-name="P21">$18-21</text:p>
          </table:table-cell>
          <table:covered-table-cell/>
        </table:table-row>
        <table:table-row>
          <table:table-cell table:style-name="t18.A5" office:value-type="string">
            <text:p text:style-name="P13">7 мкЗв/ч</text:p>
          </table:table-cell>
          <table:table-cell table:style-name="t18.D3" office:value-type="string">
            <text:p text:style-name="P21">$18-32</text:p>
          </table:table-cell>
          <table:table-cell table:style-name="t18.D3" office:value-type="string">
            <text:p text:style-name="P21">$18-42</text:p>
          </table:table-cell>
          <table:table-cell table:style-name="t18.D3" office:value-type="string">
            <text:p text:style-name="P21">$18-52</text:p>
          </table:table-cell>
          <table:table-cell table:style-name="t18.D3" office:value-type="string">
            <text:p text:style-name="P21">$18-62</text:p>
          </table:table-cell>
          <table:table-cell table:style-name="t18.D3" office:value-type="string">
            <text:p text:style-name="P21">$18-72</text:p>
          </table:table-cell>
          <table:table-cell table:style-name="t18.D3" office:value-type="string">
            <text:p text:style-name="P21">$18-82</text:p>
          </table:table-cell>
          <table:table-cell table:style-name="t18.D3" office:value-type="string">
            <text:p text:style-name="P22">$18-02</text:p>
          </table:table-cell>
          <table:table-cell table:style-name="t18.D3" office:value-type="string">
            <text:p text:style-name="P21">$18-12</text:p>
          </table:table-cell>
          <table:table-cell table:style-name="t18.D3" office:value-type="string">
            <text:p text:style-name="P21">$18-22</text:p>
          </table:table-cell>
          <table:covered-table-cell/>
        </table:table-row>
        <table:table-row>
          <table:table-cell table:style-name="t18.A8" office:value-type="string">
            <text:p text:style-name="P13">70 мкЗв/ч</text:p>
          </table:table-cell>
          <table:table-cell table:style-name="t18.B8" office:value-type="string">
            <text:p text:style-name="P21">$18-33</text:p>
          </table:table-cell>
          <table:table-cell table:style-name="t18.B8" office:value-type="string">
            <text:p text:style-name="P21">$18-43</text:p>
          </table:table-cell>
          <table:table-cell table:style-name="t18.B8" office:value-type="string">
            <text:p text:style-name="P21">$18-53</text:p>
          </table:table-cell>
          <table:table-cell table:style-name="t18.B8" office:value-type="string">
            <text:p text:style-name="P21">$18-63</text:p>
          </table:table-cell>
          <table:table-cell table:style-name="t18.B8" office:value-type="string">
            <text:p text:style-name="P21">$18-73</text:p>
          </table:table-cell>
          <table:table-cell table:style-name="t18.B8" office:value-type="string">
            <text:p text:style-name="P21">$18-83</text:p>
          </table:table-cell>
          <table:table-cell table:style-name="t18.B8" office:value-type="string">
            <text:p text:style-name="P22">$18-03</text:p>
          </table:table-cell>
          <table:table-cell table:style-name="t18.B8" office:value-type="string">
            <text:p text:style-name="P21">$18-13</text:p>
          </table:table-cell>
          <table:table-cell table:style-name="t18.B8" office:value-type="string">
            <text:p text:style-name="P21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2"/>
        <table:table-column table:style-name="t19.J"/>
        <text:soft-page-break/>
        <table:table-row table:style-name="t19.1">
          <table:table-cell table:style-name="t19.A1" table:number-columns-spanned="10" office:value-type="string">
            <text:p text:style-name="P42"><text:span text:style-name="T7">Определение основной относительной погрешности измерения плотности потока </text:span><text:span text:style-name="T56">альфа излучения</text:span><text:span text:style-name="T7"> <text:s/>с блоком БДПС-02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30">Плотность потока в <text:span text:style-name="T6">контроль-ной</text:span> точке <text:span text:style-name="T26"></text:span><text:span text:style-name="T14">0</text:span><text:span text:style-name="T15">i</text:span>,</text:p>
            <text:p text:style-name="P31"><text:s/>мин<text:span text:style-name="T12">-1</text:span>·см<text:span text:style-name="T12">-2</text:span></text:p>
          </table:table-cell>
          <table:table-cell table:style-name="t19.B2" table:number-rows-spanned="3" office:value-type="string">
            <text:p text:style-name="P39">Номер источ-ника</text:p>
          </table:table-cell>
          <table:table-cell table:style-name="t19.B2" table:number-columns-spanned="5" office:value-type="string">
            <text:p text:style-name="P26">Измерение плотности потока в контрольной <text:s/>точке, <text:span text:style-name="T69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39"><text:span text:style-name="T5">Относи-тельная</text:span><text:span text:style-name="T73"> </text:span><text:span text:style-name="T5">погреш-ность</text:span><text:span text:style-name="T73"> </text:span><text:span text:style-name="T72">измерения</text:span> </text:p>
            <text:p text:style-name="P39"><text:span text:style-name="T66">θ</text:span><text:span text:style-name="T22">пр</text:span><text:span text:style-name="T23">i</text:span><text:span text:style-name="T4">,</text:span> %</text:p>
          </table:table-cell>
          <table:table-cell table:style-name="t19.B2" table:number-rows-spanned="3" office:value-type="string">
            <text:p text:style-name="P41"><text:span text:style-name="T4">Довери-тель</text:span>ная граница погреш-ности измерения <text:span text:style-name="T67">Δ</text:span><text:span text:style-name="T24">i</text:span><text:span text:style-name="T6">,</text:span> %</text:p>
          </table:table-cell>
          <table:table-cell table:style-name="t19.J2" table:number-rows-spanned="3" office:value-type="string">
            <text:p text:style-name="P37"><text:span text:style-name="T64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19.3">
          <table:covered-table-cell/>
          <table:covered-table-cell/>
          <table:table-cell table:style-name="t19.C3" table:number-rows-spanned="2" office:value-type="string">
            <text:p text:style-name="P26">Фон</text:p>
          </table:table-cell>
          <table:table-cell table:style-name="t19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9.C3" table:number-rows-spanned="2" office:value-type="string">
            <text:p text:style-name="P26">Среднее значение, <text:span text:style-name="T70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table-cell table:style-name="t19.D4" office:value-type="string">
            <text:p text:style-name="P27"><text:span text:style-name="T50"></text:span><text:span text:style-name="T14">1</text:span></text:p>
          </table:table-cell>
          <table:table-cell table:style-name="t19.D4" office:value-type="string">
            <text:p text:style-name="P26"><text:span text:style-name="T51"></text:span><text:span text:style-name="T14">2</text:span></text:p>
          </table:table-cell>
          <table:table-cell table:style-name="t19.D4" office:value-type="string">
            <text:p text:style-name="P26"><text:span text:style-name="T51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float" office:value="53.8">
            <text:p text:style-name="P16">53.8</text:p>
          </table:table-cell>
          <table:table-cell table:style-name="t19.B5" office:value-type="float" office:value="1179">
            <text:p text:style-name="P23">1179</text:p>
          </table:table-cell>
          <table:table-cell table:style-name="t19.C3" office:value-type="string">
            <text:p text:style-name="P21">$19-50</text:p>
          </table:table-cell>
          <table:table-cell table:style-name="t19.C3" office:value-type="string">
            <text:p text:style-name="P21">$19-60</text:p>
          </table:table-cell>
          <table:table-cell table:style-name="t19.C3" office:value-type="string">
            <text:p text:style-name="P21">$19-70</text:p>
          </table:table-cell>
          <table:table-cell table:style-name="t19.C3" office:value-type="string">
            <text:p text:style-name="P21">$19-80</text:p>
          </table:table-cell>
          <table:table-cell table:style-name="t19.C3" office:value-type="string">
            <text:p text:style-name="P22">$19-00</text:p>
          </table:table-cell>
          <table:table-cell table:style-name="t19.C3" office:value-type="string">
            <text:p text:style-name="P21">$19-10</text:p>
          </table:table-cell>
          <table:table-cell table:style-name="t19.C3" office:value-type="string">
            <text:p text:style-name="P21">$19-20</text:p>
          </table:table-cell>
          <table:table-cell table:style-name="t19.J5" table:number-rows-spanned="5" office:value-type="string">
            <text:p text:style-name="P8">±<text:span text:style-name="T6">20</text:span></text:p>
          </table:table-cell>
        </table:table-row>
        <table:table-row>
          <table:table-cell table:style-name="t19.A5" office:value-type="float" office:value="727">
            <text:p text:style-name="P16">727</text:p>
          </table:table-cell>
          <table:table-cell table:style-name="t19.B5" office:value-type="float" office:value="1180">
            <text:p text:style-name="P23">1180</text:p>
          </table:table-cell>
          <table:table-cell table:style-name="t19.C3" office:value-type="string">
            <text:p text:style-name="P21">$19-51</text:p>
          </table:table-cell>
          <table:table-cell table:style-name="t19.C3" office:value-type="string">
            <text:p text:style-name="P21">$19-61</text:p>
          </table:table-cell>
          <table:table-cell table:style-name="t19.C3" office:value-type="string">
            <text:p text:style-name="P21">$19-71</text:p>
          </table:table-cell>
          <table:table-cell table:style-name="t19.C3" office:value-type="string">
            <text:p text:style-name="P21">$19-81</text:p>
          </table:table-cell>
          <table:table-cell table:style-name="t19.C3" office:value-type="string">
            <text:p text:style-name="P22">$19-01</text:p>
          </table:table-cell>
          <table:table-cell table:style-name="t19.C3" office:value-type="string">
            <text:p text:style-name="P21">$19-11</text:p>
          </table:table-cell>
          <table:table-cell table:style-name="t19.C3" office:value-type="string">
            <text:p text:style-name="P21">$19-21</text:p>
          </table:table-cell>
          <table:covered-table-cell/>
        </table:table-row>
        <table:table-row>
          <table:table-cell table:style-name="t19.A5" office:value-type="float" office:value="6300">
            <text:p text:style-name="P16">6300</text:p>
          </table:table-cell>
          <table:table-cell table:style-name="t19.B5" office:value-type="float" office:value="1181">
            <text:p text:style-name="P23">1181</text:p>
          </table:table-cell>
          <table:table-cell table:style-name="t19.C3" office:value-type="string">
            <text:p text:style-name="P21">$19-52</text:p>
          </table:table-cell>
          <table:table-cell table:style-name="t19.C3" office:value-type="string">
            <text:p text:style-name="P21">$19-62</text:p>
          </table:table-cell>
          <table:table-cell table:style-name="t19.C3" office:value-type="string">
            <text:p text:style-name="P21">$19-72</text:p>
          </table:table-cell>
          <table:table-cell table:style-name="t19.C3" office:value-type="string">
            <text:p text:style-name="P21">$19-82</text:p>
          </table:table-cell>
          <table:table-cell table:style-name="t19.C3" office:value-type="string">
            <text:p text:style-name="P22">$19-02</text:p>
          </table:table-cell>
          <table:table-cell table:style-name="t19.C3" office:value-type="string">
            <text:p text:style-name="P21">$19-12</text:p>
          </table:table-cell>
          <table:table-cell table:style-name="t19.C3" office:value-type="string">
            <text:p text:style-name="P21">$19-22</text:p>
          </table:table-cell>
          <table:covered-table-cell/>
        </table:table-row>
        <table:table-row>
          <table:table-cell table:style-name="t19.A5" office:value-type="float" office:value="62100">
            <text:p text:style-name="P16">62100</text:p>
          </table:table-cell>
          <table:table-cell table:style-name="t19.B5" office:value-type="float" office:value="1182">
            <text:p text:style-name="P23">1182</text:p>
          </table:table-cell>
          <table:table-cell table:style-name="t19.C3" office:value-type="string">
            <text:p text:style-name="P21">$19-53</text:p>
          </table:table-cell>
          <table:table-cell table:style-name="t19.C3" office:value-type="string">
            <text:p text:style-name="P21">$19-63</text:p>
          </table:table-cell>
          <table:table-cell table:style-name="t19.C3" office:value-type="string">
            <text:p text:style-name="P21">$19-73</text:p>
          </table:table-cell>
          <table:table-cell table:style-name="t19.C3" office:value-type="string">
            <text:p text:style-name="P21">$19-83</text:p>
          </table:table-cell>
          <table:table-cell table:style-name="t19.C3" office:value-type="string">
            <text:p text:style-name="P22">$19-03</text:p>
          </table:table-cell>
          <table:table-cell table:style-name="t19.C3" office:value-type="string">
            <text:p text:style-name="P21">$19-13</text:p>
          </table:table-cell>
          <table:table-cell table:style-name="t19.C3" office:value-type="string">
            <text:p text:style-name="P21">$19-23</text:p>
          </table:table-cell>
          <table:covered-table-cell/>
        </table:table-row>
        <table:table-row>
          <table:table-cell table:style-name="t19.A9" office:value-type="float" office:value="186000">
            <text:p text:style-name="P16">186000</text:p>
          </table:table-cell>
          <table:table-cell table:style-name="t19.B9" office:value-type="float" office:value="1183">
            <text:p text:style-name="P23">1183</text:p>
          </table:table-cell>
          <table:table-cell table:style-name="t19.C9" office:value-type="string">
            <text:p text:style-name="P21">$19-54</text:p>
          </table:table-cell>
          <table:table-cell table:style-name="t19.C9" office:value-type="string">
            <text:p text:style-name="P21">$19-64</text:p>
          </table:table-cell>
          <table:table-cell table:style-name="t19.C9" office:value-type="string">
            <text:p text:style-name="P21">$19-74</text:p>
          </table:table-cell>
          <table:table-cell table:style-name="t19.C9" office:value-type="string">
            <text:p text:style-name="P21">$19-84</text:p>
          </table:table-cell>
          <table:table-cell table:style-name="t19.C9" office:value-type="string">
            <text:p text:style-name="P22">$19-04</text:p>
          </table:table-cell>
          <table:table-cell table:style-name="t19.C9" office:value-type="string">
            <text:p text:style-name="P21">$19-14</text:p>
          </table:table-cell>
          <table:table-cell table:style-name="t19.C9" office:value-type="string">
            <text:p text:style-name="P21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42"><text:span text:style-name="T7">Определение основной относительной погрешности измерения плотности потока б</text:span><text:span text:style-name="T55">ета</text:span><text:span text:style-name="T56"> излучения</text:span><text:span text:style-name="T7"> <text:s/>с блоком БДПС-02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0">Плотность потока в <text:span text:style-name="T6">контроль-ной</text:span> точке <text:span text:style-name="T26"></text:span><text:span text:style-name="T14">0</text:span><text:span text:style-name="T15">i</text:span>,</text:p>
            <text:p text:style-name="P31"><text:s/>мин<text:span text:style-name="T12">-1</text:span>·см<text:span text:style-name="T12">-2</text:span></text:p>
          </table:table-cell>
          <table:table-cell table:style-name="t20.B2" table:number-rows-spanned="3" office:value-type="string">
            <text:p text:style-name="P39">Номер источ-ника</text:p>
          </table:table-cell>
          <table:table-cell table:style-name="t20.B2" table:number-columns-spanned="5" office:value-type="string">
            <text:p text:style-name="P26">Измерение плотности потока в контрольной <text:s/>точке, <text:span text:style-name="T69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9"><text:span text:style-name="T5">Относи-тельная</text:span><text:span text:style-name="T73"> </text:span><text:span text:style-name="T5">погреш-ность</text:span><text:span text:style-name="T73"> </text:span><text:span text:style-name="T72">измерения</text:span> </text:p>
            <text:p text:style-name="P39"><text:span text:style-name="T66">θ</text:span><text:span text:style-name="T22">пр</text:span><text:span text:style-name="T23">i</text:span><text:span text:style-name="T4">,</text:span> %</text:p>
          </table:table-cell>
          <table:table-cell table:style-name="t20.B2" table:number-rows-spanned="3" office:value-type="string">
            <text:p text:style-name="P41"><text:span text:style-name="T4">Довери-тель</text:span>ная граница погреш-ности измерения <text:span text:style-name="T67">Δ</text:span><text:span text:style-name="T24">i</text:span><text:span text:style-name="T6">,</text:span> %</text:p>
          </table:table-cell>
          <table:table-cell table:style-name="t20.J2" table:number-rows-spanned="3" office:value-type="string">
            <text:p text:style-name="P37"><text:span text:style-name="T64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26">Фон</text:p>
          </table:table-cell>
          <table:table-cell table:style-name="t20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26">Среднее значение, <text:span text:style-name="T70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27"><text:span text:style-name="T50"></text:span><text:span text:style-name="T14">1</text:span></text:p>
          </table:table-cell>
          <table:table-cell table:style-name="t20.D4" office:value-type="string">
            <text:p text:style-name="P26"><text:span text:style-name="T51"></text:span><text:span text:style-name="T14">2</text:span></text:p>
          </table:table-cell>
          <table:table-cell table:style-name="t20.D4" office:value-type="string">
            <text:p text:style-name="P26"><text:span text:style-name="T51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float" office:value="97">
            <text:p text:style-name="P16">97</text:p>
          </table:table-cell>
          <table:table-cell table:style-name="t20.B5" office:value-type="float" office:value="660">
            <text:p text:style-name="P23">0660</text:p>
          </table:table-cell>
          <table:table-cell table:style-name="t20.C3" office:value-type="string">
            <text:p text:style-name="P21">$20-50</text:p>
          </table:table-cell>
          <table:table-cell table:style-name="t20.C3" office:value-type="string">
            <text:p text:style-name="P21">$20-60</text:p>
          </table:table-cell>
          <table:table-cell table:style-name="t20.C3" office:value-type="string">
            <text:p text:style-name="P21">$20-70</text:p>
          </table:table-cell>
          <table:table-cell table:style-name="t20.C3" office:value-type="string">
            <text:p text:style-name="P21">$20-80</text:p>
          </table:table-cell>
          <table:table-cell table:style-name="t20.C3" office:value-type="string">
            <text:p text:style-name="P22">$20-00</text:p>
          </table:table-cell>
          <table:table-cell table:style-name="t20.C3" office:value-type="string">
            <text:p text:style-name="P21">$20-10</text:p>
          </table:table-cell>
          <table:table-cell table:style-name="t20.C3" office:value-type="string">
            <text:p text:style-name="P21">$20-20</text:p>
          </table:table-cell>
          <table:table-cell table:style-name="t20.J5" table:number-rows-spanned="5" office:value-type="string">
            <text:p text:style-name="P8">±<text:span text:style-name="T6">20</text:span></text:p>
          </table:table-cell>
        </table:table-row>
        <table:table-row>
          <table:table-cell table:style-name="t20.A5" office:value-type="float" office:value="232">
            <text:p text:style-name="P16">232</text:p>
          </table:table-cell>
          <table:table-cell table:style-name="t20.B5" office:value-type="float" office:value="0">
            <text:p text:style-name="P23">6905</text:p>
          </table:table-cell>
          <table:table-cell table:style-name="t20.C3" office:value-type="string">
            <text:p text:style-name="P21">$20-51</text:p>
          </table:table-cell>
          <table:table-cell table:style-name="t20.C3" office:value-type="string">
            <text:p text:style-name="P21">$20-61</text:p>
          </table:table-cell>
          <table:table-cell table:style-name="t20.C3" office:value-type="string">
            <text:p text:style-name="P21">$20-71</text:p>
          </table:table-cell>
          <table:table-cell table:style-name="t20.C3" office:value-type="string">
            <text:p text:style-name="P21">$20-81</text:p>
          </table:table-cell>
          <table:table-cell table:style-name="t20.C3" office:value-type="string">
            <text:p text:style-name="P22">$20-01</text:p>
          </table:table-cell>
          <table:table-cell table:style-name="t20.C3" office:value-type="string">
            <text:p text:style-name="P21">$20-11</text:p>
          </table:table-cell>
          <table:table-cell table:style-name="t20.C3" office:value-type="string">
            <text:p text:style-name="P21">$20-21</text:p>
          </table:table-cell>
          <table:covered-table-cell/>
        </table:table-row>
        <table:table-row>
          <table:table-cell table:style-name="t20.A5" office:value-type="float" office:value="5700">
            <text:p text:style-name="P16">5700</text:p>
          </table:table-cell>
          <table:table-cell table:style-name="t20.B5" office:value-type="float" office:value="0">
            <text:p text:style-name="P23">0661</text:p>
          </table:table-cell>
          <table:table-cell table:style-name="t20.C3" office:value-type="string">
            <text:p text:style-name="P21">$20-52</text:p>
          </table:table-cell>
          <table:table-cell table:style-name="t20.C3" office:value-type="string">
            <text:p text:style-name="P21">$20-62</text:p>
          </table:table-cell>
          <table:table-cell table:style-name="t20.C3" office:value-type="string">
            <text:p text:style-name="P21">$20-72</text:p>
          </table:table-cell>
          <table:table-cell table:style-name="t20.C3" office:value-type="string">
            <text:p text:style-name="P21">$20-82</text:p>
          </table:table-cell>
          <table:table-cell table:style-name="t20.C3" office:value-type="string">
            <text:p text:style-name="P22">$20-02</text:p>
          </table:table-cell>
          <table:table-cell table:style-name="t20.C3" office:value-type="string">
            <text:p text:style-name="P21">$20-12</text:p>
          </table:table-cell>
          <table:table-cell table:style-name="t20.C3" office:value-type="string">
            <text:p text:style-name="P21">$20-22</text:p>
          </table:table-cell>
          <table:covered-table-cell/>
        </table:table-row>
        <table:table-row>
          <table:table-cell table:style-name="t20.A5" office:value-type="float" office:value="52000">
            <text:p text:style-name="P16">52000</text:p>
          </table:table-cell>
          <table:table-cell table:style-name="t20.B5" office:value-type="float" office:value="0">
            <text:p text:style-name="P23">0662</text:p>
          </table:table-cell>
          <table:table-cell table:style-name="t20.C3" office:value-type="string">
            <text:p text:style-name="P21">$20-53</text:p>
          </table:table-cell>
          <table:table-cell table:style-name="t20.C3" office:value-type="string">
            <text:p text:style-name="P21">$20-63</text:p>
          </table:table-cell>
          <table:table-cell table:style-name="t20.C3" office:value-type="string">
            <text:p text:style-name="P21">$20-73</text:p>
          </table:table-cell>
          <table:table-cell table:style-name="t20.C3" office:value-type="string">
            <text:p text:style-name="P21">$20-83</text:p>
          </table:table-cell>
          <table:table-cell table:style-name="t20.C3" office:value-type="string">
            <text:p text:style-name="P22">$20-03</text:p>
          </table:table-cell>
          <table:table-cell table:style-name="t20.C3" office:value-type="string">
            <text:p text:style-name="P21">$20-13</text:p>
          </table:table-cell>
          <table:table-cell table:style-name="t20.C3" office:value-type="string">
            <text:p text:style-name="P21">$20-23</text:p>
          </table:table-cell>
          <table:covered-table-cell/>
        </table:table-row>
        <table:table-row>
          <table:table-cell table:style-name="t20.A9" office:value-type="float" office:value="377100">
            <text:p text:style-name="P16">377100</text:p>
          </table:table-cell>
          <table:table-cell table:style-name="t20.B9" office:value-type="float" office:value="0">
            <text:p text:style-name="P23">15014</text:p>
          </table:table-cell>
          <table:table-cell table:style-name="t20.C9" office:value-type="string">
            <text:p text:style-name="P21">$20-54</text:p>
          </table:table-cell>
          <table:table-cell table:style-name="t20.C9" office:value-type="string">
            <text:p text:style-name="P21">$20-64</text:p>
          </table:table-cell>
          <table:table-cell table:style-name="t20.C9" office:value-type="string">
            <text:p text:style-name="P21">$20-74</text:p>
          </table:table-cell>
          <table:table-cell table:style-name="t20.C9" office:value-type="string">
            <text:p text:style-name="P21">$20-84</text:p>
          </table:table-cell>
          <table:table-cell table:style-name="t20.C9" office:value-type="string">
            <text:p text:style-name="P22">$20-04</text:p>
          </table:table-cell>
          <table:table-cell table:style-name="t20.C9" office:value-type="string">
            <text:p text:style-name="P21">$20-14</text:p>
          </table:table-cell>
          <table:table-cell table:style-name="t20.C9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3"/>
        <table:table-column table:style-name="t21.K"/>
        <text:soft-page-break/>
        <table:table-row table:style-name="t21.1">
          <table:table-cell table:style-name="t21.A1" table:number-columns-spanned="11" office:value-type="string">
            <text:p text:style-name="P42"><text:span text:style-name="T7">Определение основной относительной погрешности измерения м</text:span><text:span text:style-name="T55">ощности дозы</text:span><text:span text:style-name="T56"> гамма излучения</text:span><text:span text:style-name="T7"> БДП</text:span><text:span text:style-name="T55">С</text:span><text:span text:style-name="T7">-0</text:span><text:span text:style-name="T55">2</text:span><text:span text:style-name="T7">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40">Мощность амбиентной эквивалент-ной дозы в <text:span text:style-name="T4">контроль-ной</text:span> точке <text:span text:style-name="T65">Ḣ</text:span><text:span text:style-name="T16">oi</text:span>, нЗв/ч</text:p>
          </table:table-cell>
          <table:table-cell table:style-name="t21.B2" table:number-rows-spanned="3" office:value-type="string">
            <text:p text:style-name="P39">Номер источ-ника</text:p>
          </table:table-cell>
          <table:table-cell table:style-name="t21.B2" table:number-rows-spanned="3" office:value-type="string">
            <text:p text:style-name="P39">Рассто-яние до источ-ника, </text:p>
            <text:p text:style-name="P53">R, см</text:p>
          </table:table-cell>
          <table:table-cell table:style-name="t21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9"><text:span text:style-name="T5">Относи-тельная</text:span><text:span text:style-name="T73"> </text:span><text:span text:style-name="T5">погреш-ность</text:span><text:span text:style-name="T73"> </text:span><text:span text:style-name="T72">измерения</text:span> </text:p>
            <text:p text:style-name="P39"><text:span text:style-name="T66">θ</text:span><text:span text:style-name="T22">пр</text:span><text:span text:style-name="T23">i</text:span><text:span text:style-name="T4">,</text:span> %</text:p>
          </table:table-cell>
          <table:table-cell table:style-name="t21.B2" table:number-rows-spanned="3" office:value-type="string">
            <text:p text:style-name="P41"><text:span text:style-name="T4">Довери-тель</text:span>ная граница погреш-ности измерения <text:span text:style-name="T67">Δ</text:span><text:span text:style-name="T24">i</text:span><text:span text:style-name="T6">,</text:span> %</text:p>
          </table:table-cell>
          <table:table-cell table:style-name="t21.K2" table:number-rows-spanned="3" office:value-type="string">
            <text:p text:style-name="P37"><text:span text:style-name="T64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26">Фон, нЗв/ч</text:p>
          </table:table-cell>
          <table:table-cell table:style-name="t2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1.D3" table:number-rows-spanned="2" office:value-type="string">
            <text:p text:style-name="P26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27"><text:span text:style-name="T28">H</text:span><text:span text:style-name="T14">1</text:span></text:p>
          </table:table-cell>
          <table:table-cell table:style-name="t21.D3" office:value-type="string">
            <text:p text:style-name="P26"><text:span text:style-name="T10">H</text:span><text:span text:style-name="T14">2</text:span></text:p>
          </table:table-cell>
          <table:table-cell table:style-name="t21.D3" office:value-type="string">
            <text:p text:style-name="P26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13">0,7 мкЗв/ч</text:p>
          </table:table-cell>
          <table:table-cell table:style-name="t21.D3" office:value-type="string">
            <text:p text:style-name="P21">$21-30</text:p>
          </table:table-cell>
          <table:table-cell table:style-name="t21.D3" office:value-type="string">
            <text:p text:style-name="P21">$21-40</text:p>
          </table:table-cell>
          <table:table-cell table:style-name="t21.D3" office:value-type="string">
            <text:p text:style-name="P21">$21-50</text:p>
          </table:table-cell>
          <table:table-cell table:style-name="t21.D3" office:value-type="string">
            <text:p text:style-name="P21">$21-60</text:p>
          </table:table-cell>
          <table:table-cell table:style-name="t21.D3" office:value-type="string">
            <text:p text:style-name="P21">$21-70</text:p>
          </table:table-cell>
          <table:table-cell table:style-name="t21.D3" office:value-type="string">
            <text:p text:style-name="P21">$21-80</text:p>
          </table:table-cell>
          <table:table-cell table:style-name="t21.D3" office:value-type="string">
            <text:p text:style-name="P22">$21-00</text:p>
          </table:table-cell>
          <table:table-cell table:style-name="t21.D3" office:value-type="string">
            <text:p text:style-name="P21">$21-10</text:p>
          </table:table-cell>
          <table:table-cell table:style-name="t21.D3" office:value-type="string">
            <text:p text:style-name="P21">$21-20</text:p>
          </table:table-cell>
          <table:table-cell table:style-name="t21.K5" table:number-rows-spanned="6" office:value-type="string">
            <text:p text:style-name="P8">±<text:span text:style-name="T4">20</text:span></text:p>
          </table:table-cell>
        </table:table-row>
        <table:table-row>
          <table:table-cell table:style-name="t21.A5" office:value-type="string">
            <text:p text:style-name="P13">7 мкЗв/ч</text:p>
          </table:table-cell>
          <table:table-cell table:style-name="t21.D3" office:value-type="string">
            <text:p text:style-name="P21">$21-31</text:p>
          </table:table-cell>
          <table:table-cell table:style-name="t21.D3" office:value-type="string">
            <text:p text:style-name="P21">$21-41</text:p>
          </table:table-cell>
          <table:table-cell table:style-name="t21.D3" office:value-type="string">
            <text:p text:style-name="P21">$21-51</text:p>
          </table:table-cell>
          <table:table-cell table:style-name="t21.D3" office:value-type="string">
            <text:p text:style-name="P21">$21-61</text:p>
          </table:table-cell>
          <table:table-cell table:style-name="t21.D3" office:value-type="string">
            <text:p text:style-name="P21">$21-71</text:p>
          </table:table-cell>
          <table:table-cell table:style-name="t21.D3" office:value-type="string">
            <text:p text:style-name="P21">$21-81</text:p>
          </table:table-cell>
          <table:table-cell table:style-name="t21.D3" office:value-type="string">
            <text:p text:style-name="P22">$21-01</text:p>
          </table:table-cell>
          <table:table-cell table:style-name="t21.D3" office:value-type="string">
            <text:p text:style-name="P21">$21-11</text:p>
          </table:table-cell>
          <table:table-cell table:style-name="t21.D3" office:value-type="string">
            <text:p text:style-name="P21">$21-21</text:p>
          </table:table-cell>
          <table:covered-table-cell/>
        </table:table-row>
        <table:table-row>
          <table:table-cell table:style-name="t21.A5" office:value-type="string">
            <text:p text:style-name="P13">70 мкЗв/ч</text:p>
          </table:table-cell>
          <table:table-cell table:style-name="t21.D3" office:value-type="string">
            <text:p text:style-name="P21">$21-32</text:p>
          </table:table-cell>
          <table:table-cell table:style-name="t21.D3" office:value-type="string">
            <text:p text:style-name="P21">$21-42</text:p>
          </table:table-cell>
          <table:table-cell table:style-name="t21.D3" office:value-type="string">
            <text:p text:style-name="P21">$21-52</text:p>
          </table:table-cell>
          <table:table-cell table:style-name="t21.D3" office:value-type="string">
            <text:p text:style-name="P21">$21-62</text:p>
          </table:table-cell>
          <table:table-cell table:style-name="t21.D3" office:value-type="string">
            <text:p text:style-name="P21">$21-72</text:p>
          </table:table-cell>
          <table:table-cell table:style-name="t21.D3" office:value-type="string">
            <text:p text:style-name="P21">$21-82</text:p>
          </table:table-cell>
          <table:table-cell table:style-name="t21.D3" office:value-type="string">
            <text:p text:style-name="P22">$21-02</text:p>
          </table:table-cell>
          <table:table-cell table:style-name="t21.D3" office:value-type="string">
            <text:p text:style-name="P21">$21-12</text:p>
          </table:table-cell>
          <table:table-cell table:style-name="t21.D3" office:value-type="string">
            <text:p text:style-name="P21">$21-22</text:p>
          </table:table-cell>
          <table:covered-table-cell/>
        </table:table-row>
        <table:table-row>
          <table:table-cell table:style-name="t21.A5" office:value-type="string">
            <text:p text:style-name="P13">0.7 мЗв/ч</text:p>
          </table:table-cell>
          <table:table-cell table:style-name="t21.D3" office:value-type="string">
            <text:p text:style-name="P21">$21-33</text:p>
          </table:table-cell>
          <table:table-cell table:style-name="t21.D3" office:value-type="string">
            <text:p text:style-name="P21">$21-43</text:p>
          </table:table-cell>
          <table:table-cell table:style-name="t21.D3" office:value-type="string">
            <text:p text:style-name="P21">$21-53</text:p>
          </table:table-cell>
          <table:table-cell table:style-name="t21.D3" office:value-type="string">
            <text:p text:style-name="P21">$21-63</text:p>
          </table:table-cell>
          <table:table-cell table:style-name="t21.D3" office:value-type="string">
            <text:p text:style-name="P21">$21-73</text:p>
          </table:table-cell>
          <table:table-cell table:style-name="t21.D3" office:value-type="string">
            <text:p text:style-name="P21">$21-83</text:p>
          </table:table-cell>
          <table:table-cell table:style-name="t21.D3" office:value-type="string">
            <text:p text:style-name="P22">$21-03</text:p>
          </table:table-cell>
          <table:table-cell table:style-name="t21.D3" office:value-type="string">
            <text:p text:style-name="P21">$21-13</text:p>
          </table:table-cell>
          <table:table-cell table:style-name="t21.D3" office:value-type="string">
            <text:p text:style-name="P21">$21-23</text:p>
          </table:table-cell>
          <table:covered-table-cell/>
        </table:table-row>
        <table:table-row>
          <table:table-cell table:style-name="t21.A5" office:value-type="string">
            <text:p text:style-name="P13">7,0 мЗв/ч</text:p>
          </table:table-cell>
          <table:table-cell table:style-name="t21.D3" office:value-type="string">
            <text:p text:style-name="P21">$21-34</text:p>
          </table:table-cell>
          <table:table-cell table:style-name="t21.D3" office:value-type="string">
            <text:p text:style-name="P21">$21-44</text:p>
          </table:table-cell>
          <table:table-cell table:style-name="t21.D3" office:value-type="string">
            <text:p text:style-name="P21">$21-54</text:p>
          </table:table-cell>
          <table:table-cell table:style-name="t21.D3" office:value-type="string">
            <text:p text:style-name="P21">$21-64</text:p>
          </table:table-cell>
          <table:table-cell table:style-name="t21.D3" office:value-type="string">
            <text:p text:style-name="P21">$21-74</text:p>
          </table:table-cell>
          <table:table-cell table:style-name="t21.D3" office:value-type="string">
            <text:p text:style-name="P21">$21-84</text:p>
          </table:table-cell>
          <table:table-cell table:style-name="t21.D3" office:value-type="string">
            <text:p text:style-name="P22">$21-04</text:p>
          </table:table-cell>
          <table:table-cell table:style-name="t21.D3" office:value-type="string">
            <text:p text:style-name="P21">$21-14</text:p>
          </table:table-cell>
          <table:table-cell table:style-name="t21.D3" office:value-type="string">
            <text:p text:style-name="P21">$21-24</text:p>
          </table:table-cell>
          <table:covered-table-cell/>
        </table:table-row>
        <table:table-row>
          <table:table-cell table:style-name="t21.A10" office:value-type="string">
            <text:p text:style-name="P13">20 мЗв/ч</text:p>
          </table:table-cell>
          <table:table-cell table:style-name="t21.B10" office:value-type="string">
            <text:p text:style-name="P21">$21-30</text:p>
          </table:table-cell>
          <table:table-cell table:style-name="t21.B10" office:value-type="string">
            <text:p text:style-name="P21">$21-40</text:p>
          </table:table-cell>
          <table:table-cell table:style-name="t21.B10" office:value-type="string">
            <text:p text:style-name="P21">$21-50</text:p>
          </table:table-cell>
          <table:table-cell table:style-name="t21.B10" office:value-type="string">
            <text:p text:style-name="P21">$21-60</text:p>
          </table:table-cell>
          <table:table-cell table:style-name="t21.B10" office:value-type="string">
            <text:p text:style-name="P21">$21-70</text:p>
          </table:table-cell>
          <table:table-cell table:style-name="t21.B10" office:value-type="string">
            <text:p text:style-name="P21">$21-80</text:p>
          </table:table-cell>
          <table:table-cell table:style-name="t21.B10" office:value-type="string">
            <text:p text:style-name="P22">$21-00</text:p>
          </table:table-cell>
          <table:table-cell table:style-name="t21.B10" office:value-type="string">
            <text:p text:style-name="P21">$21-10</text:p>
          </table:table-cell>
          <table:table-cell table:style-name="t21.B10" office:value-type="string">
            <text:p text:style-name="P21">$21-20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9">Выводы:<text:tab/></text:p>
          </table:table-cell>
        </table:table-row>
        <table:table-row>
          <table:table-cell table:style-name="Таблица1.A1" office:value-type="string">
            <text:p text:style-name="P9"><text:tab/></text:p>
          </table:table-cell>
        </table:table-row>
        <table:table-row>
          <table:table-cell table:style-name="Таблица1.A1" office:value-type="string">
            <text:p text:style-name="P9">Квитанция-счёт<text:tab/></text:p>
          </table:table-cell>
        </table:table-row>
        <table:table-row>
          <table:table-cell table:style-name="Таблица1.A1" office:value-type="string">
            <text:p text:style-name="P9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9"><text:span text:style-name="T4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10">Поверитель<text:tab/></text:p>
          </table:table-cell>
        </table:table-row>
        <table:table-row>
          <table:table-cell table:style-name="Таблица1.A7" office:value-type="string">
            <text:p text:style-name="P10">Дата<text:tab/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fo:font-size="11pt" style:text-underline-style="none" style:font-size-asian="11pt" style:font-name-complex="Arial"/>
    </style:style>
    <style:style style:name="MT2" style:family="text">
      <style:text-properties fo:font-size="11pt" fo:language="en" fo:country="US" style:text-underline-style="none" style:font-size-asian="11pt" style:font-name-complex="Ari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0-22T16:06:14.73</dc:date>
    <meta:editing-duration>P2DT9H39M</meta:editing-duration>
    <meta:editing-cycles>235</meta:editing-cycles>
    <meta:generator>OpenOffice/4.1.6$Win32 OpenOffice.org_project/416m1$Build-9790</meta:generator>
    <meta:document-statistic meta:table-count="33" meta:image-count="0" meta:object-count="0" meta:page-count="12" meta:paragraph-count="1617" meta:word-count="2975" meta:character-count="19296"/>
  </office:meta>
</office:document-meta>
</file>